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nsolas1" svg:font-family="Consolas" style:font-family-generic="roman"/>
    <style:font-face style:name="Lucida Console" svg:font-family="'Lucida Console'" style:font-family-generic="roman"/>
    <style:font-face style:name="Consolas" svg:font-family="Consolas"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138f66"/>
    </style:style>
    <style:style style:name="P2" style:family="paragraph" style:parent-style-name="Standard">
      <style:text-properties style:font-name="Consolas1" fo:font-size="10pt" officeooo:paragraph-rsid="001437e5" style:font-size-asian="10pt"/>
    </style:style>
    <style:style style:name="P3" style:family="paragraph" style:parent-style-name="Standard">
      <style:text-properties style:font-name="Consolas1" fo:font-size="10pt" officeooo:paragraph-rsid="009fab9a" style:font-size-asian="10pt"/>
    </style:style>
    <style:style style:name="P4" style:family="paragraph" style:parent-style-name="Standard">
      <style:text-properties style:font-name="Consolas1" fo:font-size="10pt" officeooo:rsid="0073272e" officeooo:paragraph-rsid="009efe36" style:font-size-asian="10pt"/>
    </style:style>
    <style:style style:name="P5" style:family="paragraph" style:parent-style-name="Standard">
      <style:text-properties style:font-name="Consolas1" fo:font-size="10pt" officeooo:paragraph-rsid="01e50b86" style:font-size-asian="10pt"/>
    </style:style>
    <style:style style:name="P6" style:family="paragraph" style:parent-style-name="Standard">
      <style:text-properties fo:font-size="12pt" fo:font-style="normal" officeooo:rsid="00402587" officeooo:paragraph-rsid="001437e5" style:font-size-asian="10.5pt" style:font-style-asian="normal" style:font-size-complex="12pt" style:font-style-complex="normal"/>
    </style:style>
    <style:style style:name="P7" style:family="paragraph" style:parent-style-name="Standard">
      <style:text-properties fo:font-style="normal" officeooo:rsid="0026fcbd" officeooo:paragraph-rsid="0042cce7" style:font-style-asian="normal" style:font-style-complex="normal"/>
    </style:style>
    <style:style style:name="P8" style:family="paragraph" style:parent-style-name="Standard">
      <style:text-properties officeooo:paragraph-rsid="0042cce7"/>
    </style:style>
    <style:style style:name="P9" style:family="paragraph" style:parent-style-name="Standard">
      <style:text-properties officeooo:rsid="00475b94" officeooo:paragraph-rsid="0049b70b"/>
    </style:style>
    <style:style style:name="P10" style:family="paragraph" style:parent-style-name="Standard">
      <style:text-properties officeooo:rsid="00475b94" officeooo:paragraph-rsid="005c05db"/>
    </style:style>
    <style:style style:name="P11" style:family="paragraph" style:parent-style-name="Standard">
      <style:text-properties officeooo:rsid="0073272e" officeooo:paragraph-rsid="009efe36"/>
    </style:style>
    <style:style style:name="P12" style:family="paragraph" style:parent-style-name="Standard">
      <style:text-properties style:font-name="Consolas" fo:font-size="10pt" style:font-size-asian="10pt" style:font-size-complex="10pt"/>
    </style:style>
    <style:style style:name="P13" style:family="paragraph" style:parent-style-name="Standard">
      <style:text-properties style:font-name="Consolas" fo:font-size="10pt" officeooo:paragraph-rsid="01999553" style:font-size-asian="10pt" style:font-size-complex="10pt"/>
    </style:style>
    <style:style style:name="P14" style:family="paragraph" style:parent-style-name="Standard">
      <style:text-properties style:font-name="Consolas" fo:font-size="10pt" officeooo:paragraph-rsid="01a74671" style:font-size-asian="10pt" style:font-size-complex="10pt"/>
    </style:style>
    <style:style style:name="P15" style:family="paragraph" style:parent-style-name="Standard">
      <style:text-properties style:font-name="Consolas" fo:font-size="10pt" officeooo:rsid="01a74671" officeooo:paragraph-rsid="01a74671" style:font-size-asian="10pt" style:font-size-complex="10pt"/>
    </style:style>
    <style:style style:name="P16" style:family="paragraph" style:parent-style-name="Standard">
      <style:text-properties style:font-name="Consolas" fo:font-size="10pt" officeooo:rsid="01a7ecd2" officeooo:paragraph-rsid="01a7ecd2" style:font-size-asian="10pt" style:font-size-complex="10pt"/>
    </style:style>
    <style:style style:name="P17" style:family="paragraph" style:parent-style-name="Standard">
      <style:text-properties style:font-name="Consolas" fo:font-size="10pt" style:font-size-asian="8.75pt" style:font-size-complex="10pt"/>
    </style:style>
    <style:style style:name="P18" style:family="paragraph" style:parent-style-name="Standard">
      <style:text-properties style:font-name="Consolas" fo:font-size="10pt" fo:font-style="normal" style:font-size-asian="10pt" style:font-style-asian="normal" style:font-size-complex="10pt" style:font-style-complex="normal"/>
    </style:style>
    <style:style style:name="P19" style:family="paragraph" style:parent-style-name="Standard">
      <style:text-properties style:font-name="Consolas" fo:font-size="10pt" fo:font-style="normal" officeooo:rsid="019442c4" officeooo:paragraph-rsid="01999553" style:font-size-asian="10pt" style:font-style-asian="normal" style:font-size-complex="10pt" style:font-style-complex="normal"/>
    </style:style>
    <style:style style:name="P20" style:family="paragraph" style:parent-style-name="Standard">
      <style:text-properties style:font-name="Consolas" fo:font-size="10pt" fo:font-style="normal" officeooo:rsid="01a4652f" style:font-size-asian="10pt" style:font-style-asian="normal" style:font-size-complex="10pt" style:font-style-complex="normal"/>
    </style:style>
    <style:style style:name="P21" style:family="paragraph" style:parent-style-name="Standard">
      <style:text-properties style:font-name="Consolas" fo:font-size="10pt" fo:font-style="normal" officeooo:rsid="01a4652f" officeooo:paragraph-rsid="01a4652f" style:font-size-asian="10pt" style:font-style-asian="normal" style:font-size-complex="10pt" style:font-style-complex="normal"/>
    </style:style>
    <style:style style:name="P22" style:family="paragraph" style:parent-style-name="Standard">
      <style:text-properties style:font-name="Consolas" fo:font-size="10pt" fo:font-style="normal" officeooo:rsid="01a74671" officeooo:paragraph-rsid="01a74671" style:font-size-asian="10pt" style:font-style-asian="normal" style:font-size-complex="10pt" style:font-style-complex="normal"/>
    </style:style>
    <style:style style:name="P23" style:family="paragraph" style:parent-style-name="Standard">
      <style:text-properties style:font-name="Consolas" fo:font-size="10pt" fo:font-style="normal" officeooo:rsid="01a7ecd2" officeooo:paragraph-rsid="01a7ecd2" style:font-size-asian="10pt" style:font-style-asian="normal" style:font-size-complex="10pt" style:font-style-complex="normal"/>
    </style:style>
    <style:style style:name="P24" style:family="paragraph" style:parent-style-name="Standard">
      <style:text-properties style:font-name="Consolas" fo:font-size="10pt" fo:font-style="normal" officeooo:rsid="01e3c14d" officeooo:paragraph-rsid="01e3c14d" style:font-size-asian="10pt" style:font-style-asian="normal" style:font-size-complex="10pt" style:font-style-complex="normal"/>
    </style:style>
    <style:style style:name="P25" style:family="paragraph" style:parent-style-name="Standard">
      <style:text-properties style:font-name="Consolas" fo:font-size="10pt" fo:font-style="normal" officeooo:paragraph-rsid="01ea7a6f" style:font-size-asian="10pt" style:font-style-asian="normal" style:font-size-complex="10pt" style:font-style-complex="normal"/>
    </style:style>
    <style:style style:name="P26" style:family="paragraph" style:parent-style-name="Standard">
      <style:text-properties style:font-name="Consolas" fo:font-size="10pt" fo:font-style="normal" officeooo:rsid="01944203" officeooo:paragraph-rsid="019480c4" style:font-size-asian="10pt" style:font-style-asian="normal" style:font-size-complex="10pt" style:font-style-complex="normal"/>
    </style:style>
    <style:style style:name="P27" style:family="paragraph" style:parent-style-name="Standard">
      <style:text-properties style:font-name="Consolas" fo:font-size="10pt" fo:font-style="normal" officeooo:rsid="01e8ddb3" officeooo:paragraph-rsid="01e8ddb3" style:font-size-asian="10pt" style:font-style-asian="normal" style:font-size-complex="10pt" style:font-style-complex="normal"/>
    </style:style>
    <style:style style:name="P28" style:family="paragraph" style:parent-style-name="Standard">
      <style:text-properties officeooo:rsid="01944203" officeooo:paragraph-rsid="019480c4"/>
    </style:style>
    <style:style style:name="P29" style:family="paragraph" style:parent-style-name="Standard">
      <style:text-properties officeooo:paragraph-rsid="01a5fe1b"/>
    </style:style>
    <style:style style:name="P30" style:family="paragraph" style:parent-style-name="Standard">
      <style:text-properties officeooo:rsid="01a5fe1b" officeooo:paragraph-rsid="01a5fe1b"/>
    </style:style>
    <style:style style:name="P31" style:family="paragraph" style:parent-style-name="Standard">
      <style:text-properties officeooo:paragraph-rsid="01a74671"/>
    </style:style>
    <style:style style:name="P32" style:family="paragraph" style:parent-style-name="Standard">
      <style:text-properties fo:color="#000000" style:font-name="Lucida Console" fo:font-size="9pt" fo:font-style="normal" officeooo:rsid="01a5fe1b" officeooo:paragraph-rsid="01a5fe1b" style:font-size-asian="9pt" style:font-style-asian="normal" style:font-size-complex="10pt" style:font-style-complex="normal"/>
    </style:style>
    <style:style style:name="P33" style:family="paragraph" style:parent-style-name="Standard">
      <style:text-properties officeooo:paragraph-rsid="01e8ddb3"/>
    </style:style>
    <style:style style:name="P34" style:family="paragraph" style:parent-style-name="Standard">
      <style:paragraph-properties fo:margin-left="0in" fo:margin-right="0in" fo:text-align="start" style:justify-single-word="false" fo:text-indent="0in" style:auto-text-indent="false"/>
    </style:style>
    <style:style style:name="P35" style:family="paragraph" style:parent-style-name="Standard">
      <style:paragraph-properties fo:margin-left="0in" fo:margin-right="0in" fo:text-align="start" style:justify-single-word="false" fo:text-indent="0in" style:auto-text-indent="false"/>
      <style:text-properties officeooo:paragraph-rsid="001437e5"/>
    </style:style>
    <style:style style:name="P36" style:family="paragraph" style:parent-style-name="Standard">
      <style:paragraph-properties fo:margin-left="0in" fo:margin-right="0in" fo:text-align="start" style:justify-single-word="false" fo:text-indent="0in" style:auto-text-indent="false"/>
      <style:text-properties officeooo:paragraph-rsid="0014bfb9"/>
    </style:style>
    <style:style style:name="P37" style:family="paragraph" style:parent-style-name="Standard">
      <style:paragraph-properties fo:margin-left="0in" fo:margin-right="0in" fo:text-align="start" style:justify-single-word="false" fo:text-indent="0in" style:auto-text-indent="false"/>
      <style:text-properties officeooo:paragraph-rsid="0042cce7"/>
    </style:style>
    <style:style style:name="P38" style:family="paragraph" style:parent-style-name="Standard">
      <style:paragraph-properties fo:margin-left="0in" fo:margin-right="0in" fo:text-align="start" style:justify-single-word="false" fo:text-indent="0in" style:auto-text-indent="false"/>
      <style:text-properties style:font-name="Consolas1" fo:font-size="10pt" style:font-size-asian="10pt"/>
    </style:style>
    <style:style style:name="P39" style:family="paragraph" style:parent-style-name="Standard">
      <style:paragraph-properties fo:margin-left="0in" fo:margin-right="0in" fo:text-align="start" style:justify-single-word="false" fo:text-indent="0in" style:auto-text-indent="false"/>
      <style:text-properties style:font-name="Consolas1" fo:font-size="10pt" officeooo:paragraph-rsid="001437e5" style:font-size-asian="10pt"/>
    </style:style>
    <style:style style:name="P40" style:family="paragraph" style:parent-style-name="Standard">
      <style:paragraph-properties fo:margin-left="0in" fo:margin-right="0in" fo:text-align="start" style:justify-single-word="false" fo:text-indent="0in" style:auto-text-indent="false"/>
      <style:text-properties style:font-name="Consolas1" fo:font-size="10pt" officeooo:paragraph-rsid="0019f03d" style:font-size-asian="10pt"/>
    </style:style>
    <style:style style:name="P41" style:family="paragraph" style:parent-style-name="Standard">
      <style:paragraph-properties fo:margin-left="0in" fo:margin-right="0in" fo:text-align="start" style:justify-single-word="false" fo:text-indent="0in" style:auto-text-indent="false"/>
      <style:text-properties style:font-name="Consolas1" fo:font-size="10pt" officeooo:paragraph-rsid="01dd12cc" style:font-size-asian="10pt"/>
    </style:style>
    <style:style style:name="P42" style:family="paragraph" style:parent-style-name="Standard">
      <style:paragraph-properties fo:margin-left="0in" fo:margin-right="0in" fo:text-align="start" style:justify-single-word="false" fo:text-indent="0in" style:auto-text-indent="false"/>
      <style:text-properties style:font-name="Consolas1" fo:font-size="10pt" officeooo:paragraph-rsid="01e97cb1" style:font-size-asian="10pt"/>
    </style:style>
    <style:style style:name="P43" style:family="paragraph" style:parent-style-name="Standard">
      <style:paragraph-properties fo:margin-left="0in" fo:margin-right="0in" fo:text-align="start" style:justify-single-word="false" fo:text-indent="0in" style:auto-text-indent="false"/>
      <style:text-properties style:font-name="Consolas1" fo:font-size="10pt" officeooo:rsid="0097b347" officeooo:paragraph-rsid="0097b347" style:font-size-asian="10pt"/>
    </style:style>
    <style:style style:name="P44" style:family="paragraph" style:parent-style-name="Standard">
      <style:paragraph-properties fo:margin-left="0in" fo:margin-right="0in" fo:text-align="start" style:justify-single-word="false" fo:text-indent="0in" style:auto-text-indent="false"/>
      <style:text-properties style:font-name="Consolas1" fo:font-size="10pt" officeooo:rsid="009fab9a" officeooo:paragraph-rsid="009fab9a" style:font-size-asian="10pt"/>
    </style:style>
    <style:style style:name="P45" style:family="paragraph" style:parent-style-name="Standard">
      <style:paragraph-properties fo:margin-left="0in" fo:margin-right="0in" fo:text-align="start" style:justify-single-word="false" fo:text-indent="0in" style:auto-text-indent="false"/>
      <style:text-properties style:font-name="Consolas1" fo:font-size="10pt" officeooo:rsid="009fab9a" officeooo:paragraph-rsid="00a037ae" style:font-size-asian="10pt"/>
    </style:style>
    <style:style style:name="P46" style:family="paragraph" style:parent-style-name="Standard">
      <style:paragraph-properties fo:margin-left="0in" fo:margin-right="0in" fo:text-align="start" style:justify-single-word="false" fo:text-indent="0in" style:auto-text-indent="false"/>
      <style:text-properties style:font-name="Consolas1" fo:font-size="10pt" officeooo:rsid="00e21632" officeooo:paragraph-rsid="00e21632" style:font-size-asian="10pt"/>
    </style:style>
    <style:style style:name="P47" style:family="paragraph" style:parent-style-name="Standard">
      <style:paragraph-properties fo:margin-left="0in" fo:margin-right="0in" fo:text-align="start" style:justify-single-word="false" fo:text-indent="0in" style:auto-text-indent="false"/>
      <style:text-properties style:font-name="Consolas1" fo:font-size="10pt" officeooo:rsid="00e21632" officeooo:paragraph-rsid="00e45745" style:font-size-asian="10pt"/>
    </style:style>
    <style:style style:name="P48" style:family="paragraph" style:parent-style-name="Standard">
      <style:paragraph-properties fo:margin-left="0in" fo:margin-right="0in" fo:text-align="start" style:justify-single-word="false" fo:text-indent="0in" style:auto-text-indent="false"/>
      <style:text-properties style:font-name="Consolas1" fo:font-size="10pt" officeooo:rsid="01ca40f6" officeooo:paragraph-rsid="01cfaae4" style:font-size-asian="10pt"/>
    </style:style>
    <style:style style:name="P49" style:family="paragraph" style:parent-style-name="Standard">
      <style:paragraph-properties fo:margin-left="0in" fo:margin-right="0in" fo:text-align="start" style:justify-single-word="false" fo:text-indent="0in" style:auto-text-indent="false"/>
      <style:text-properties style:font-name="Consolas1" fo:font-size="10pt" officeooo:rsid="01ca40f6" officeooo:paragraph-rsid="01dd12cc" style:font-size-asian="10pt"/>
    </style:style>
    <style:style style:name="P50" style:family="paragraph" style:parent-style-name="Standard">
      <style:paragraph-properties fo:margin-left="0in" fo:margin-right="0in" fo:text-align="start" style:justify-single-word="false" fo:text-indent="0in" style:auto-text-indent="false"/>
      <style:text-properties style:font-name="Consolas1" fo:font-size="10pt" officeooo:rsid="01ccd0d3" officeooo:paragraph-rsid="01cdc57c" style:font-size-asian="10pt"/>
    </style:style>
    <style:style style:name="P51" style:family="paragraph" style:parent-style-name="Standard">
      <style:paragraph-properties fo:margin-left="0in" fo:margin-right="0in" fo:text-align="start" style:justify-single-word="false" fo:text-indent="0in" style:auto-text-indent="false"/>
      <style:text-properties style:font-name="Consolas1" fo:font-size="10pt" officeooo:rsid="00e6426f" officeooo:paragraph-rsid="00e6426f" style:font-size-asian="10pt"/>
    </style:style>
    <style:style style:name="P52" style:family="paragraph" style:parent-style-name="Standard">
      <style:paragraph-properties fo:margin-left="0in" fo:margin-right="0in" fo:text-align="start" style:justify-single-word="false" fo:text-indent="0in" style:auto-text-indent="false"/>
      <style:text-properties style:font-name="Consolas1" fo:font-size="10pt" officeooo:rsid="01d8ada5" officeooo:paragraph-rsid="01d8ada5" style:font-size-asian="10pt"/>
    </style:style>
    <style:style style:name="P53" style:family="paragraph" style:parent-style-name="Standard">
      <style:paragraph-properties fo:margin-left="0in" fo:margin-right="0in" fo:text-align="start" style:justify-single-word="false" fo:text-indent="0in" style:auto-text-indent="false"/>
      <style:text-properties style:font-name="Consolas1" fo:font-size="10pt" officeooo:rsid="01c96119" officeooo:paragraph-rsid="01dd12cc" style:font-size-asian="10pt"/>
    </style:style>
    <style:style style:name="P54" style:family="paragraph" style:parent-style-name="Standard">
      <style:paragraph-properties fo:margin-left="0in" fo:margin-right="0in" fo:text-align="start" style:justify-single-word="false" fo:text-indent="0in" style:auto-text-indent="false"/>
      <style:text-properties style:font-name="Consolas1" fo:font-size="10pt" officeooo:rsid="01da8fef" officeooo:paragraph-rsid="01da8fef" style:font-size-asian="10pt"/>
    </style:style>
    <style:style style:name="P55" style:family="paragraph" style:parent-style-name="Standard">
      <style:paragraph-properties fo:margin-left="0in" fo:margin-right="0in" fo:text-align="start" style:justify-single-word="false" fo:text-indent="0in" style:auto-text-indent="false"/>
      <style:text-properties style:font-name="Consolas1" fo:font-size="10pt" officeooo:rsid="01e97cb1" officeooo:paragraph-rsid="01e97cb1" style:font-size-asian="10pt"/>
    </style:style>
    <style:style style:name="P56" style:family="paragraph" style:parent-style-name="Standard">
      <style:paragraph-properties fo:margin-left="0in" fo:margin-right="0in" fo:text-align="start" style:justify-single-word="false" fo:text-indent="0in" style:auto-text-indent="false"/>
      <style:text-properties officeooo:rsid="0096bf20" officeooo:paragraph-rsid="00992ce8"/>
    </style:style>
    <style:style style:name="P57" style:family="paragraph" style:parent-style-name="Standard">
      <style:paragraph-properties fo:margin-left="0in" fo:margin-right="0in" fo:text-align="start" style:justify-single-word="false" fo:text-indent="0in" style:auto-text-indent="false"/>
      <style:text-properties officeooo:rsid="0049b70b" officeooo:paragraph-rsid="012d2367"/>
    </style:style>
    <style:style style:name="P58" style:family="paragraph" style:parent-style-name="Standard">
      <style:paragraph-properties fo:margin-left="0in" fo:margin-right="0in" fo:text-align="start" style:justify-single-word="false" fo:text-indent="0in" style:auto-text-indent="false"/>
      <style:text-properties officeooo:rsid="0049b70b" officeooo:paragraph-rsid="0149c8be"/>
    </style:style>
    <style:style style:name="P59" style:family="paragraph" style:parent-style-name="Text_20_body" style:master-page-name="">
      <style:paragraph-properties fo:margin-left="0in" fo:margin-right="0in" fo:margin-top="0in" fo:margin-bottom="0.0972in" loext:contextual-spacing="false" fo:line-height="120%" fo:text-indent="0in" style:auto-text-indent="false" style:page-number="auto" text:number-lines="false" text:line-number="0"/>
      <style:text-properties officeooo:rsid="008cce28" officeooo:paragraph-rsid="00933392"/>
    </style:style>
    <style:style style:name="P60" style:family="paragraph" style:parent-style-name="Text_20_body" style:master-page-name="">
      <style:paragraph-properties fo:margin-left="0in" fo:margin-right="0in" fo:margin-top="0in" fo:margin-bottom="0.0972in" loext:contextual-spacing="false" fo:line-height="120%" fo:text-indent="0in" style:auto-text-indent="false" style:page-number="auto" text:number-lines="false" text:line-number="0"/>
      <style:text-properties fo:font-size="12pt" officeooo:rsid="008cce28" officeooo:paragraph-rsid="00948b58" style:font-size-asian="12pt" style:font-size-complex="12pt"/>
    </style:style>
    <style:style style:name="P61" style:family="paragraph" style:parent-style-name="Text_20_body" style:master-page-name="">
      <style:paragraph-properties fo:margin-left="0in" fo:margin-right="0in" fo:margin-top="0in" fo:margin-bottom="0.0972in" loext:contextual-spacing="false" fo:line-height="120%" fo:text-indent="0in" style:auto-text-indent="false" style:page-number="auto" text:number-lines="false" text:line-number="0"/>
      <style:text-properties fo:font-size="12pt" officeooo:rsid="008cce28" officeooo:paragraph-rsid="00958cca" style:font-size-asian="12pt" style:font-size-complex="12pt"/>
    </style:style>
    <style:style style:name="P62" style:family="paragraph" style:parent-style-name="Text_20_body">
      <style:text-properties fo:font-style="normal" officeooo:rsid="0026fcbd" officeooo:paragraph-rsid="0042cce7" style:font-style-asian="normal" style:font-style-complex="normal"/>
    </style:style>
    <style:style style:name="P63" style:family="paragraph" style:parent-style-name="Text_20_body">
      <style:text-properties fo:font-style="normal" officeooo:rsid="00312062" officeooo:paragraph-rsid="0042cce7" style:font-style-asian="normal" style:font-style-complex="normal"/>
    </style:style>
    <style:style style:name="P64" style:family="paragraph" style:parent-style-name="Text_20_body">
      <style:text-properties fo:font-style="normal" officeooo:rsid="01535f47" officeooo:paragraph-rsid="017838a2" style:font-style-asian="normal" style:font-style-complex="normal"/>
    </style:style>
    <style:style style:name="P65" style:family="paragraph" style:parent-style-name="Text_20_body">
      <style:text-properties fo:font-style="normal" officeooo:rsid="01a5fe1b" officeooo:paragraph-rsid="01a5fe1b" style:font-style-asian="normal" style:font-style-complex="normal"/>
    </style:style>
    <style:style style:name="P66" style:family="paragraph" style:parent-style-name="Text_20_body">
      <style:text-properties fo:font-style="normal" fo:font-weight="normal" officeooo:rsid="00992ce8" officeooo:paragraph-rsid="0096bf20" style:font-style-asian="normal" style:font-weight-asian="normal" style:font-style-complex="normal" style:font-weight-complex="normal"/>
    </style:style>
    <style:style style:name="P67" style:family="paragraph" style:parent-style-name="Text_20_body">
      <style:text-properties officeooo:rsid="001a999c" officeooo:paragraph-rsid="001de560"/>
    </style:style>
    <style:style style:name="P68" style:family="paragraph" style:parent-style-name="Text_20_body">
      <style:text-properties officeooo:rsid="00219dbf" officeooo:paragraph-rsid="00219dbf"/>
    </style:style>
    <style:style style:name="P69" style:family="paragraph" style:parent-style-name="Text_20_body">
      <style:text-properties officeooo:rsid="002c3363" officeooo:paragraph-rsid="0042cce7"/>
    </style:style>
    <style:style style:name="P70" style:family="paragraph" style:parent-style-name="Text_20_body">
      <style:text-properties officeooo:paragraph-rsid="0042cce7"/>
    </style:style>
    <style:style style:name="P71" style:family="paragraph" style:parent-style-name="Text_20_body">
      <style:text-properties officeooo:rsid="0049b70b" officeooo:paragraph-rsid="006415d6"/>
    </style:style>
    <style:style style:name="P72" style:family="paragraph" style:parent-style-name="Text_20_body">
      <style:text-properties officeooo:rsid="004b3101" officeooo:paragraph-rsid="004b3101"/>
    </style:style>
    <style:style style:name="P73" style:family="paragraph" style:parent-style-name="Text_20_body">
      <style:text-properties officeooo:rsid="007cf1a7" officeooo:paragraph-rsid="007cf1a7"/>
    </style:style>
    <style:style style:name="P74" style:family="paragraph" style:parent-style-name="Text_20_body">
      <style:text-properties officeooo:paragraph-rsid="006877c2"/>
    </style:style>
    <style:style style:name="P75" style:family="paragraph" style:parent-style-name="Text_20_body">
      <style:text-properties officeooo:rsid="008baa41" officeooo:paragraph-rsid="01bf9dc0"/>
    </style:style>
    <style:style style:name="P76" style:family="paragraph" style:parent-style-name="Text_20_body">
      <style:text-properties officeooo:rsid="008cce28" officeooo:paragraph-rsid="0090a224"/>
    </style:style>
    <style:style style:name="P77" style:family="paragraph" style:parent-style-name="Text_20_body">
      <style:text-properties officeooo:rsid="008f1046" officeooo:paragraph-rsid="008f1046"/>
    </style:style>
    <style:style style:name="P78" style:family="paragraph" style:parent-style-name="Text_20_body">
      <style:text-properties officeooo:rsid="0096bf20" officeooo:paragraph-rsid="0096bf20"/>
    </style:style>
    <style:style style:name="P79" style:family="paragraph" style:parent-style-name="Text_20_body">
      <style:text-properties officeooo:rsid="0096bf20" officeooo:paragraph-rsid="00992ce8"/>
    </style:style>
    <style:style style:name="P80" style:family="paragraph" style:parent-style-name="Text_20_body">
      <style:text-properties officeooo:paragraph-rsid="009bb6e6"/>
    </style:style>
    <style:style style:name="P81" style:family="paragraph" style:parent-style-name="Text_20_body">
      <style:text-properties officeooo:rsid="009d7de1" officeooo:paragraph-rsid="009d7de1"/>
    </style:style>
    <style:style style:name="P82" style:family="paragraph" style:parent-style-name="Text_20_body">
      <style:text-properties officeooo:rsid="00718ea5" officeooo:paragraph-rsid="00718ea5"/>
    </style:style>
    <style:style style:name="P83" style:family="paragraph" style:parent-style-name="Text_20_body">
      <style:text-properties officeooo:rsid="00aa23cf" officeooo:paragraph-rsid="00aa23cf"/>
    </style:style>
    <style:style style:name="P84" style:family="paragraph" style:parent-style-name="Text_20_body">
      <style:text-properties officeooo:rsid="00ab60a0" officeooo:paragraph-rsid="00ab60a0"/>
    </style:style>
    <style:style style:name="P85" style:family="paragraph" style:parent-style-name="Text_20_body">
      <style:text-properties officeooo:paragraph-rsid="0065b90c"/>
    </style:style>
    <style:style style:name="P86" style:family="paragraph" style:parent-style-name="Text_20_body">
      <style:text-properties officeooo:rsid="00b3e8a0" officeooo:paragraph-rsid="00cbebd8"/>
    </style:style>
    <style:style style:name="P87" style:family="paragraph" style:parent-style-name="Text_20_body">
      <style:text-properties officeooo:rsid="00b3e8a0" officeooo:paragraph-rsid="017838a2"/>
    </style:style>
    <style:style style:name="P88" style:family="paragraph" style:parent-style-name="Text_20_body">
      <style:text-properties officeooo:rsid="00b6c8f8" officeooo:paragraph-rsid="00b6c8f8"/>
    </style:style>
    <style:style style:name="P89" style:family="paragraph" style:parent-style-name="Text_20_body">
      <style:text-properties style:font-name="Times New Roman1" officeooo:rsid="00cd6f21" officeooo:paragraph-rsid="00cd6f21"/>
    </style:style>
    <style:style style:name="P90" style:family="paragraph" style:parent-style-name="Text_20_body">
      <style:text-properties officeooo:paragraph-rsid="01241026"/>
    </style:style>
    <style:style style:name="P91" style:family="paragraph" style:parent-style-name="Text_20_body">
      <style:text-properties officeooo:paragraph-rsid="014b311b"/>
    </style:style>
    <style:style style:name="P92" style:family="paragraph" style:parent-style-name="Text_20_body">
      <style:text-properties officeooo:rsid="014d9f7a" officeooo:paragraph-rsid="014d9f7a"/>
    </style:style>
    <style:style style:name="P93" style:family="paragraph" style:parent-style-name="Text_20_body">
      <style:text-properties officeooo:rsid="014d9f7a" officeooo:paragraph-rsid="0163f97d"/>
    </style:style>
    <style:style style:name="P94" style:family="paragraph" style:parent-style-name="Text_20_body">
      <style:text-properties officeooo:paragraph-rsid="016372b4"/>
    </style:style>
    <style:style style:name="P95" style:family="paragraph" style:parent-style-name="Text_20_body">
      <style:text-properties officeooo:rsid="01651a8e" officeooo:paragraph-rsid="016a45c8"/>
    </style:style>
    <style:style style:name="P96" style:family="paragraph" style:parent-style-name="Text_20_body">
      <style:text-properties officeooo:rsid="016a1f57" officeooo:paragraph-rsid="016a45c8"/>
    </style:style>
    <style:style style:name="P97" style:family="paragraph" style:parent-style-name="Text_20_body">
      <style:text-properties style:font-name="Consolas" fo:font-size="10pt" fo:font-style="normal" officeooo:rsid="016a45c8" officeooo:paragraph-rsid="016a45c8" style:font-size-asian="10pt" style:font-style-asian="normal" style:font-size-complex="10pt" style:font-style-complex="normal"/>
    </style:style>
    <style:style style:name="P98" style:family="paragraph" style:parent-style-name="Text_20_body">
      <style:text-properties officeooo:rsid="01709a86" officeooo:paragraph-rsid="01709a86"/>
    </style:style>
    <style:style style:name="P99" style:family="paragraph" style:parent-style-name="Text_20_body">
      <style:text-properties officeooo:paragraph-rsid="00d00542"/>
    </style:style>
    <style:style style:name="P100" style:family="paragraph" style:parent-style-name="Text_20_body">
      <style:text-properties officeooo:paragraph-rsid="018125dc"/>
    </style:style>
    <style:style style:name="P101" style:family="paragraph" style:parent-style-name="Text_20_body">
      <style:text-properties officeooo:paragraph-rsid="018852a3"/>
    </style:style>
    <style:style style:name="P102" style:family="paragraph" style:parent-style-name="Text_20_body">
      <style:text-properties fo:font-size="12pt" fo:font-style="normal" officeooo:rsid="00c6e0dc" officeooo:paragraph-rsid="018a2ff4" style:font-size-asian="12pt" style:font-style-asian="normal" style:font-size-complex="12pt" style:font-style-complex="normal"/>
    </style:style>
    <style:style style:name="P103" style:family="paragraph" style:parent-style-name="Text_20_body">
      <style:text-properties officeooo:paragraph-rsid="018e20d4"/>
    </style:style>
    <style:style style:name="P104" style:family="paragraph" style:parent-style-name="Text_20_body">
      <style:text-properties officeooo:rsid="019480c4" officeooo:paragraph-rsid="019480c4"/>
    </style:style>
    <style:style style:name="P105" style:family="paragraph" style:parent-style-name="Text_20_body">
      <style:text-properties officeooo:rsid="019a6208" officeooo:paragraph-rsid="019a6208"/>
    </style:style>
    <style:style style:name="P106" style:family="paragraph" style:parent-style-name="Text_20_body">
      <style:text-properties officeooo:rsid="019c349a" officeooo:paragraph-rsid="019c349a"/>
    </style:style>
    <style:style style:name="P107" style:family="paragraph" style:parent-style-name="Text_20_body">
      <style:text-properties officeooo:rsid="0156e72c" officeooo:paragraph-rsid="01587fc2"/>
    </style:style>
    <style:style style:name="P108" style:family="paragraph" style:parent-style-name="Text_20_body">
      <style:text-properties officeooo:rsid="01a21900" officeooo:paragraph-rsid="01a21900"/>
    </style:style>
    <style:style style:name="P109" style:family="paragraph" style:parent-style-name="Text_20_body">
      <style:text-properties officeooo:rsid="01b9d789" officeooo:paragraph-rsid="01b9d789"/>
    </style:style>
    <style:style style:name="P110" style:family="paragraph" style:parent-style-name="Text_20_body">
      <style:text-properties officeooo:rsid="01bf9dc0" officeooo:paragraph-rsid="01bf9dc0"/>
    </style:style>
    <style:style style:name="P111" style:family="paragraph" style:parent-style-name="Text_20_body">
      <style:text-properties officeooo:paragraph-rsid="01c1b2b8"/>
    </style:style>
    <style:style style:name="P112" style:family="paragraph" style:parent-style-name="Text_20_body">
      <style:text-properties officeooo:rsid="01ce5292" officeooo:paragraph-rsid="01ce5292"/>
    </style:style>
    <style:style style:name="P113" style:family="paragraph" style:parent-style-name="Text_20_body">
      <style:text-properties officeooo:rsid="01cf1ed2" officeooo:paragraph-rsid="01cf1ed2"/>
    </style:style>
    <style:style style:name="P114" style:family="paragraph" style:parent-style-name="Text_20_body">
      <style:text-properties officeooo:rsid="01d8ada5" officeooo:paragraph-rsid="01d8ada5"/>
    </style:style>
    <style:style style:name="P115" style:family="paragraph" style:parent-style-name="Text_20_body">
      <style:text-properties officeooo:rsid="01dabe6a" officeooo:paragraph-rsid="01dabe6a"/>
    </style:style>
    <style:style style:name="P116" style:family="paragraph" style:parent-style-name="Text_20_body">
      <style:text-properties officeooo:paragraph-rsid="01e62dcd"/>
    </style:style>
    <style:style style:name="P117" style:family="paragraph" style:parent-style-name="Text">
      <style:text-properties style:font-name="Times New Roman1" fo:font-size="12pt" officeooo:rsid="009a76f5" officeooo:paragraph-rsid="009a76f5" style:font-size-asian="10.5pt" style:font-size-complex="12pt"/>
    </style:style>
    <style:style style:name="P118" style:family="paragraph" style:parent-style-name="Contents_20_1">
      <style:paragraph-properties>
        <style:tab-stops>
          <style:tab-stop style:position="6.9252in" style:type="right" style:leader-style="dotted" style:leader-text="."/>
        </style:tab-stops>
      </style:paragraph-properties>
    </style:style>
    <style:style style:name="P119" style:family="paragraph" style:parent-style-name="Contents_20_2">
      <style:paragraph-properties>
        <style:tab-stops>
          <style:tab-stop style:position="6.9252in" style:type="right" style:leader-style="dotted" style:leader-text="."/>
        </style:tab-stops>
      </style:paragraph-properties>
    </style:style>
    <style:style style:name="P120" style:family="paragraph" style:parent-style-name="Contents_20_3">
      <style:paragraph-properties>
        <style:tab-stops>
          <style:tab-stop style:position="6.9252in" style:type="right" style:leader-style="dotted" style:leader-text="."/>
        </style:tab-stops>
      </style:paragraph-properties>
    </style:style>
    <style:style style:name="P121" style:family="paragraph" style:parent-style-name="Text_20_body" style:list-style-name="L1">
      <style:text-properties officeooo:paragraph-rsid="0163f97d"/>
    </style:style>
    <style:style style:name="P122" style:family="paragraph" style:parent-style-name="Text_20_body" style:list-style-name="L1">
      <style:text-properties officeooo:rsid="014d9f7a" officeooo:paragraph-rsid="0163f97d"/>
    </style:style>
    <style:style style:name="P123" style:family="paragraph" style:parent-style-name="Text_20_body" style:list-style-name="L2"/>
    <style:style style:name="P124" style:family="paragraph" style:parent-style-name="Text_20_body" style:list-style-name="L2">
      <style:text-properties style:font-name="Consolas" fo:font-size="10pt" fo:font-style="normal" officeooo:rsid="00ceef4c" officeooo:paragraph-rsid="00ceef4c" style:font-size-asian="10pt" style:font-style-asian="normal" style:font-size-complex="10pt" style:font-style-complex="normal"/>
    </style:style>
    <style:style style:name="P125" style:family="paragraph" style:parent-style-name="Text_20_body" style:list-style-name="L2">
      <style:text-properties style:font-name="Consolas"/>
    </style:style>
    <style:style style:name="P126" style:family="paragraph" style:parent-style-name="Text_20_body" style:list-style-name="L2">
      <style:text-properties style:font-name="Times New Roman1" officeooo:rsid="00ceef4c" officeooo:paragraph-rsid="00ceef4c"/>
    </style:style>
    <style:style style:name="P127" style:family="paragraph" style:parent-style-name="Text_20_body" style:list-style-name="L2">
      <style:text-properties style:font-name="Times New Roman1" officeooo:rsid="00d66729" officeooo:paragraph-rsid="00d66729"/>
    </style:style>
    <style:style style:name="P128" style:family="paragraph" style:parent-style-name="Text_20_body" style:list-style-name="L2">
      <style:text-properties style:font-name="Times New Roman1" officeooo:rsid="00d00542" officeooo:paragraph-rsid="00e96c9a"/>
    </style:style>
    <style:style style:name="P129" style:family="paragraph" style:parent-style-name="Text_20_body" style:list-style-name="L2">
      <style:text-properties style:font-name="Times New Roman1" officeooo:rsid="01d151a3" officeooo:paragraph-rsid="01d151a3"/>
    </style:style>
    <style:style style:name="P130" style:family="paragraph" style:parent-style-name="Text_20_body" style:list-style-name="L2">
      <style:text-properties officeooo:rsid="0105ec36" officeooo:paragraph-rsid="0105ec36"/>
    </style:style>
    <style:style style:name="P131" style:family="paragraph" style:parent-style-name="Text_20_body" style:list-style-name="L2">
      <style:text-properties officeooo:rsid="01048e2d" officeooo:paragraph-rsid="01048e2d"/>
    </style:style>
    <style:style style:name="P132" style:family="paragraph" style:parent-style-name="Text_20_body" style:list-style-name="L2">
      <style:text-properties officeooo:rsid="01048e2d" officeooo:paragraph-rsid="0182d71f"/>
    </style:style>
    <style:style style:name="P133" style:family="paragraph" style:parent-style-name="Text_20_body" style:list-style-name="L2">
      <style:text-properties style:font-name="Consolas1" fo:font-size="10pt" fo:font-style="normal" officeooo:rsid="01093c14" officeooo:paragraph-rsid="01093c14" style:font-size-asian="10pt" style:font-style-asian="normal" style:font-style-complex="normal"/>
    </style:style>
    <style:style style:name="P134" style:family="paragraph" style:parent-style-name="Text_20_body" style:list-style-name="L2">
      <style:text-properties officeooo:rsid="01093c14" officeooo:paragraph-rsid="01836381"/>
    </style:style>
    <style:style style:name="P135" style:family="paragraph" style:parent-style-name="Text_20_body" style:list-style-name="L3"/>
    <style:style style:name="P136" style:family="paragraph" style:parent-style-name="Text_20_body" style:list-style-name="L3">
      <style:text-properties officeooo:rsid="00aa23cf" officeooo:paragraph-rsid="00aa23cf"/>
    </style:style>
    <style:style style:name="P137" style:family="paragraph" style:parent-style-name="Text_20_body" style:list-style-name="L4">
      <style:text-properties fo:font-style="normal" officeooo:rsid="003c7ce7" officeooo:paragraph-rsid="00138f66" style:font-style-asian="normal" style:font-style-complex="normal"/>
    </style:style>
    <style:style style:name="P138" style:family="paragraph" style:parent-style-name="Text_20_body" style:list-style-name="L4">
      <style:text-properties fo:font-style="normal" officeooo:rsid="00138f66" officeooo:paragraph-rsid="00138f66" style:font-style-asian="normal" style:font-style-complex="normal"/>
    </style:style>
    <style:style style:name="P139" style:family="paragraph" style:parent-style-name="Text_20_body" style:list-style-name="L5">
      <style:text-properties officeooo:rsid="01aff4fa" officeooo:paragraph-rsid="01aff4fa"/>
    </style:style>
    <style:style style:name="P140" style:family="paragraph" style:parent-style-name="Text_20_body" style:list-style-name="L5">
      <style:text-properties officeooo:rsid="01b21f54" officeooo:paragraph-rsid="01b3bd7d"/>
    </style:style>
    <style:style style:name="P141" style:family="paragraph" style:parent-style-name="Text_20_body" style:list-style-name="L5">
      <style:text-properties officeooo:rsid="01b70707" officeooo:paragraph-rsid="01b70707"/>
    </style:style>
    <style:style style:name="P142" style:family="paragraph" style:parent-style-name="Text_20_body" style:list-style-name="L5">
      <style:text-properties officeooo:rsid="01b8d87d" officeooo:paragraph-rsid="01b8d87d"/>
    </style:style>
    <style:style style:name="P143" style:family="paragraph" style:parent-style-name="Text_20_body" style:list-style-name="L2" style:master-page-name="">
      <style:paragraph-properties fo:margin-top="0in" fo:margin-bottom="0.0972in" loext:contextual-spacing="false" fo:line-height="120%" style:page-number="auto" text:number-lines="false" text:line-number="0"/>
      <style:text-properties style:font-name="Times New Roman1" fo:font-size="12pt" officeooo:rsid="008cce28" officeooo:paragraph-rsid="00d66729" style:font-size-asian="12pt" style:font-size-complex="12pt"/>
    </style:style>
    <style:style style:name="P144" style:family="paragraph" style:parent-style-name="Heading_20_1">
      <style:text-properties officeooo:rsid="001a999c" officeooo:paragraph-rsid="001a999c"/>
    </style:style>
    <style:style style:name="P145" style:family="paragraph" style:parent-style-name="Heading_20_1">
      <style:text-properties officeooo:paragraph-rsid="0049b70b"/>
    </style:style>
    <style:style style:name="P146" style:family="paragraph" style:parent-style-name="Heading_20_1">
      <style:text-properties fo:font-style="normal" officeooo:rsid="0053dd46" officeooo:paragraph-rsid="0053dd46" style:font-style-asian="normal" style:font-style-complex="normal"/>
    </style:style>
    <style:style style:name="P147" style:family="paragraph" style:parent-style-name="Heading_20_1">
      <style:text-properties fo:font-style="normal" officeooo:rsid="008baa41" officeooo:paragraph-rsid="008baa41" style:font-style-asian="normal" style:font-style-complex="normal"/>
    </style:style>
    <style:style style:name="P148" style:family="paragraph" style:parent-style-name="Heading_20_1">
      <style:text-properties fo:font-style="normal" officeooo:rsid="00138f66" officeooo:paragraph-rsid="00138f66" style:font-style-asian="normal" style:font-style-complex="normal"/>
    </style:style>
    <style:style style:name="P149" style:family="paragraph" style:parent-style-name="Heading_20_1">
      <style:text-properties officeooo:rsid="018720d5" officeooo:paragraph-rsid="018720d5"/>
    </style:style>
    <style:style style:name="P150" style:family="paragraph" style:parent-style-name="Heading_20_1">
      <style:text-properties officeooo:rsid="0042cce7" officeooo:paragraph-rsid="0042cce7"/>
    </style:style>
    <style:style style:name="P151" style:family="paragraph" style:parent-style-name="Heading_20_1">
      <style:text-properties officeooo:rsid="01a21900" officeooo:paragraph-rsid="01a21900"/>
    </style:style>
    <style:style style:name="P152" style:family="paragraph" style:parent-style-name="Heading_20_4">
      <style:text-properties officeooo:rsid="0116a6cb" officeooo:paragraph-rsid="0116a6cb"/>
    </style:style>
    <style:style style:name="P153" style:family="paragraph" style:parent-style-name="Heading_20_4">
      <style:text-properties fo:font-weight="normal" officeooo:rsid="0096bf20" officeooo:paragraph-rsid="0096bf20" style:font-weight-asian="normal" style:font-weight-complex="normal"/>
    </style:style>
    <style:style style:name="P154" style:family="paragraph" style:parent-style-name="Heading_20_4">
      <style:text-properties fo:font-style="normal" fo:font-weight="normal" officeooo:rsid="00992ce8" officeooo:paragraph-rsid="00992ce8" style:font-style-asian="normal" style:font-weight-asian="normal" style:font-style-complex="normal" style:font-weight-complex="normal"/>
    </style:style>
    <style:style style:name="P155" style:family="paragraph" style:parent-style-name="Heading_20_4">
      <style:text-properties fo:font-style="normal" officeooo:rsid="005c05db" officeooo:paragraph-rsid="005c05db" style:font-style-asian="normal" style:font-style-complex="normal"/>
    </style:style>
    <style:style style:name="P156" style:family="paragraph" style:parent-style-name="Heading_20_4">
      <style:text-properties officeooo:rsid="01241026" officeooo:paragraph-rsid="01241026"/>
    </style:style>
    <style:style style:name="P157" style:family="paragraph" style:parent-style-name="Heading_20_4">
      <style:text-properties style:font-name="Liberation Sans" fo:font-style="normal" fo:font-weight="normal" officeooo:rsid="009bb6e6" officeooo:paragraph-rsid="009bb6e6" style:font-size-asian="12pt" style:font-style-asian="normal" style:font-weight-asian="normal" style:font-style-complex="normal" style:font-weight-complex="normal"/>
    </style:style>
    <style:style style:name="P158" style:family="paragraph" style:parent-style-name="Heading_20_4">
      <style:text-properties officeooo:rsid="005c05db" officeooo:paragraph-rsid="005c05db"/>
    </style:style>
    <style:style style:name="P159" style:family="paragraph" style:parent-style-name="Heading_20_4">
      <style:text-properties officeooo:rsid="017838a2" officeooo:paragraph-rsid="017838a2"/>
    </style:style>
    <style:style style:name="P160" style:family="paragraph" style:parent-style-name="Heading_20_4">
      <style:text-properties officeooo:rsid="00b6c8f8" officeooo:paragraph-rsid="00b6c8f8"/>
    </style:style>
    <style:style style:name="P161" style:family="paragraph" style:parent-style-name="Heading_20_4">
      <style:text-properties officeooo:rsid="00ba78ca" officeooo:paragraph-rsid="00ba78ca"/>
    </style:style>
    <style:style style:name="P162" style:family="paragraph" style:parent-style-name="Heading_20_2">
      <style:text-properties fo:font-style="normal" style:font-style-asian="normal" style:font-style-complex="normal"/>
    </style:style>
    <style:style style:name="P163" style:family="paragraph" style:parent-style-name="Heading_20_2">
      <style:text-properties fo:font-style="normal" officeooo:rsid="001a999c" officeooo:paragraph-rsid="001a999c" style:font-style-asian="normal" style:font-style-complex="normal"/>
    </style:style>
    <style:style style:name="P164" style:family="paragraph" style:parent-style-name="Heading_20_2">
      <style:text-properties fo:font-style="normal" officeooo:rsid="00219dbf" officeooo:paragraph-rsid="00219dbf" style:font-style-asian="normal" style:font-style-complex="normal"/>
    </style:style>
    <style:style style:name="P165" style:family="paragraph" style:parent-style-name="Heading_20_2">
      <style:text-properties fo:font-style="normal" officeooo:rsid="0045e722" officeooo:paragraph-rsid="0045e722" style:font-style-asian="normal" style:font-style-complex="normal"/>
    </style:style>
    <style:style style:name="P166" style:family="paragraph" style:parent-style-name="Heading_20_2">
      <style:text-properties fo:font-style="normal" officeooo:rsid="008cce28" officeooo:paragraph-rsid="008cce28" style:font-style-asian="normal" style:font-style-complex="normal"/>
    </style:style>
    <style:style style:name="P167" style:family="paragraph" style:parent-style-name="Heading_20_2">
      <style:text-properties fo:font-style="normal" officeooo:rsid="009d7de1" officeooo:paragraph-rsid="009d7de1" style:font-style-asian="normal" style:font-style-complex="normal"/>
    </style:style>
    <style:style style:name="P168" style:family="paragraph" style:parent-style-name="Heading_20_2">
      <style:text-properties fo:font-style="normal" officeooo:rsid="009e08b6" officeooo:paragraph-rsid="009e08b6" style:font-style-asian="normal" style:font-style-complex="normal"/>
    </style:style>
    <style:style style:name="P169" style:family="paragraph" style:parent-style-name="Heading_20_2">
      <style:text-properties fo:font-style="normal" officeooo:rsid="0049b70b" officeooo:paragraph-rsid="0049b70b" style:font-style-asian="normal" style:font-style-complex="normal"/>
    </style:style>
    <style:style style:name="P170" style:family="paragraph" style:parent-style-name="Heading_20_2">
      <style:text-properties fo:font-style="normal" officeooo:rsid="0065b90c" officeooo:paragraph-rsid="0065b90c" style:font-style-asian="normal" style:font-style-complex="normal"/>
    </style:style>
    <style:style style:name="P171" style:family="paragraph" style:parent-style-name="Heading_20_2">
      <style:text-properties fo:font-style="normal" officeooo:rsid="016a1f57" officeooo:paragraph-rsid="016a1f57" style:font-style-asian="normal" style:font-style-complex="normal"/>
    </style:style>
    <style:style style:name="P172" style:family="paragraph" style:parent-style-name="Heading_20_2">
      <style:text-properties fo:font-style="normal" officeooo:rsid="018a2ff4" officeooo:paragraph-rsid="018a2ff4" style:font-style-asian="normal" style:font-style-complex="normal"/>
    </style:style>
    <style:style style:name="P173" style:family="paragraph" style:parent-style-name="Heading_20_2">
      <style:text-properties fo:font-style="normal" officeooo:rsid="00cd6f21" officeooo:paragraph-rsid="00cd6f21" style:font-style-asian="normal" style:font-style-complex="normal"/>
    </style:style>
    <style:style style:name="P174" style:family="paragraph" style:parent-style-name="Heading_20_2">
      <style:text-properties fo:font-style="normal" officeooo:rsid="019c349a" officeooo:paragraph-rsid="019c349a" style:font-style-asian="normal" style:font-style-complex="normal"/>
    </style:style>
    <style:style style:name="P175" style:family="paragraph" style:parent-style-name="Heading_20_2">
      <style:text-properties fo:font-style="normal" officeooo:rsid="00138f66" officeooo:paragraph-rsid="00138f66" style:font-style-asian="normal" style:font-style-complex="normal"/>
    </style:style>
    <style:style style:name="P176" style:family="paragraph" style:parent-style-name="Heading_20_2">
      <style:text-properties fo:font-style="normal" officeooo:rsid="018720d5" officeooo:paragraph-rsid="018720d5" style:font-style-asian="normal" style:font-style-complex="normal"/>
    </style:style>
    <style:style style:name="P177" style:family="paragraph" style:parent-style-name="Heading_20_2">
      <style:text-properties fo:font-style="normal" officeooo:rsid="01a4652f" officeooo:paragraph-rsid="01a4652f" style:font-style-asian="normal" style:font-style-complex="normal"/>
    </style:style>
    <style:style style:name="P178" style:family="paragraph" style:parent-style-name="Heading_20_2">
      <style:text-properties fo:font-style="normal" style:text-underline-style="none" officeooo:rsid="00af3ff2" officeooo:paragraph-rsid="00af3ff2" style:font-style-asian="normal" style:font-style-complex="normal"/>
    </style:style>
    <style:style style:name="P179" style:family="paragraph" style:parent-style-name="Heading_20_3">
      <style:text-properties fo:font-style="normal" officeooo:rsid="00219dbf" officeooo:paragraph-rsid="00219dbf" style:font-style-asian="normal" style:font-style-complex="normal"/>
    </style:style>
    <style:style style:name="P180" style:family="paragraph" style:parent-style-name="Heading_20_3">
      <style:text-properties fo:font-style="normal" officeooo:rsid="01ce7c2e" officeooo:paragraph-rsid="01ce7c2e" style:font-style-asian="normal" style:font-style-complex="normal"/>
    </style:style>
    <style:style style:name="P181" style:family="paragraph" style:parent-style-name="Heading_20_3">
      <style:text-properties fo:font-style="normal" officeooo:rsid="00aa23cf" officeooo:paragraph-rsid="00aa23cf" style:font-style-asian="normal" style:font-style-complex="normal"/>
    </style:style>
    <style:style style:name="P182" style:family="paragraph" style:parent-style-name="Heading_20_3">
      <style:text-properties officeooo:rsid="018fb31d" officeooo:paragraph-rsid="018fb31d"/>
    </style:style>
    <style:style style:name="P183" style:family="paragraph" style:parent-style-name="Heading_20_3">
      <style:text-properties officeooo:rsid="019442c4" officeooo:paragraph-rsid="019442c4"/>
    </style:style>
    <style:style style:name="P184" style:family="paragraph" style:parent-style-name="Heading_20_3">
      <style:text-properties officeooo:rsid="008f1046" officeooo:paragraph-rsid="008f1046"/>
    </style:style>
    <style:style style:name="P185" style:family="paragraph" style:parent-style-name="Heading_20_3">
      <style:text-properties officeooo:rsid="006df2da" officeooo:paragraph-rsid="006df2da"/>
    </style:style>
    <style:style style:name="P186" style:family="paragraph" style:parent-style-name="Heading_20_3">
      <style:text-properties officeooo:rsid="006f8220" officeooo:paragraph-rsid="006f8220"/>
    </style:style>
    <style:style style:name="P187" style:family="paragraph" style:parent-style-name="Heading_20_3">
      <style:text-properties officeooo:rsid="00b3e8a0" officeooo:paragraph-rsid="00b3e8a0"/>
    </style:style>
    <style:style style:name="P188" style:family="paragraph" style:parent-style-name="Heading_20_3">
      <style:text-properties officeooo:rsid="00cd6f21" officeooo:paragraph-rsid="00cd6f21"/>
    </style:style>
    <style:style style:name="P189" style:family="paragraph" style:parent-style-name="Heading_20_3">
      <style:text-properties officeooo:rsid="016ecc25" officeooo:paragraph-rsid="016ecc25"/>
    </style:style>
    <style:style style:name="P190" style:family="paragraph" style:parent-style-name="Heading_20_3">
      <style:text-properties officeooo:rsid="008baa41" officeooo:paragraph-rsid="01bf9dc0"/>
    </style:style>
    <style:style style:name="P191" style:family="paragraph" style:parent-style-name="Heading_20_3">
      <style:text-properties officeooo:rsid="019c349a" officeooo:paragraph-rsid="019c349a"/>
    </style:style>
    <style:style style:name="P192" style:family="paragraph" style:parent-style-name="Heading_20_3">
      <style:text-properties officeooo:rsid="0156e72c" officeooo:paragraph-rsid="0156e72c"/>
    </style:style>
    <style:style style:name="P193" style:family="paragraph" style:parent-style-name="Standard" style:list-style-name="L4">
      <style:text-properties style:font-name="Consolas1" fo:font-size="10pt" fo:font-style="normal" officeooo:rsid="00138f66" officeooo:paragraph-rsid="00138f66" style:font-size-asian="10pt" style:font-style-asian="normal" style:font-size-complex="10pt" style:font-style-complex="normal"/>
    </style:style>
    <style:style style:name="P194" style:family="paragraph" style:parent-style-name="Standard">
      <style:text-properties officeooo:paragraph-rsid="01f16d6f"/>
    </style:style>
    <style:style style:name="P195" style:family="paragraph" style:parent-style-name="Standard">
      <style:text-properties style:font-name="Consolas" fo:font-size="10pt" officeooo:rsid="01f16d6f" officeooo:paragraph-rsid="01f16d6f" style:font-size-asian="10pt" style:font-size-complex="10pt"/>
    </style:style>
    <style:style style:name="T1" style:family="text">
      <style:text-properties fo:font-style="normal" style:font-style-asian="normal" style:font-style-complex="normal"/>
    </style:style>
    <style:style style:name="T2" style:family="text">
      <style:text-properties fo:font-style="normal" officeooo:rsid="001b160b" style:font-style-asian="normal" style:font-style-complex="normal"/>
    </style:style>
    <style:style style:name="T3" style:family="text">
      <style:text-properties fo:font-style="normal" officeooo:rsid="001fe039" style:font-style-asian="normal" style:font-style-complex="normal"/>
    </style:style>
    <style:style style:name="T4" style:family="text">
      <style:text-properties fo:font-style="normal" officeooo:rsid="0020cbc6" style:font-style-asian="normal" style:font-style-complex="normal"/>
    </style:style>
    <style:style style:name="T5" style:family="text">
      <style:text-properties fo:font-style="normal" officeooo:rsid="00219dbf" style:font-style-asian="normal" style:font-style-complex="normal"/>
    </style:style>
    <style:style style:name="T6" style:family="text">
      <style:text-properties fo:font-style="normal" officeooo:rsid="002225cc" style:font-style-asian="normal" style:font-style-complex="normal"/>
    </style:style>
    <style:style style:name="T7" style:family="text">
      <style:text-properties fo:font-style="normal" officeooo:rsid="00229a19" style:font-style-asian="normal" style:font-style-complex="normal"/>
    </style:style>
    <style:style style:name="T8" style:family="text">
      <style:text-properties fo:font-style="normal" officeooo:rsid="00232ab8" style:font-style-asian="normal" style:font-style-complex="normal"/>
    </style:style>
    <style:style style:name="T9" style:family="text">
      <style:text-properties fo:font-style="normal" officeooo:rsid="00256f36" style:font-style-asian="normal" style:font-style-complex="normal"/>
    </style:style>
    <style:style style:name="T10" style:family="text">
      <style:text-properties fo:font-style="normal" officeooo:rsid="002d08cc" style:font-style-asian="normal" style:font-style-complex="normal"/>
    </style:style>
    <style:style style:name="T11" style:family="text">
      <style:text-properties fo:font-style="normal" officeooo:rsid="002ec7a3" style:font-style-asian="normal" style:font-style-complex="normal"/>
    </style:style>
    <style:style style:name="T12" style:family="text">
      <style:text-properties fo:font-style="normal" officeooo:rsid="002ffb2d" style:font-style-asian="normal" style:font-style-complex="normal"/>
    </style:style>
    <style:style style:name="T13" style:family="text">
      <style:text-properties fo:font-style="normal" officeooo:rsid="00256d67" style:font-style-asian="normal" style:font-style-complex="normal"/>
    </style:style>
    <style:style style:name="T14" style:family="text">
      <style:text-properties fo:font-style="normal" officeooo:rsid="00312062" style:font-style-asian="normal" style:font-style-complex="normal"/>
    </style:style>
    <style:style style:name="T15" style:family="text">
      <style:text-properties fo:font-style="normal" officeooo:rsid="003bcf98" style:font-style-asian="normal" style:font-style-complex="normal"/>
    </style:style>
    <style:style style:name="T16" style:family="text">
      <style:text-properties fo:font-style="normal" officeooo:rsid="003da700" style:font-style-asian="normal" style:font-style-complex="normal"/>
    </style:style>
    <style:style style:name="T17" style:family="text">
      <style:text-properties fo:font-style="normal" officeooo:rsid="0045e722" style:font-style-asian="normal" style:font-style-complex="normal"/>
    </style:style>
    <style:style style:name="T18" style:family="text">
      <style:text-properties fo:font-style="normal" officeooo:rsid="00475b94" style:font-style-asian="normal" style:font-style-complex="normal"/>
    </style:style>
    <style:style style:name="T19" style:family="text">
      <style:text-properties fo:font-style="normal" officeooo:rsid="0049034e" style:font-style-asian="normal" style:font-style-complex="normal"/>
    </style:style>
    <style:style style:name="T20" style:family="text">
      <style:text-properties fo:font-style="normal" officeooo:rsid="0049b70b" style:font-style-asian="normal" style:font-style-complex="normal"/>
    </style:style>
    <style:style style:name="T21" style:family="text">
      <style:text-properties fo:font-style="normal" officeooo:rsid="004b3101" style:font-style-asian="normal" style:font-style-complex="normal"/>
    </style:style>
    <style:style style:name="T22" style:family="text">
      <style:text-properties fo:font-style="normal" officeooo:rsid="0052d3fd" style:font-style-asian="normal" style:font-style-complex="normal"/>
    </style:style>
    <style:style style:name="T23" style:family="text">
      <style:text-properties fo:font-style="normal" officeooo:rsid="005438ce" style:font-style-asian="normal" style:font-style-complex="normal"/>
    </style:style>
    <style:style style:name="T24" style:family="text">
      <style:text-properties fo:font-style="normal" officeooo:rsid="0056c0d2" style:font-style-asian="normal" style:font-style-complex="normal"/>
    </style:style>
    <style:style style:name="T25" style:family="text">
      <style:text-properties fo:font-style="normal" officeooo:rsid="0058a72e" style:font-style-asian="normal" style:font-style-complex="normal"/>
    </style:style>
    <style:style style:name="T26" style:family="text">
      <style:text-properties fo:font-style="normal" officeooo:rsid="005ac4c6" style:font-style-asian="normal" style:font-style-complex="normal"/>
    </style:style>
    <style:style style:name="T27" style:family="text">
      <style:text-properties fo:font-style="normal" officeooo:rsid="005c05db" style:font-style-asian="normal" style:font-style-complex="normal"/>
    </style:style>
    <style:style style:name="T28" style:family="text">
      <style:text-properties fo:font-style="normal" officeooo:rsid="005d31c6" style:font-style-asian="normal" style:font-style-complex="normal"/>
    </style:style>
    <style:style style:name="T29" style:family="text">
      <style:text-properties fo:font-style="normal" officeooo:rsid="005ed293" style:font-style-asian="normal" style:font-style-complex="normal"/>
    </style:style>
    <style:style style:name="T30" style:family="text">
      <style:text-properties fo:font-style="normal" officeooo:rsid="005fb635" style:font-style-asian="normal" style:font-style-complex="normal"/>
    </style:style>
    <style:style style:name="T31" style:family="text">
      <style:text-properties fo:font-style="normal" officeooo:rsid="00613383" style:font-style-asian="normal" style:font-style-complex="normal"/>
    </style:style>
    <style:style style:name="T32" style:family="text">
      <style:text-properties fo:font-style="normal" officeooo:rsid="00629eca" style:font-style-asian="normal" style:font-style-complex="normal"/>
    </style:style>
    <style:style style:name="T33" style:family="text">
      <style:text-properties fo:font-style="normal" officeooo:rsid="006415d6" style:font-style-asian="normal" style:font-style-complex="normal"/>
    </style:style>
    <style:style style:name="T34" style:family="text">
      <style:text-properties fo:font-style="normal" officeooo:rsid="0066b7a5" style:font-style-asian="normal" style:font-style-complex="normal"/>
    </style:style>
    <style:style style:name="T35" style:family="text">
      <style:text-properties fo:font-style="normal" officeooo:rsid="00673205" style:font-style-asian="normal" style:font-style-complex="normal"/>
    </style:style>
    <style:style style:name="T36" style:family="text">
      <style:text-properties fo:font-style="normal" officeooo:rsid="006877c2" style:font-style-asian="normal" style:font-style-complex="normal"/>
    </style:style>
    <style:style style:name="T37" style:family="text">
      <style:text-properties fo:font-style="normal" officeooo:rsid="006ace6d" style:font-style-asian="normal" style:font-style-complex="normal"/>
    </style:style>
    <style:style style:name="T38" style:family="text">
      <style:text-properties fo:font-style="normal" officeooo:rsid="0072ccb1" style:font-style-asian="normal" style:font-style-complex="normal"/>
    </style:style>
    <style:style style:name="T39" style:family="text">
      <style:text-properties fo:font-style="normal" officeooo:rsid="007f8cf5" style:font-style-asian="normal" style:font-style-complex="normal"/>
    </style:style>
    <style:style style:name="T40" style:family="text">
      <style:text-properties fo:font-style="normal" officeooo:rsid="0084d237" style:font-style-asian="normal" style:font-style-complex="normal"/>
    </style:style>
    <style:style style:name="T41" style:family="text">
      <style:text-properties fo:font-style="normal" officeooo:rsid="00854735" style:font-style-asian="normal" style:font-style-complex="normal"/>
    </style:style>
    <style:style style:name="T42" style:family="text">
      <style:text-properties fo:font-style="normal" officeooo:rsid="00865102" style:font-style-asian="normal" style:font-style-complex="normal"/>
    </style:style>
    <style:style style:name="T43" style:family="text">
      <style:text-properties fo:font-style="normal" officeooo:rsid="008c5bd1" style:font-style-asian="normal" style:font-style-complex="normal"/>
    </style:style>
    <style:style style:name="T44" style:family="text">
      <style:text-properties fo:font-style="normal" officeooo:rsid="008cce28" style:font-style-asian="normal" style:font-style-complex="normal"/>
    </style:style>
    <style:style style:name="T45" style:family="text">
      <style:text-properties fo:font-style="normal" officeooo:rsid="008e7380" style:font-style-asian="normal" style:font-style-complex="normal"/>
    </style:style>
    <style:style style:name="T46" style:family="text">
      <style:text-properties fo:font-style="normal" officeooo:rsid="0090a224" style:font-style-asian="normal" style:font-style-complex="normal"/>
    </style:style>
    <style:style style:name="T47" style:family="text">
      <style:text-properties fo:font-style="normal" officeooo:rsid="00921bc4" style:font-style-asian="normal" style:font-style-complex="normal"/>
    </style:style>
    <style:style style:name="T48" style:family="text">
      <style:text-properties fo:font-style="normal" officeooo:rsid="00871f57" style:font-style-asian="normal" style:font-style-complex="normal"/>
    </style:style>
    <style:style style:name="T49" style:family="text">
      <style:text-properties fo:font-style="normal" officeooo:rsid="00958cca" style:font-style-asian="normal" style:font-style-complex="normal"/>
    </style:style>
    <style:style style:name="T50" style:family="text">
      <style:text-properties fo:font-style="normal" officeooo:rsid="00959a93" style:font-style-asian="normal" style:font-style-complex="normal"/>
    </style:style>
    <style:style style:name="T51" style:family="text">
      <style:text-properties fo:font-style="normal" officeooo:rsid="009d7de1" style:font-style-asian="normal" style:font-style-complex="normal"/>
    </style:style>
    <style:style style:name="T52" style:family="text">
      <style:text-properties fo:font-style="normal" officeooo:rsid="009efe36" style:font-style-asian="normal" style:font-style-complex="normal"/>
    </style:style>
    <style:style style:name="T53" style:family="text">
      <style:text-properties fo:font-style="normal" officeooo:rsid="00a2a316" style:font-style-asian="normal" style:font-style-complex="normal"/>
    </style:style>
    <style:style style:name="T54" style:family="text">
      <style:text-properties fo:font-style="normal" officeooo:rsid="00a686ab" style:font-style-asian="normal" style:font-style-complex="normal"/>
    </style:style>
    <style:style style:name="T55" style:family="text">
      <style:text-properties fo:font-style="normal" officeooo:rsid="00a705ee" style:font-style-asian="normal" style:font-style-complex="normal"/>
    </style:style>
    <style:style style:name="T56" style:family="text">
      <style:text-properties fo:font-style="normal" officeooo:rsid="00a7b816" style:font-style-asian="normal" style:font-style-complex="normal"/>
    </style:style>
    <style:style style:name="T57" style:family="text">
      <style:text-properties fo:font-style="normal" officeooo:rsid="00a99a13" style:font-style-asian="normal" style:font-style-complex="normal"/>
    </style:style>
    <style:style style:name="T58" style:family="text">
      <style:text-properties fo:font-style="normal" officeooo:rsid="00abfe5b" style:font-style-asian="normal" style:font-style-complex="normal"/>
    </style:style>
    <style:style style:name="T59" style:family="text">
      <style:text-properties fo:font-style="normal" officeooo:rsid="00ad6048" style:font-style-asian="normal" style:font-style-complex="normal"/>
    </style:style>
    <style:style style:name="T60" style:family="text">
      <style:text-properties fo:font-style="normal" officeooo:rsid="00b56ea7" style:font-style-asian="normal" style:font-style-complex="normal"/>
    </style:style>
    <style:style style:name="T61" style:family="text">
      <style:text-properties fo:font-style="normal" officeooo:rsid="00b5ca7b" style:font-style-asian="normal" style:font-style-complex="normal"/>
    </style:style>
    <style:style style:name="T62" style:family="text">
      <style:text-properties fo:font-style="normal" officeooo:rsid="00b88862" style:font-style-asian="normal" style:font-style-complex="normal"/>
    </style:style>
    <style:style style:name="T63" style:family="text">
      <style:text-properties fo:font-style="normal" officeooo:rsid="00b918eb" style:font-style-asian="normal" style:font-style-complex="normal"/>
    </style:style>
    <style:style style:name="T64" style:family="text">
      <style:text-properties fo:font-style="normal" officeooo:rsid="00ba157a" style:font-style-asian="normal" style:font-style-complex="normal"/>
    </style:style>
    <style:style style:name="T65" style:family="text">
      <style:text-properties fo:font-style="normal" officeooo:rsid="00ba78ca" style:font-style-asian="normal" style:font-style-complex="normal"/>
    </style:style>
    <style:style style:name="T66" style:family="text">
      <style:text-properties fo:font-style="normal" officeooo:rsid="00bb2778" style:font-style-asian="normal" style:font-style-complex="normal"/>
    </style:style>
    <style:style style:name="T67" style:family="text">
      <style:text-properties fo:font-style="normal" officeooo:rsid="00bc4ccd" style:font-style-asian="normal" style:font-style-complex="normal"/>
    </style:style>
    <style:style style:name="T68" style:family="text">
      <style:text-properties fo:font-style="normal" officeooo:rsid="00bf59d3" style:font-style-asian="normal" style:font-style-complex="normal"/>
    </style:style>
    <style:style style:name="T69" style:family="text">
      <style:text-properties fo:font-style="normal" officeooo:rsid="00c03a5c" style:font-style-asian="normal" style:font-style-complex="normal"/>
    </style:style>
    <style:style style:name="T70" style:family="text">
      <style:text-properties fo:font-style="normal" officeooo:rsid="00c210fc" style:font-style-asian="normal" style:font-style-complex="normal"/>
    </style:style>
    <style:style style:name="T71" style:family="text">
      <style:text-properties fo:font-style="normal" officeooo:rsid="00c4b283" style:font-style-asian="normal" style:font-style-complex="normal"/>
    </style:style>
    <style:style style:name="T72" style:family="text">
      <style:text-properties fo:font-style="normal" officeooo:rsid="00c50771" style:font-style-asian="normal" style:font-style-complex="normal"/>
    </style:style>
    <style:style style:name="T73" style:family="text">
      <style:text-properties fo:font-style="normal" officeooo:rsid="00c956a1" style:font-style-asian="normal" style:font-style-complex="normal"/>
    </style:style>
    <style:style style:name="T74" style:family="text">
      <style:text-properties fo:font-style="normal" officeooo:rsid="00cbebd8" style:font-style-asian="normal" style:font-style-complex="normal"/>
    </style:style>
    <style:style style:name="T75" style:family="text">
      <style:text-properties fo:font-style="normal" officeooo:rsid="00cd265c" style:font-style-asian="normal" style:font-style-complex="normal"/>
    </style:style>
    <style:style style:name="T76" style:family="text">
      <style:text-properties fo:font-style="normal" officeooo:rsid="00ceef4c" style:font-style-asian="normal" style:font-style-complex="normal"/>
    </style:style>
    <style:style style:name="T77" style:family="text">
      <style:text-properties fo:font-style="normal" officeooo:rsid="00cf1ace" style:font-style-asian="normal" style:font-style-complex="normal"/>
    </style:style>
    <style:style style:name="T78" style:family="text">
      <style:text-properties fo:font-style="normal" officeooo:rsid="00d00542" style:font-style-asian="normal" style:font-style-complex="normal"/>
    </style:style>
    <style:style style:name="T79" style:family="text">
      <style:text-properties fo:font-style="normal" officeooo:rsid="00d66729" style:font-style-asian="normal" style:font-style-complex="normal"/>
    </style:style>
    <style:style style:name="T80" style:family="text">
      <style:text-properties fo:font-style="normal" officeooo:rsid="00d71581" style:font-style-asian="normal" style:font-style-complex="normal"/>
    </style:style>
    <style:style style:name="T81" style:family="text">
      <style:text-properties fo:font-style="normal" officeooo:rsid="00d972c9" style:font-style-asian="normal" style:font-style-complex="normal"/>
    </style:style>
    <style:style style:name="T82" style:family="text">
      <style:text-properties fo:font-style="normal" officeooo:rsid="00db45be" style:font-style-asian="normal" style:font-style-complex="normal"/>
    </style:style>
    <style:style style:name="T83" style:family="text">
      <style:text-properties fo:font-style="normal" officeooo:rsid="00dc9d05" style:font-style-asian="normal" style:font-style-complex="normal"/>
    </style:style>
    <style:style style:name="T84" style:family="text">
      <style:text-properties fo:font-style="normal" officeooo:rsid="00de6be1" style:font-style-asian="normal" style:font-style-complex="normal"/>
    </style:style>
    <style:style style:name="T85" style:family="text">
      <style:text-properties fo:font-style="normal" officeooo:rsid="00d878ab" style:font-style-asian="normal" style:font-style-complex="normal"/>
    </style:style>
    <style:style style:name="T86" style:family="text">
      <style:text-properties fo:font-style="normal" officeooo:rsid="01079231" style:font-style-asian="normal" style:font-style-complex="normal"/>
    </style:style>
    <style:style style:name="T87" style:family="text">
      <style:text-properties fo:font-style="normal" officeooo:rsid="010ef5ac" style:font-style-asian="normal" style:font-style-complex="normal"/>
    </style:style>
    <style:style style:name="T88" style:family="text">
      <style:text-properties fo:font-style="normal" officeooo:rsid="0111ef70" style:font-style-asian="normal" style:font-style-complex="normal"/>
    </style:style>
    <style:style style:name="T89" style:family="text">
      <style:text-properties fo:font-style="normal" officeooo:rsid="0113cc9d" style:font-style-asian="normal" style:font-style-complex="normal"/>
    </style:style>
    <style:style style:name="T90" style:family="text">
      <style:text-properties fo:font-style="normal" officeooo:rsid="0117e9df" style:font-style-asian="normal" style:font-style-complex="normal"/>
    </style:style>
    <style:style style:name="T91" style:family="text">
      <style:text-properties fo:font-style="normal" officeooo:rsid="01195179" style:font-style-asian="normal" style:font-style-complex="normal"/>
    </style:style>
    <style:style style:name="T92" style:family="text">
      <style:text-properties fo:font-style="normal" officeooo:rsid="0119e3f0" style:font-style-asian="normal" style:font-style-complex="normal"/>
    </style:style>
    <style:style style:name="T93" style:family="text">
      <style:text-properties fo:font-style="normal" officeooo:rsid="011b5b2a" style:font-style-asian="normal" style:font-style-complex="normal"/>
    </style:style>
    <style:style style:name="T94" style:family="text">
      <style:text-properties fo:font-style="normal" officeooo:rsid="011d2d5a" style:font-style-asian="normal" style:font-style-complex="normal"/>
    </style:style>
    <style:style style:name="T95" style:family="text">
      <style:text-properties fo:font-style="normal" officeooo:rsid="011dcc3b" style:font-style-asian="normal" style:font-style-complex="normal"/>
    </style:style>
    <style:style style:name="T96" style:family="text">
      <style:text-properties fo:font-style="normal" officeooo:rsid="011ebbae" style:font-style-asian="normal" style:font-style-complex="normal"/>
    </style:style>
    <style:style style:name="T97" style:family="text">
      <style:text-properties fo:font-style="normal" officeooo:rsid="011f52af" style:font-style-asian="normal" style:font-style-complex="normal"/>
    </style:style>
    <style:style style:name="T98" style:family="text">
      <style:text-properties fo:font-style="normal" officeooo:rsid="01206709" style:font-style-asian="normal" style:font-style-complex="normal"/>
    </style:style>
    <style:style style:name="T99" style:family="text">
      <style:text-properties fo:font-style="normal" officeooo:rsid="0121611e" style:font-style-asian="normal" style:font-style-complex="normal"/>
    </style:style>
    <style:style style:name="T100" style:family="text">
      <style:text-properties fo:font-style="normal" officeooo:rsid="01217f35" style:font-style-asian="normal" style:font-style-complex="normal"/>
    </style:style>
    <style:style style:name="T101" style:family="text">
      <style:text-properties fo:font-style="normal" officeooo:rsid="0122fcfb" style:font-style-asian="normal" style:font-style-complex="normal"/>
    </style:style>
    <style:style style:name="T102" style:family="text">
      <style:text-properties fo:font-style="normal" officeooo:rsid="012537d5" style:font-style-asian="normal" style:font-style-complex="normal"/>
    </style:style>
    <style:style style:name="T103" style:family="text">
      <style:text-properties fo:font-style="normal" officeooo:rsid="012897b2" style:font-style-asian="normal" style:font-style-complex="normal"/>
    </style:style>
    <style:style style:name="T104" style:family="text">
      <style:text-properties fo:font-style="normal" officeooo:rsid="0129902e" style:font-style-asian="normal" style:font-style-complex="normal"/>
    </style:style>
    <style:style style:name="T105" style:family="text">
      <style:text-properties fo:font-style="normal" officeooo:rsid="012b2865" style:font-style-asian="normal" style:font-style-complex="normal"/>
    </style:style>
    <style:style style:name="T106" style:family="text">
      <style:text-properties fo:font-style="normal" officeooo:rsid="014ed027" style:font-style-asian="normal" style:font-style-complex="normal"/>
    </style:style>
    <style:style style:name="T107" style:family="text">
      <style:text-properties fo:font-style="normal" officeooo:rsid="0150cc5b" style:font-style-asian="normal" style:font-style-complex="normal"/>
    </style:style>
    <style:style style:name="T108" style:family="text">
      <style:text-properties fo:font-style="normal" officeooo:rsid="01535f47" style:font-style-asian="normal" style:font-style-complex="normal"/>
    </style:style>
    <style:style style:name="T109" style:family="text">
      <style:text-properties fo:font-style="normal" officeooo:rsid="015449f3" style:font-style-asian="normal" style:font-style-complex="normal"/>
    </style:style>
    <style:style style:name="T110" style:family="text">
      <style:text-properties fo:font-style="normal" officeooo:rsid="01550e3f" style:font-style-asian="normal" style:font-style-complex="normal"/>
    </style:style>
    <style:style style:name="T111" style:family="text">
      <style:text-properties fo:font-style="normal" officeooo:rsid="0159ab09" style:font-style-asian="normal" style:font-style-complex="normal"/>
    </style:style>
    <style:style style:name="T112" style:family="text">
      <style:text-properties fo:font-style="normal" officeooo:rsid="0159ed4d" style:font-style-asian="normal" style:font-style-complex="normal"/>
    </style:style>
    <style:style style:name="T113" style:family="text">
      <style:text-properties fo:font-style="normal" officeooo:rsid="015b7fc5" style:font-style-asian="normal" style:font-style-complex="normal"/>
    </style:style>
    <style:style style:name="T114" style:family="text">
      <style:text-properties fo:font-style="normal" officeooo:rsid="016026a7" style:font-style-asian="normal" style:font-style-complex="normal"/>
    </style:style>
    <style:style style:name="T115" style:family="text">
      <style:text-properties fo:font-style="normal" officeooo:rsid="0162a0c0" style:font-style-asian="normal" style:font-style-complex="normal"/>
    </style:style>
    <style:style style:name="T116" style:family="text">
      <style:text-properties fo:font-style="normal" officeooo:rsid="01634994" style:font-style-asian="normal" style:font-style-complex="normal"/>
    </style:style>
    <style:style style:name="T117" style:family="text">
      <style:text-properties fo:font-style="normal" officeooo:rsid="016372b4" style:font-style-asian="normal" style:font-style-complex="normal"/>
    </style:style>
    <style:style style:name="T118" style:family="text">
      <style:text-properties fo:font-style="normal" officeooo:rsid="0167142a" style:font-style-asian="normal" style:font-style-complex="normal"/>
    </style:style>
    <style:style style:name="T119" style:family="text">
      <style:text-properties fo:font-style="normal" officeooo:rsid="01691313" style:font-style-asian="normal" style:font-style-complex="normal"/>
    </style:style>
    <style:style style:name="T120" style:family="text">
      <style:text-properties fo:font-style="normal" officeooo:rsid="016a45c8" style:font-style-asian="normal" style:font-style-complex="normal"/>
    </style:style>
    <style:style style:name="T121" style:family="text">
      <style:text-properties fo:font-style="normal" officeooo:rsid="016b1096" style:font-style-asian="normal" style:font-style-complex="normal"/>
    </style:style>
    <style:style style:name="T122" style:family="text">
      <style:text-properties fo:font-style="normal" officeooo:rsid="017838a2" style:font-style-asian="normal" style:font-style-complex="normal"/>
    </style:style>
    <style:style style:name="T123" style:family="text">
      <style:text-properties fo:font-style="normal" officeooo:rsid="017c19b6" style:font-style-asian="normal" style:font-style-complex="normal"/>
    </style:style>
    <style:style style:name="T124" style:family="text">
      <style:text-properties fo:font-style="normal" officeooo:rsid="017f6e51" style:font-style-asian="normal" style:font-style-complex="normal"/>
    </style:style>
    <style:style style:name="T125" style:family="text">
      <style:text-properties fo:font-style="normal" officeooo:rsid="018125dc" style:font-style-asian="normal" style:font-style-complex="normal"/>
    </style:style>
    <style:style style:name="T126" style:family="text">
      <style:text-properties fo:font-style="normal" officeooo:rsid="01844702" style:font-style-asian="normal" style:font-style-complex="normal"/>
    </style:style>
    <style:style style:name="T127" style:family="text">
      <style:text-properties fo:font-style="normal" officeooo:rsid="01853de7" style:font-style-asian="normal" style:font-style-complex="normal"/>
    </style:style>
    <style:style style:name="T128" style:family="text">
      <style:text-properties fo:font-style="normal" officeooo:rsid="01868afd" style:font-style-asian="normal" style:font-style-complex="normal"/>
    </style:style>
    <style:style style:name="T129" style:family="text">
      <style:text-properties fo:font-style="normal" officeooo:rsid="00e38840" style:font-style-asian="normal" style:font-style-complex="normal"/>
    </style:style>
    <style:style style:name="T130" style:family="text">
      <style:text-properties fo:font-style="normal" officeooo:rsid="00e4c6da" style:font-style-asian="normal" style:font-style-complex="normal"/>
    </style:style>
    <style:style style:name="T131" style:family="text">
      <style:text-properties fo:font-style="normal" officeooo:rsid="018852a3" style:font-style-asian="normal" style:font-style-complex="normal"/>
    </style:style>
    <style:style style:name="T132" style:family="text">
      <style:text-properties fo:font-style="normal" officeooo:rsid="01889827" style:font-style-asian="normal" style:font-style-complex="normal"/>
    </style:style>
    <style:style style:name="T133" style:family="text">
      <style:text-properties fo:font-style="normal" officeooo:rsid="0189fab7" style:font-style-asian="normal" style:font-style-complex="normal"/>
    </style:style>
    <style:style style:name="T134" style:family="text">
      <style:text-properties fo:font-style="normal" officeooo:rsid="018a2ff4" style:font-style-asian="normal" style:font-style-complex="normal"/>
    </style:style>
    <style:style style:name="T135" style:family="text">
      <style:text-properties fo:font-style="normal" officeooo:rsid="018c1c10" style:font-style-asian="normal" style:font-style-complex="normal"/>
    </style:style>
    <style:style style:name="T136" style:family="text">
      <style:text-properties fo:font-style="normal" officeooo:rsid="018d920c" style:font-style-asian="normal" style:font-style-complex="normal"/>
    </style:style>
    <style:style style:name="T137" style:family="text">
      <style:text-properties fo:font-style="normal" officeooo:rsid="018e20d4" style:font-style-asian="normal" style:font-style-complex="normal"/>
    </style:style>
    <style:style style:name="T138" style:family="text">
      <style:text-properties fo:font-style="normal" officeooo:rsid="018f82f8" style:font-style-asian="normal" style:font-style-complex="normal"/>
    </style:style>
    <style:style style:name="T139" style:family="text">
      <style:text-properties fo:font-style="normal" officeooo:rsid="018fb31d" style:font-style-asian="normal" style:font-style-complex="normal"/>
    </style:style>
    <style:style style:name="T140" style:family="text">
      <style:text-properties fo:font-style="normal" officeooo:rsid="019442c4" style:font-style-asian="normal" style:font-style-complex="normal"/>
    </style:style>
    <style:style style:name="T141" style:family="text">
      <style:text-properties fo:font-style="normal" officeooo:rsid="01999553" style:font-style-asian="normal" style:font-style-complex="normal"/>
    </style:style>
    <style:style style:name="T142" style:family="text">
      <style:text-properties fo:font-style="normal" officeooo:rsid="019b879a" style:font-style-asian="normal" style:font-style-complex="normal"/>
    </style:style>
    <style:style style:name="T143" style:family="text">
      <style:text-properties fo:font-style="normal" officeooo:rsid="019f77b6" style:font-style-asian="normal" style:font-style-complex="normal"/>
    </style:style>
    <style:style style:name="T144" style:family="text">
      <style:text-properties fo:font-style="normal" officeooo:rsid="01a04a21" style:font-style-asian="normal" style:font-style-complex="normal"/>
    </style:style>
    <style:style style:name="T145" style:family="text">
      <style:text-properties fo:font-style="normal" officeooo:rsid="01a4652f" style:font-style-asian="normal" style:font-style-complex="normal"/>
    </style:style>
    <style:style style:name="T146" style:family="text">
      <style:text-properties fo:font-style="normal" officeooo:rsid="01a74671" style:font-style-asian="normal" style:font-style-complex="normal"/>
    </style:style>
    <style:style style:name="T147" style:family="text">
      <style:text-properties fo:font-style="normal" officeooo:rsid="01a7ecd2" style:font-style-asian="normal" style:font-style-complex="normal"/>
    </style:style>
    <style:style style:name="T148" style:family="text">
      <style:text-properties fo:font-style="normal" officeooo:rsid="01bbbbaa" style:font-style-asian="normal" style:font-style-complex="normal"/>
    </style:style>
    <style:style style:name="T149" style:family="text">
      <style:text-properties fo:font-style="normal" officeooo:rsid="01bf9dc0" style:font-style-asian="normal" style:font-style-complex="normal"/>
    </style:style>
    <style:style style:name="T150" style:family="text">
      <style:text-properties fo:font-style="normal" officeooo:rsid="01c1129c" style:font-style-asian="normal" style:font-style-complex="normal"/>
    </style:style>
    <style:style style:name="T151" style:family="text">
      <style:text-properties fo:font-style="normal" officeooo:rsid="01c1b2b8" style:font-style-asian="normal" style:font-style-complex="normal"/>
    </style:style>
    <style:style style:name="T152" style:family="text">
      <style:text-properties fo:font-style="normal" officeooo:rsid="01c616cf" style:font-style-asian="normal" style:font-style-complex="normal"/>
    </style:style>
    <style:style style:name="T153" style:family="text">
      <style:text-properties fo:font-style="normal" officeooo:rsid="0065b90c" style:font-style-asian="normal" style:font-style-complex="normal"/>
    </style:style>
    <style:style style:name="T154" style:family="text">
      <style:text-properties fo:font-style="normal" officeooo:rsid="01d323f8" style:font-style-asian="normal" style:font-style-complex="normal"/>
    </style:style>
    <style:style style:name="T155" style:family="text">
      <style:text-properties fo:font-style="normal" officeooo:rsid="01dff382" style:font-style-asian="normal" style:font-style-complex="normal"/>
    </style:style>
    <style:style style:name="T156" style:family="text">
      <style:text-properties fo:font-style="normal" officeooo:rsid="01e330b0" style:font-style-asian="normal" style:font-style-complex="normal"/>
    </style:style>
    <style:style style:name="T157" style:family="text">
      <style:text-properties fo:font-style="normal" officeooo:rsid="01ec21f1" style:font-style-asian="normal" style:font-style-complex="normal"/>
    </style:style>
    <style:style style:name="T158" style:family="text">
      <style:text-properties fo:font-style="normal" officeooo:rsid="01eddb51" style:font-style-asian="normal" style:font-style-complex="normal"/>
    </style:style>
    <style:style style:name="T159" style:family="text">
      <style:text-properties fo:font-style="normal" officeooo:rsid="01f0576d" style:font-style-asian="normal" style:font-style-complex="normal"/>
    </style:style>
    <style:style style:name="T160" style:family="text">
      <style:text-properties fo:font-style="normal" fo:font-weight="normal" style:font-style-asian="normal" style:font-weight-asian="normal" style:font-style-complex="normal" style:font-weight-complex="normal"/>
    </style:style>
    <style:style style:name="T161" style:family="text">
      <style:text-properties fo:font-style="normal" fo:font-weight="normal" officeooo:rsid="0097b347" style:font-style-asian="normal" style:font-weight-asian="normal" style:font-style-complex="normal" style:font-weight-complex="normal"/>
    </style:style>
    <style:style style:name="T162" style:family="text">
      <style:text-properties fo:font-style="normal" fo:font-weight="normal" officeooo:rsid="00992ce8" style:font-style-asian="normal" style:font-weight-asian="normal" style:font-style-complex="normal" style:font-weight-complex="normal"/>
    </style:style>
    <style:style style:name="T163" style:family="text">
      <style:text-properties fo:font-style="normal" fo:font-weight="normal" officeooo:rsid="011978e7" style:font-style-asian="normal" style:font-weight-asian="normal" style:font-style-complex="normal" style:font-weight-complex="normal"/>
    </style:style>
    <style:style style:name="T164" style:family="text">
      <style:text-properties style:font-name="Consolas1"/>
    </style:style>
    <style:style style:name="T165" style:family="text">
      <style:text-properties style:font-name="Consolas1" fo:font-size="10pt" style:font-size-asian="10pt"/>
    </style:style>
    <style:style style:name="T166" style:family="text">
      <style:text-properties style:font-name="Consolas1" fo:font-size="10pt" officeooo:rsid="00eba9b3" style:font-size-asian="10pt"/>
    </style:style>
    <style:style style:name="T167" style:family="text">
      <style:text-properties style:font-name="Consolas1" fo:font-size="10pt" officeooo:rsid="00f260c4" style:font-size-asian="10pt"/>
    </style:style>
    <style:style style:name="T168" style:family="text">
      <style:text-properties style:font-name="Consolas1" fo:font-size="10pt" officeooo:rsid="001813d2" style:font-size-asian="10pt"/>
    </style:style>
    <style:style style:name="T169" style:family="text">
      <style:text-properties style:font-name="Consolas1" fo:font-size="10pt" officeooo:rsid="0039431b" style:font-size-asian="10pt"/>
    </style:style>
    <style:style style:name="T170" style:family="text">
      <style:text-properties style:font-name="Consolas1" fo:font-size="10pt" officeooo:rsid="005c05db" style:font-size-asian="10pt"/>
    </style:style>
    <style:style style:name="T171" style:family="text">
      <style:text-properties style:font-name="Consolas1" fo:font-size="10pt" officeooo:rsid="005ce64a" style:font-size-asian="10pt"/>
    </style:style>
    <style:style style:name="T172" style:family="text">
      <style:text-properties style:font-name="Consolas1" fo:font-size="10pt" officeooo:rsid="00eed294" style:font-size-asian="10pt"/>
    </style:style>
    <style:style style:name="T173" style:family="text">
      <style:text-properties style:font-name="Consolas1" fo:font-size="10pt" officeooo:rsid="0097b347" style:font-size-asian="10pt"/>
    </style:style>
    <style:style style:name="T174" style:family="text">
      <style:text-properties style:font-name="Consolas1" fo:font-size="10pt" officeooo:rsid="009efe36" style:font-size-asian="10pt"/>
    </style:style>
    <style:style style:name="T175" style:family="text">
      <style:text-properties style:font-name="Consolas1" fo:font-size="10pt" officeooo:rsid="00e45745" style:font-size-asian="10pt"/>
    </style:style>
    <style:style style:name="T176" style:family="text">
      <style:text-properties style:font-name="Consolas1" fo:font-size="10pt" officeooo:rsid="0149c8be" style:font-size-asian="10pt"/>
    </style:style>
    <style:style style:name="T177" style:family="text">
      <style:text-properties style:font-name="Consolas1" fo:font-size="10pt" officeooo:rsid="01d98d05" style:font-size-asian="10pt"/>
    </style:style>
    <style:style style:name="T178" style:family="text">
      <style:text-properties style:font-name="Consolas1" fo:font-size="10pt" fo:font-style="normal" fo:font-weight="normal" style:font-size-asian="10pt" style:font-style-asian="normal" style:font-weight-asian="normal" style:font-style-complex="normal" style:font-weight-complex="normal"/>
    </style:style>
    <style:style style:name="T179" style:family="text">
      <style:text-properties style:font-name="Consolas1" fo:font-size="10pt" fo:font-style="normal" fo:font-weight="normal" officeooo:rsid="00992ce8" style:font-size-asian="10pt" style:font-style-asian="normal" style:font-weight-asian="normal" style:font-style-complex="normal" style:font-weight-complex="normal"/>
    </style:style>
    <style:style style:name="T180" style:family="text">
      <style:text-properties style:font-name="Consolas1" fo:font-size="10pt" fo:font-style="normal" fo:font-weight="normal" officeooo:rsid="009bb6e6" style:font-size-asian="10pt" style:font-style-asian="normal" style:font-weight-asian="normal" style:font-style-complex="normal" style:font-weight-complex="normal"/>
    </style:style>
    <style:style style:name="T181" style:family="text">
      <style:text-properties style:font-name="Consolas1" fo:font-size="10pt" fo:font-style="normal" fo:font-weight="normal" officeooo:rsid="009cc858" style:font-size-asian="10pt" style:font-style-asian="normal" style:font-weight-asian="normal" style:font-style-complex="normal" style:font-weight-complex="normal"/>
    </style:style>
    <style:style style:name="T182" style:family="text">
      <style:text-properties style:font-name="Consolas1" fo:font-size="10pt" fo:font-style="normal" officeooo:rsid="0073272e" style:font-size-asian="10pt" style:font-style-asian="normal" style:font-style-complex="normal"/>
    </style:style>
    <style:style style:name="T183" style:family="text">
      <style:text-properties style:font-name="Consolas1" fo:font-size="10pt" fo:font-style="normal" officeooo:rsid="009efe36" style:font-size-asian="10pt" style:font-style-asian="normal" style:font-style-complex="normal"/>
    </style:style>
    <style:style style:name="T184" style:family="text">
      <style:text-properties style:font-name="Consolas1" fo:font-size="10pt" fo:font-style="normal" officeooo:rsid="0149c8be" style:font-size-asian="10pt" style:font-style-asian="normal" style:font-style-complex="normal"/>
    </style:style>
    <style:style style:name="T185" style:family="text">
      <style:text-properties style:font-name="Consolas1" fo:font-size="10pt" fo:font-style="normal" officeooo:rsid="0167142a" style:font-size-asian="10pt" style:font-style-asian="normal" style:font-style-complex="normal"/>
    </style:style>
    <style:style style:name="T186" style:family="text">
      <style:text-properties style:font-name="Consolas1" fo:font-size="10pt" fo:font-style="normal" officeooo:rsid="01d0a3b3" style:font-size-asian="10pt" style:font-style-asian="normal" style:font-style-complex="normal"/>
    </style:style>
    <style:style style:name="T187" style:family="text">
      <style:text-properties style:font-name="Consolas1" officeooo:rsid="00eed294"/>
    </style:style>
    <style:style style:name="T188" style:family="text">
      <style:text-properties fo:font-size="10pt" style:font-size-asian="10pt"/>
    </style:style>
    <style:style style:name="T189" style:family="text">
      <style:text-properties fo:font-size="10pt" fo:font-style="normal" officeooo:rsid="00db45be" style:font-size-asian="10pt" style:font-style-asian="normal" style:font-style-complex="normal"/>
    </style:style>
    <style:style style:name="T190" style:family="text">
      <style:text-properties fo:font-size="10pt" fo:font-style="normal" officeooo:rsid="001813d2" style:font-size-asian="10pt" style:font-style-asian="normal" style:font-style-complex="normal"/>
    </style:style>
    <style:style style:name="T191" style:family="text">
      <style:text-properties style:font-name="Times New Roman1" fo:font-style="normal" fo:font-weight="normal" style:font-size-asian="12pt" style:font-style-asian="normal" style:font-weight-asian="normal" style:font-style-complex="normal" style:font-weight-complex="normal"/>
    </style:style>
    <style:style style:name="T192" style:family="text">
      <style:text-properties style:font-name="Times New Roman1" fo:font-style="normal" fo:font-weight="normal" officeooo:rsid="007c0230" style:font-size-asian="12pt" style:font-style-asian="normal" style:font-weight-asian="normal" style:font-style-complex="normal" style:font-weight-complex="normal"/>
    </style:style>
    <style:style style:name="T193" style:family="text">
      <style:text-properties style:font-name="Times New Roman1" fo:font-style="normal" fo:font-weight="normal" officeooo:rsid="009bb6e6" style:font-size-asian="12pt" style:font-style-asian="normal" style:font-weight-asian="normal" style:font-style-complex="normal" style:font-weight-complex="normal"/>
    </style:style>
    <style:style style:name="T194" style:family="text">
      <style:text-properties style:font-name="Times New Roman1" fo:font-style="normal" fo:font-weight="normal" officeooo:rsid="009cc858" style:font-size-asian="12pt" style:font-style-asian="normal" style:font-weight-asian="normal" style:font-style-complex="normal" style:font-weight-complex="normal"/>
    </style:style>
    <style:style style:name="T195" style:family="text">
      <style:text-properties style:font-name="Times New Roman1" fo:font-style="normal" fo:font-weight="normal" officeooo:rsid="009cedbe" style:font-size-asian="12pt" style:font-style-asian="normal" style:font-weight-asian="normal" style:font-style-complex="normal" style:font-weight-complex="normal"/>
    </style:style>
    <style:style style:name="T196" style:family="text">
      <style:text-properties style:font-name="Times New Roman1" fo:font-style="normal" fo:font-weight="normal" officeooo:rsid="010ef5ac" style:font-size-asian="12pt" style:font-style-asian="normal" style:font-weight-asian="normal" style:font-style-complex="normal" style:font-weight-complex="normal"/>
    </style:style>
    <style:style style:name="T197" style:family="text">
      <style:text-properties style:font-name="Times New Roman1" fo:font-style="normal" style:font-style-asian="normal" style:font-style-complex="normal"/>
    </style:style>
    <style:style style:name="T198" style:family="text">
      <style:text-properties style:font-name="Times New Roman1" fo:font-style="normal" officeooo:rsid="00e662f7" style:font-style-asian="normal" style:font-style-complex="normal"/>
    </style:style>
    <style:style style:name="T199" style:family="text">
      <style:text-properties style:font-name="Times New Roman1" fo:font-style="normal" officeooo:rsid="00fd92a4" style:font-style-asian="normal" style:font-style-complex="normal"/>
    </style:style>
    <style:style style:name="T200" style:family="text">
      <style:text-properties style:font-name="Times New Roman1" fo:font-style="normal" officeooo:rsid="00feb2ad" style:font-style-asian="normal" style:font-style-complex="normal"/>
    </style:style>
    <style:style style:name="T201" style:family="text">
      <style:text-properties style:font-name="Times New Roman1" fo:font-style="normal" officeooo:rsid="00ff3630" style:font-style-asian="normal" style:font-style-complex="normal"/>
    </style:style>
    <style:style style:name="T202" style:family="text">
      <style:text-properties style:font-name="Times New Roman1" fo:font-style="normal" officeooo:rsid="0101b8ed" style:font-style-asian="normal" style:font-style-complex="normal"/>
    </style:style>
    <style:style style:name="T203" style:family="text">
      <style:text-properties style:font-name="Times New Roman1" fo:font-style="normal" officeooo:rsid="0103819e" style:font-style-asian="normal" style:font-style-complex="normal"/>
    </style:style>
    <style:style style:name="T204" style:family="text">
      <style:text-properties style:font-name="Times New Roman1" fo:font-style="normal" officeooo:rsid="0105ec36" style:font-style-asian="normal" style:font-style-complex="normal"/>
    </style:style>
    <style:style style:name="T205" style:family="text">
      <style:text-properties style:font-name="Times New Roman1" fo:font-style="normal" officeooo:rsid="01079231" style:font-style-asian="normal" style:font-style-complex="normal"/>
    </style:style>
    <style:style style:name="T206" style:family="text">
      <style:text-properties style:font-name="Times New Roman1" fo:font-style="normal" officeooo:rsid="01091363" style:font-style-asian="normal" style:font-style-complex="normal"/>
    </style:style>
    <style:style style:name="T207" style:family="text">
      <style:text-properties style:font-name="Times New Roman1" fo:font-style="normal" officeooo:rsid="01093c14" style:font-style-asian="normal" style:font-style-complex="normal"/>
    </style:style>
    <style:style style:name="T208" style:family="text">
      <style:text-properties style:font-name="Times New Roman1" fo:font-style="normal" officeooo:rsid="01098d05" style:font-style-asian="normal" style:font-style-complex="normal"/>
    </style:style>
    <style:style style:name="T209" style:family="text">
      <style:text-properties style:font-name="Times New Roman1" fo:font-style="normal" officeooo:rsid="00aa23cf" style:font-style-asian="normal" style:font-style-complex="normal"/>
    </style:style>
    <style:style style:name="T210" style:family="text">
      <style:text-properties style:font-name="Times New Roman1" fo:font-style="normal" officeooo:rsid="00d00542" style:font-style-asian="normal" style:font-style-complex="normal"/>
    </style:style>
    <style:style style:name="T211" style:family="text">
      <style:text-properties style:font-name="Times New Roman1" fo:font-style="normal" officeooo:rsid="00d260f0" style:font-style-asian="normal" style:font-style-complex="normal"/>
    </style:style>
    <style:style style:name="T212" style:family="text">
      <style:text-properties style:font-name="Times New Roman1" fo:font-style="normal" officeooo:rsid="00d62598" style:font-style-asian="normal" style:font-style-complex="normal"/>
    </style:style>
    <style:style style:name="T213" style:family="text">
      <style:text-properties style:font-name="Times New Roman1" fo:font-style="normal" officeooo:rsid="00d06fa3" style:font-style-asian="normal" style:font-style-complex="normal"/>
    </style:style>
    <style:style style:name="T214" style:family="text">
      <style:text-properties style:font-name="Times New Roman1" fo:font-style="normal" officeooo:rsid="012ce00d" style:font-style-asian="normal" style:font-style-complex="normal"/>
    </style:style>
    <style:style style:name="T215" style:family="text">
      <style:text-properties style:font-name="Times New Roman1" fo:font-style="normal" officeooo:rsid="0182d71f" style:font-style-asian="normal" style:font-style-complex="normal"/>
    </style:style>
    <style:style style:name="T216" style:family="text">
      <style:text-properties style:font-name="Times New Roman1" fo:font-style="normal" officeooo:rsid="018125dc" style:font-style-asian="normal" style:font-style-complex="normal"/>
    </style:style>
    <style:style style:name="T217" style:family="text">
      <style:text-properties style:font-name="Times New Roman1" fo:font-style="normal" officeooo:rsid="01836381" style:font-style-asian="normal" style:font-style-complex="normal"/>
    </style:style>
    <style:style style:name="T218" style:family="text">
      <style:text-properties style:font-name="Times New Roman1" fo:font-style="normal" officeooo:rsid="01852baf" style:font-style-asian="normal" style:font-style-complex="normal"/>
    </style:style>
    <style:style style:name="T219" style:family="text">
      <style:text-properties style:font-name="Times New Roman1" fo:font-style="normal" officeooo:rsid="019348fd" style:font-style-asian="normal" style:font-style-complex="normal"/>
    </style:style>
    <style:style style:name="T220" style:family="text">
      <style:text-properties style:font-name="Times New Roman1" fo:font-size="10pt" fo:font-style="italic" officeooo:rsid="014401be" style:font-size-asian="10pt" style:font-style-asian="italic" style:font-size-complex="10pt" style:font-style-complex="italic"/>
    </style:style>
    <style:style style:name="T221" style:family="text">
      <style:text-properties style:font-name="Times New Roman1" fo:font-size="10pt" fo:font-style="italic" officeooo:rsid="0145de2f" style:font-size-asian="10pt" style:font-style-asian="italic" style:font-size-complex="10pt" style:font-style-complex="italic"/>
    </style:style>
    <style:style style:name="T222" style:family="text">
      <style:text-properties style:font-name="Times New Roman1" fo:font-size="10pt" officeooo:rsid="01587fc2" style:font-size-asian="10pt" style:font-size-complex="10pt"/>
    </style:style>
    <style:style style:name="T223" style:family="text">
      <style:text-properties style:font-name="Times New Roman1" officeooo:rsid="00aa23cf"/>
    </style:style>
    <style:style style:name="T224" style:family="text">
      <style:text-properties fo:font-style="italic" style:font-style-asian="italic" style:font-style-complex="italic"/>
    </style:style>
    <style:style style:name="T225" style:family="text">
      <style:text-properties fo:font-style="italic" officeooo:rsid="001b160b" style:font-style-asian="italic" style:font-style-complex="italic"/>
    </style:style>
    <style:style style:name="T226" style:family="text">
      <style:text-properties fo:font-style="italic" officeooo:rsid="001fe039" style:font-style-asian="italic" style:font-style-complex="italic"/>
    </style:style>
    <style:style style:name="T227" style:family="text">
      <style:text-properties fo:font-style="italic" officeooo:rsid="002d08cc" style:font-style-asian="italic" style:font-style-complex="italic"/>
    </style:style>
    <style:style style:name="T228" style:family="text">
      <style:text-properties fo:font-style="italic" officeooo:rsid="0045e722" style:font-style-asian="italic" style:font-style-complex="italic"/>
    </style:style>
    <style:style style:name="T229" style:family="text">
      <style:text-properties fo:font-style="italic" officeooo:rsid="0090a224" style:font-style-asian="italic" style:font-style-complex="italic"/>
    </style:style>
    <style:style style:name="T230" style:family="text">
      <style:text-properties fo:font-style="italic" officeooo:rsid="00948b58" style:font-style-asian="italic" style:font-style-complex="italic"/>
    </style:style>
    <style:style style:name="T231" style:family="text">
      <style:text-properties fo:font-style="italic" officeooo:rsid="00958cca" style:font-style-asian="italic" style:font-style-complex="italic"/>
    </style:style>
    <style:style style:name="T232" style:family="text">
      <style:text-properties fo:font-style="italic" officeooo:rsid="0031c318" style:font-style-asian="italic" style:font-style-complex="italic"/>
    </style:style>
    <style:style style:name="T233" style:family="text">
      <style:text-properties fo:font-style="italic" officeooo:rsid="010ef5ac" style:font-style-asian="italic" style:font-style-complex="italic"/>
    </style:style>
    <style:style style:name="T234" style:family="text">
      <style:text-properties fo:font-style="italic" officeooo:rsid="014ed027" style:font-style-asian="italic" style:font-style-complex="italic"/>
    </style:style>
    <style:style style:name="T235" style:family="text">
      <style:text-properties fo:font-style="italic" officeooo:rsid="01dabe6a" style:font-style-asian="italic" style:font-style-complex="italic"/>
    </style:style>
    <style:style style:name="T236" style:family="text">
      <style:text-properties style:font-name="Consolas" fo:font-size="10pt" style:font-size-asian="8.75pt" style:font-size-complex="10pt"/>
    </style:style>
    <style:style style:name="T237" style:family="text">
      <style:text-properties style:font-name="Consolas" fo:font-size="10pt" style:font-size-asian="10pt" style:font-size-complex="10pt"/>
    </style:style>
    <style:style style:name="T238" style:family="text">
      <style:text-properties style:font-name="Consolas" fo:font-size="10pt" officeooo:rsid="0028e584" style:font-size-asian="10pt" style:font-size-complex="10pt"/>
    </style:style>
    <style:style style:name="T239" style:family="text">
      <style:text-properties style:font-name="Consolas" fo:font-size="10pt" officeooo:rsid="002aba5a" style:font-size-asian="10pt" style:font-size-complex="10pt"/>
    </style:style>
    <style:style style:name="T240" style:family="text">
      <style:text-properties style:font-name="Consolas" fo:font-size="10pt" officeooo:rsid="004d279a" style:font-size-asian="10pt" style:font-size-complex="10pt"/>
    </style:style>
    <style:style style:name="T241" style:family="text">
      <style:text-properties style:font-name="Consolas" fo:font-size="10pt" officeooo:rsid="00a49362" style:font-size-asian="10pt" style:font-size-complex="10pt"/>
    </style:style>
    <style:style style:name="T242" style:family="text">
      <style:text-properties style:font-name="Consolas" fo:font-size="10pt" officeooo:rsid="00d878ab" style:font-size-asian="10pt" style:font-size-complex="10pt"/>
    </style:style>
    <style:style style:name="T243" style:family="text">
      <style:text-properties style:font-name="Consolas" fo:font-size="10pt" officeooo:rsid="004b3101" style:font-size-asian="10pt" style:font-size-complex="10pt"/>
    </style:style>
    <style:style style:name="T244" style:family="text">
      <style:text-properties style:font-name="Consolas" fo:font-size="10pt" officeooo:rsid="014b690f" style:font-size-asian="10pt" style:font-size-complex="10pt"/>
    </style:style>
    <style:style style:name="T245" style:family="text">
      <style:text-properties style:font-name="Consolas" fo:font-size="10pt" officeooo:rsid="0151f60f" style:font-size-asian="10pt" style:font-size-complex="10pt"/>
    </style:style>
    <style:style style:name="T246" style:family="text">
      <style:text-properties style:font-name="Consolas" fo:font-size="10pt" officeooo:rsid="014ed027" style:font-size-asian="10pt" style:font-size-complex="10pt"/>
    </style:style>
    <style:style style:name="T247" style:family="text">
      <style:text-properties style:font-name="Consolas" fo:font-size="10pt" officeooo:rsid="01587fc2" style:font-size-asian="10pt" style:font-size-complex="10pt"/>
    </style:style>
    <style:style style:name="T248" style:family="text">
      <style:text-properties style:font-name="Consolas" fo:font-size="10pt" officeooo:rsid="014d9f7a" style:font-size-asian="10pt" style:font-size-complex="10pt"/>
    </style:style>
    <style:style style:name="T249" style:family="text">
      <style:text-properties style:font-name="Consolas" fo:font-size="10pt" officeooo:rsid="019795e4" style:font-size-asian="10pt" style:font-size-complex="10pt"/>
    </style:style>
    <style:style style:name="T250" style:family="text">
      <style:text-properties style:font-name="Consolas" fo:font-size="10pt" officeooo:rsid="01b3bd7d" style:font-size-asian="10pt" style:font-size-complex="10pt"/>
    </style:style>
    <style:style style:name="T251" style:family="text">
      <style:text-properties style:font-name="Consolas" fo:font-size="10pt" officeooo:rsid="01da5b95" style:font-size-asian="10pt" style:font-size-complex="10pt"/>
    </style:style>
    <style:style style:name="T252" style:family="text">
      <style:text-properties style:font-name="Consolas" fo:font-size="10pt" officeooo:rsid="01e62dcd" style:font-size-asian="10pt" style:font-size-complex="10pt"/>
    </style:style>
    <style:style style:name="T253" style:family="text">
      <style:text-properties style:font-name="Consolas" fo:font-size="10pt" fo:font-style="normal" style:font-size-asian="10pt" style:font-style-asian="normal" style:font-size-complex="10pt" style:font-style-complex="normal"/>
    </style:style>
    <style:style style:name="T254" style:family="text">
      <style:text-properties style:font-name="Consolas" fo:font-size="10pt" fo:font-style="normal" officeooo:rsid="001b160b" style:font-size-asian="10pt" style:font-style-asian="normal" style:font-size-complex="10pt" style:font-style-complex="normal"/>
    </style:style>
    <style:style style:name="T255" style:family="text">
      <style:text-properties style:font-name="Consolas" fo:font-size="10pt" fo:font-style="normal" officeooo:rsid="00256f36" style:font-size-asian="10pt" style:font-style-asian="normal" style:font-size-complex="10pt" style:font-style-complex="normal"/>
    </style:style>
    <style:style style:name="T256" style:family="text">
      <style:text-properties style:font-name="Consolas" fo:font-size="10pt" fo:font-style="normal" officeooo:rsid="0028e584" style:font-size-asian="10pt" style:font-style-asian="normal" style:font-size-complex="10pt" style:font-style-complex="normal"/>
    </style:style>
    <style:style style:name="T257" style:family="text">
      <style:text-properties style:font-name="Consolas" fo:font-size="10pt" fo:font-style="normal" officeooo:rsid="00475b94" style:font-size-asian="10pt" style:font-style-asian="normal" style:font-size-complex="10pt" style:font-style-complex="normal"/>
    </style:style>
    <style:style style:name="T258" style:family="text">
      <style:text-properties style:font-name="Consolas" fo:font-size="10pt" fo:font-style="normal" officeooo:rsid="0052d3fd" style:font-size-asian="10pt" style:font-style-asian="normal" style:font-size-complex="10pt" style:font-style-complex="normal"/>
    </style:style>
    <style:style style:name="T259" style:family="text">
      <style:text-properties style:font-name="Consolas" fo:font-size="10pt" fo:font-style="normal" officeooo:rsid="0066b7a5" style:font-size-asian="10pt" style:font-style-asian="normal" style:font-size-complex="10pt" style:font-style-complex="normal"/>
    </style:style>
    <style:style style:name="T260" style:family="text">
      <style:text-properties style:font-name="Consolas" fo:font-size="10pt" fo:font-style="normal" officeooo:rsid="00673205" style:font-size-asian="10pt" style:font-style-asian="normal" style:font-size-complex="10pt" style:font-style-complex="normal"/>
    </style:style>
    <style:style style:name="T261" style:family="text">
      <style:text-properties style:font-name="Consolas" fo:font-size="10pt" fo:font-style="normal" officeooo:rsid="00b56ea7" style:font-size-asian="10pt" style:font-style-asian="normal" style:font-size-complex="10pt" style:font-style-complex="normal"/>
    </style:style>
    <style:style style:name="T262" style:family="text">
      <style:text-properties style:font-name="Consolas" fo:font-size="10pt" fo:font-style="normal" officeooo:rsid="00b88862" style:font-size-asian="10pt" style:font-style-asian="normal" style:font-size-complex="10pt" style:font-style-complex="normal"/>
    </style:style>
    <style:style style:name="T263" style:family="text">
      <style:text-properties style:font-name="Consolas" fo:font-size="10pt" fo:font-style="normal" officeooo:rsid="00ba78ca" style:font-size-asian="10pt" style:font-style-asian="normal" style:font-size-complex="10pt" style:font-style-complex="normal"/>
    </style:style>
    <style:style style:name="T264" style:family="text">
      <style:text-properties style:font-name="Consolas" fo:font-size="10pt" fo:font-style="normal" officeooo:rsid="00cbebd8" style:font-size-asian="10pt" style:font-style-asian="normal" style:font-size-complex="10pt" style:font-style-complex="normal"/>
    </style:style>
    <style:style style:name="T265" style:family="text">
      <style:text-properties style:font-name="Consolas" fo:font-size="10pt" fo:font-style="normal" officeooo:rsid="00cd265c" style:font-size-asian="10pt" style:font-style-asian="normal" style:font-size-complex="10pt" style:font-style-complex="normal"/>
    </style:style>
    <style:style style:name="T266" style:family="text">
      <style:text-properties style:font-name="Consolas" fo:font-size="10pt" fo:font-style="normal" officeooo:rsid="00d00542" style:font-size-asian="10pt" style:font-style-asian="normal" style:font-size-complex="10pt" style:font-style-complex="normal"/>
    </style:style>
    <style:style style:name="T267" style:family="text">
      <style:text-properties style:font-name="Consolas" fo:font-size="10pt" fo:font-style="normal" officeooo:rsid="00d06fa3" style:font-size-asian="10pt" style:font-style-asian="normal" style:font-size-complex="10pt" style:font-style-complex="normal"/>
    </style:style>
    <style:style style:name="T268" style:family="text">
      <style:text-properties style:font-name="Consolas" fo:font-size="10pt" fo:font-style="normal" officeooo:rsid="00db45be" style:font-size-asian="10pt" style:font-style-asian="normal" style:font-size-complex="10pt" style:font-style-complex="normal"/>
    </style:style>
    <style:style style:name="T269" style:family="text">
      <style:text-properties style:font-name="Consolas" fo:font-size="10pt" fo:font-style="normal" officeooo:rsid="00d878ab" style:font-size-asian="10pt" style:font-style-asian="normal" style:font-size-complex="10pt" style:font-style-complex="normal"/>
    </style:style>
    <style:style style:name="T270" style:family="text">
      <style:text-properties style:font-name="Consolas" fo:font-size="10pt" fo:font-style="normal" officeooo:rsid="00e662f7" style:font-size-asian="10pt" style:font-style-asian="normal" style:font-size-complex="10pt" style:font-style-complex="normal"/>
    </style:style>
    <style:style style:name="T271" style:family="text">
      <style:text-properties style:font-name="Consolas" fo:font-size="10pt" fo:font-style="normal" officeooo:rsid="00fd92a4" style:font-size-asian="10pt" style:font-style-asian="normal" style:font-size-complex="10pt" style:font-style-complex="normal"/>
    </style:style>
    <style:style style:name="T272" style:family="text">
      <style:text-properties style:font-name="Consolas" fo:font-size="10pt" fo:font-style="normal" officeooo:rsid="0100cc63" style:font-size-asian="10pt" style:font-style-asian="normal" style:font-size-complex="10pt" style:font-style-complex="normal"/>
    </style:style>
    <style:style style:name="T273" style:family="text">
      <style:text-properties style:font-name="Consolas" fo:font-size="10pt" fo:font-style="normal" officeooo:rsid="0103819e" style:font-size-asian="10pt" style:font-style-asian="normal" style:font-size-complex="10pt" style:font-style-complex="normal"/>
    </style:style>
    <style:style style:name="T274" style:family="text">
      <style:text-properties style:font-name="Consolas" fo:font-size="10pt" fo:font-style="normal" officeooo:rsid="0105ec36" style:font-size-asian="10pt" style:font-style-asian="normal" style:font-size-complex="10pt" style:font-style-complex="normal"/>
    </style:style>
    <style:style style:name="T275" style:family="text">
      <style:text-properties style:font-name="Consolas" fo:font-size="10pt" fo:font-style="normal" officeooo:rsid="01091363" style:font-size-asian="10pt" style:font-style-asian="normal" style:font-size-complex="10pt" style:font-style-complex="normal"/>
    </style:style>
    <style:style style:name="T276" style:family="text">
      <style:text-properties style:font-name="Consolas" fo:font-size="10pt" fo:font-style="normal" officeooo:rsid="01098d05" style:font-size-asian="10pt" style:font-style-asian="normal" style:font-size-complex="10pt" style:font-style-complex="normal"/>
    </style:style>
    <style:style style:name="T277" style:family="text">
      <style:text-properties style:font-name="Consolas" fo:font-size="10pt" fo:font-style="normal" officeooo:rsid="010ef5ac" style:font-size-asian="10pt" style:font-style-asian="normal" style:font-size-complex="10pt" style:font-style-complex="normal"/>
    </style:style>
    <style:style style:name="T278" style:family="text">
      <style:text-properties style:font-name="Consolas" fo:font-size="10pt" fo:font-style="normal" officeooo:rsid="0122fcfb" style:font-size-asian="10pt" style:font-style-asian="normal" style:font-size-complex="10pt" style:font-style-complex="normal"/>
    </style:style>
    <style:style style:name="T279" style:family="text">
      <style:text-properties style:font-name="Consolas" fo:font-size="10pt" fo:font-style="normal" officeooo:rsid="0128141e" style:font-size-asian="10pt" style:font-style-asian="normal" style:font-size-complex="10pt" style:font-style-complex="normal"/>
    </style:style>
    <style:style style:name="T280" style:family="text">
      <style:text-properties style:font-name="Consolas" fo:font-size="10pt" fo:font-style="normal" officeooo:rsid="012b2865" style:font-size-asian="10pt" style:font-style-asian="normal" style:font-size-complex="10pt" style:font-style-complex="normal"/>
    </style:style>
    <style:style style:name="T281" style:family="text">
      <style:text-properties style:font-name="Consolas" fo:font-size="10pt" fo:font-style="normal" officeooo:rsid="01558eee" style:font-size-asian="10pt" style:font-style-asian="normal" style:font-size-complex="10pt" style:font-style-complex="normal"/>
    </style:style>
    <style:style style:name="T282" style:family="text">
      <style:text-properties style:font-name="Consolas" fo:font-size="10pt" fo:font-style="normal" officeooo:rsid="014ed027" style:font-size-asian="10pt" style:font-style-asian="normal" style:font-size-complex="10pt" style:font-style-complex="normal"/>
    </style:style>
    <style:style style:name="T283" style:family="text">
      <style:text-properties style:font-name="Consolas" fo:font-size="10pt" fo:font-style="normal" officeooo:rsid="01535f47" style:font-size-asian="10pt" style:font-style-asian="normal" style:font-size-complex="10pt" style:font-style-complex="normal"/>
    </style:style>
    <style:style style:name="T284" style:family="text">
      <style:text-properties style:font-name="Consolas" fo:font-size="10pt" fo:font-style="normal" officeooo:rsid="016a45c8" style:font-size-asian="10pt" style:font-style-asian="normal" style:font-size-complex="10pt" style:font-style-complex="normal"/>
    </style:style>
    <style:style style:name="T285" style:family="text">
      <style:text-properties style:font-name="Consolas" fo:font-size="10pt" fo:font-style="normal" officeooo:rsid="00e38840" style:font-size-asian="10pt" style:font-style-asian="normal" style:font-size-complex="10pt" style:font-style-complex="normal"/>
    </style:style>
    <style:style style:name="T286" style:family="text">
      <style:text-properties style:font-name="Consolas" fo:font-size="10pt" fo:font-style="normal" officeooo:rsid="01853de7" style:font-size-asian="10pt" style:font-style-asian="normal" style:font-size-complex="10pt" style:font-style-complex="normal"/>
    </style:style>
    <style:style style:name="T287" style:family="text">
      <style:text-properties style:font-name="Consolas" fo:font-size="10pt" fo:font-style="normal" officeooo:rsid="018c1c10" style:font-size-asian="10pt" style:font-style-asian="normal" style:font-size-complex="10pt" style:font-style-complex="normal"/>
    </style:style>
    <style:style style:name="T288" style:family="text">
      <style:text-properties style:font-name="Consolas" fo:font-size="10pt" fo:font-style="normal" officeooo:rsid="018d920c" style:font-size-asian="10pt" style:font-style-asian="normal" style:font-size-complex="10pt" style:font-style-complex="normal"/>
    </style:style>
    <style:style style:name="T289" style:family="text">
      <style:text-properties style:font-name="Consolas" fo:font-size="10pt" fo:font-style="normal" officeooo:rsid="019348fd" style:font-size-asian="10pt" style:font-style-asian="normal" style:font-size-complex="10pt" style:font-style-complex="normal"/>
    </style:style>
    <style:style style:name="T290" style:family="text">
      <style:text-properties style:font-name="Consolas" fo:font-size="10pt" fo:font-style="normal" officeooo:rsid="018fb31d" style:font-size-asian="10pt" style:font-style-asian="normal" style:font-size-complex="10pt" style:font-style-complex="normal"/>
    </style:style>
    <style:style style:name="T291" style:family="text">
      <style:text-properties style:font-name="Consolas" fo:font-size="10pt" fo:font-style="normal" officeooo:rsid="019480c4" style:font-size-asian="10pt" style:font-style-asian="normal" style:font-size-complex="10pt" style:font-style-complex="normal"/>
    </style:style>
    <style:style style:name="T292" style:family="text">
      <style:text-properties style:font-name="Consolas" fo:font-size="10pt" fo:font-style="normal" officeooo:rsid="019b879a" style:font-size-asian="10pt" style:font-style-asian="normal" style:font-size-complex="10pt" style:font-style-complex="normal"/>
    </style:style>
    <style:style style:name="T293" style:family="text">
      <style:text-properties style:font-name="Consolas" fo:font-size="10pt" fo:font-style="normal" officeooo:rsid="01a4652f" style:font-size-asian="10pt" style:font-style-asian="normal" style:font-size-complex="10pt" style:font-style-complex="normal"/>
    </style:style>
    <style:style style:name="T294" style:family="text">
      <style:text-properties style:font-name="Consolas" fo:font-size="10pt" fo:font-style="normal" officeooo:rsid="01a74671" style:font-size-asian="10pt" style:font-style-asian="normal" style:font-size-complex="10pt" style:font-style-complex="normal"/>
    </style:style>
    <style:style style:name="T295" style:family="text">
      <style:text-properties style:font-name="Consolas" fo:font-size="10pt" fo:font-style="normal" officeooo:rsid="01c616cf" style:font-size-asian="10pt" style:font-style-asian="normal" style:font-size-complex="10pt" style:font-style-complex="normal"/>
    </style:style>
    <style:style style:name="T296" style:family="text">
      <style:text-properties style:font-name="Consolas" fo:font-size="10pt" fo:font-style="normal" officeooo:rsid="01dff382" style:font-size-asian="10pt" style:font-style-asian="normal" style:font-size-complex="10pt" style:font-style-complex="normal"/>
    </style:style>
    <style:style style:name="T297" style:family="text">
      <style:text-properties style:font-name="Consolas" fo:font-size="10pt" fo:font-style="normal" officeooo:rsid="01e330b0" style:font-size-asian="10pt" style:font-style-asian="normal" style:font-size-complex="10pt" style:font-style-complex="normal"/>
    </style:style>
    <style:style style:name="T298" style:family="text">
      <style:text-properties style:font-name="Consolas" fo:font-size="10pt" fo:font-style="normal" officeooo:rsid="01e8ddb3" style:font-size-asian="10pt" style:font-style-asian="normal" style:font-size-complex="10pt" style:font-style-complex="normal"/>
    </style:style>
    <style:style style:name="T299" style:family="text">
      <style:text-properties style:font-name="Consolas" fo:font-size="10pt" fo:font-style="normal" fo:font-weight="normal" officeooo:rsid="007c0230" style:font-size-asian="10pt" style:font-style-asian="normal" style:font-weight-asian="normal" style:font-size-complex="10pt" style:font-style-complex="normal" style:font-weight-complex="normal"/>
    </style:style>
    <style:style style:name="T300" style:family="text">
      <style:text-properties style:font-name="Consolas" fo:font-size="10pt" fo:font-style="italic" officeooo:rsid="01c1b2b8" style:font-size-asian="10pt" style:font-style-asian="italic" style:font-size-complex="10pt" style:font-style-complex="italic"/>
    </style:style>
    <style:style style:name="T301" style:family="text">
      <style:text-properties style:font-name="Consolas" fo:font-size="10pt" fo:font-style="italic" officeooo:rsid="01c616cf" style:font-size-asian="10pt" style:font-style-asian="italic" style:font-size-complex="10pt" style:font-style-complex="italic"/>
    </style:style>
    <style:style style:name="T302" style:family="text">
      <style:text-properties style:font-name="Consolas" fo:font-size="12pt" fo:font-style="normal" style:font-size-asian="12pt" style:font-style-asian="normal" style:font-size-complex="12pt" style:font-style-complex="normal"/>
    </style:style>
    <style:style style:name="T303" style:family="text">
      <style:text-properties style:font-name="Consolas" fo:font-size="12pt" fo:font-style="normal" officeooo:rsid="004b3101" style:font-size-asian="12pt" style:font-style-asian="normal" style:font-size-complex="12pt" style:font-style-complex="normal"/>
    </style:style>
    <style:style style:name="T304" style:family="text">
      <style:text-properties style:font-name="Consolas" fo:font-size="12pt" fo:font-style="normal" officeooo:rsid="006ace6d" style:font-size-asian="12pt" style:font-style-asian="normal" style:font-size-complex="12pt" style:font-style-complex="normal"/>
    </style:style>
    <style:style style:name="T305" style:family="text">
      <style:text-properties style:font-name="Consolas" fo:font-size="12pt" fo:font-style="normal" officeooo:rsid="00b4e382" style:font-size-asian="12pt" style:font-style-asian="normal" style:font-size-complex="12pt" style:font-style-complex="normal"/>
    </style:style>
    <style:style style:name="T306" style:family="text">
      <style:text-properties style:font-name="Consolas" fo:font-size="12pt" fo:font-style="normal" officeooo:rsid="00b56ea7" style:font-size-asian="12pt" style:font-style-asian="normal" style:font-size-complex="12pt" style:font-style-complex="normal"/>
    </style:style>
    <style:style style:name="T307" style:family="text">
      <style:text-properties style:font-name="Consolas" fo:font-size="12pt" style:font-size-asian="12pt" style:font-size-complex="12pt"/>
    </style:style>
    <style:style style:name="T308" style:family="text">
      <style:text-properties style:font-name="Consolas" fo:font-size="12pt" officeooo:rsid="01cf1ed2" style:font-size-asian="12pt" style:font-size-complex="12pt"/>
    </style:style>
    <style:style style:name="T309" style:family="text">
      <style:text-properties style:font-name="Consolas" fo:font-style="normal" style:font-style-asian="normal" style:font-style-complex="normal"/>
    </style:style>
    <style:style style:name="T310" style:family="text">
      <style:text-properties style:font-name="Consolas" fo:font-style="normal" officeooo:rsid="00b88862" style:font-style-asian="normal" style:font-style-complex="normal"/>
    </style:style>
    <style:style style:name="T311" style:family="text">
      <style:text-properties style:font-name="Consolas" fo:font-style="italic" officeooo:rsid="01c50cce" style:font-style-asian="italic" style:font-style-complex="italic"/>
    </style:style>
    <style:style style:name="T312" style:family="text">
      <style:text-properties officeooo:rsid="002aba5a"/>
    </style:style>
    <style:style style:name="T313" style:family="text">
      <style:text-properties fo:font-weight="bold" style:font-weight-asian="bold" style:font-weight-complex="bold"/>
    </style:style>
    <style:style style:name="T314" style:family="text">
      <style:text-properties officeooo:rsid="0031c318"/>
    </style:style>
    <style:style style:name="T315" style:family="text">
      <style:text-properties officeooo:rsid="0038ea4b"/>
    </style:style>
    <style:style style:name="T316" style:family="text">
      <style:text-properties officeooo:rsid="003aa30d"/>
    </style:style>
    <style:style style:name="T317" style:family="text">
      <style:text-properties officeooo:rsid="003b9e22"/>
    </style:style>
    <style:style style:name="T318" style:family="text">
      <style:text-properties officeooo:rsid="004d279a"/>
    </style:style>
    <style:style style:name="T319" style:family="text">
      <style:text-properties officeooo:rsid="0065b90c"/>
    </style:style>
    <style:style style:name="T320" style:family="text">
      <style:text-properties officeooo:rsid="009fab9a"/>
    </style:style>
    <style:style style:name="T321" style:family="text">
      <style:text-properties officeooo:rsid="00a037ae"/>
    </style:style>
    <style:style style:name="T322" style:family="text">
      <style:text-properties fo:color="#000000" style:font-name="Consolas1" fo:font-size="10pt" fo:font-style="normal" style:font-size-asian="10pt" style:font-style-asian="normal" style:font-style-complex="normal"/>
    </style:style>
    <style:style style:name="T323" style:family="text">
      <style:text-properties fo:color="#000000" style:font-name="Consolas1" fo:font-size="10pt" fo:font-style="normal" officeooo:rsid="0153f0b9" style:font-size-asian="10pt" style:font-style-asian="normal" style:font-style-complex="normal"/>
    </style:style>
    <style:style style:name="T324" style:family="text">
      <style:text-properties fo:color="#000000" style:font-name="Consolas1" fo:font-size="10pt" style:font-size-asian="10pt"/>
    </style:style>
    <style:style style:name="T325" style:family="text">
      <style:text-properties fo:color="#000000" style:font-name="Lucida Console" fo:font-size="9pt" style:font-size-asian="9pt"/>
    </style:style>
    <style:style style:name="T326" style:family="text">
      <style:text-properties fo:color="#000000" style:font-name="Lucida Console" fo:font-size="9pt" fo:font-style="normal" officeooo:rsid="01a5fe1b" style:font-size-asian="9pt" style:font-style-asian="normal" style:font-size-complex="10pt" style:font-style-complex="normal"/>
    </style:style>
    <style:style style:name="T327" style:family="text">
      <style:text-properties officeooo:rsid="00c7ce8a"/>
    </style:style>
    <style:style style:name="T328" style:family="text">
      <style:text-properties style:text-position="super 58%" fo:font-size="14pt" fo:font-weight="bold" style:font-size-asian="14pt" style:font-weight-asian="bold" style:font-size-complex="14pt" style:font-weight-complex="bold"/>
    </style:style>
    <style:style style:name="T329" style:family="text">
      <style:text-properties style:text-position="super 58%" fo:font-size="14pt" fo:font-weight="bold" officeooo:rsid="00e21632" style:font-size-asian="14pt" style:font-weight-asian="bold" style:font-size-complex="14pt" style:font-weight-complex="bold"/>
    </style:style>
    <style:style style:name="T330" style:family="text">
      <style:text-properties officeooo:rsid="00e29280"/>
    </style:style>
    <style:style style:name="T331" style:family="text">
      <style:text-properties officeooo:rsid="00e45745"/>
    </style:style>
    <style:style style:name="T332" style:family="text">
      <style:text-properties officeooo:rsid="004b3101"/>
    </style:style>
    <style:style style:name="T333" style:family="text">
      <style:text-properties officeooo:rsid="014ed027"/>
    </style:style>
    <style:style style:name="T334" style:family="text">
      <style:text-properties officeooo:rsid="01518cbb"/>
    </style:style>
    <style:style style:name="T335" style:family="text">
      <style:text-properties officeooo:rsid="01587fc2"/>
    </style:style>
    <style:style style:name="T336" style:family="text">
      <style:text-properties officeooo:rsid="0163f97d"/>
    </style:style>
    <style:style style:name="T337" style:family="text">
      <style:text-properties officeooo:rsid="014d9f7a"/>
    </style:style>
    <style:style style:name="T338" style:family="text">
      <style:text-properties officeooo:rsid="01728edb"/>
    </style:style>
    <style:style style:name="T339" style:family="text">
      <style:text-properties officeooo:rsid="0173c695"/>
    </style:style>
    <style:style style:name="T340" style:family="text">
      <style:text-properties officeooo:rsid="018a2ff4"/>
    </style:style>
    <style:style style:name="T341" style:family="text">
      <style:text-properties officeooo:rsid="019348fd"/>
    </style:style>
    <style:style style:name="T342" style:family="text">
      <style:text-properties officeooo:rsid="0195b8aa"/>
    </style:style>
    <style:style style:name="T343" style:family="text">
      <style:text-properties officeooo:rsid="019795e4"/>
    </style:style>
    <style:style style:name="T344" style:family="text">
      <style:text-properties officeooo:rsid="01a2d0f0"/>
    </style:style>
    <style:style style:name="T345" style:family="text">
      <style:text-properties officeooo:rsid="01a9a9cf"/>
    </style:style>
    <style:style style:name="T346" style:family="text">
      <style:text-properties officeooo:rsid="01ad358b"/>
    </style:style>
    <style:style style:name="T347" style:family="text">
      <style:text-properties officeooo:rsid="01b128d2"/>
    </style:style>
    <style:style style:name="T348" style:family="text">
      <style:text-properties officeooo:rsid="01b3bd7d"/>
    </style:style>
    <style:style style:name="T349" style:family="text">
      <style:text-properties officeooo:rsid="01b7db3f"/>
    </style:style>
    <style:style style:name="T350" style:family="text">
      <style:text-properties officeooo:rsid="01ca40f6"/>
    </style:style>
    <style:style style:name="T351" style:family="text">
      <style:text-properties officeooo:rsid="01cdc57c"/>
    </style:style>
    <style:style style:name="T352" style:family="text">
      <style:text-properties officeooo:rsid="01d8ada5"/>
    </style:style>
    <style:style style:name="T353" style:family="text">
      <style:text-properties officeooo:rsid="01dcc69e"/>
    </style:style>
    <style:style style:name="T354" style:family="text">
      <style:text-properties officeooo:rsid="01dd12cc"/>
    </style:style>
    <style:style style:name="T355" style:family="text">
      <style:text-properties officeooo:rsid="01e50b86"/>
    </style:style>
    <style:style style:name="T356" style:family="text">
      <style:text-properties officeooo:rsid="01e97cb1"/>
    </style:style>
    <style:style style:name="T357" style:family="text">
      <style:text-properties officeooo:rsid="01ea7a6f"/>
    </style:style>
    <style:style style:name="T358" style:family="text">
      <style:text-properties officeooo:rsid="01f16d6f"/>
    </style:style>
    <style:style style:name="fr1" style:family="graphic" style:parent-style-name="Frame">
      <style:graphic-properties style:vertical-pos="from-top" style:vertical-rel="paragraph" style:horizontal-pos="from-left" style:horizontal-rel="paragraph" draw:fill="none" draw:fill-color="#ffffff" style:shadow="none" draw:shadow-opacity="100%">
        <style:columns fo:column-count="1" fo:column-gap="0in"/>
      </style:graphic-properties>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8"><text:a xlink:type="simple" xlink:href="#__RefHeading__14049_1726513801" text:style-name="Index_20_Link" text:visited-style-name="Index_20_Link">1Introduction<text:tab/>2</text:a></text:p>
          <text:p text:style-name="P119"><text:a xlink:type="simple" xlink:href="#__RefHeading__1091_295664061" text:style-name="Index_20_Link" text:visited-style-name="Index_20_Link">1.1What<text:tab/>2</text:a></text:p>
          <text:p text:style-name="P119"><text:a xlink:type="simple" xlink:href="#__RefHeading__1093_295664061" text:style-name="Index_20_Link" text:visited-style-name="Index_20_Link">1.2Why<text:tab/>2</text:a></text:p>
          <text:p text:style-name="P120"><text:a xlink:type="simple" xlink:href="#__RefHeading__1095_295664061" text:style-name="Index_20_Link" text:visited-style-name="Index_20_Link">1.2.1Why Formalize?<text:tab/>2</text:a></text:p>
          <text:p text:style-name="P119"><text:a xlink:type="simple" xlink:href="#__RefHeading__1097_295664061" text:style-name="Index_20_Link" text:visited-style-name="Index_20_Link">1.3How<text:tab/>2</text:a></text:p>
          <text:p text:style-name="P120"><text:a xlink:type="simple" xlink:href="#__RefHeading__4613_1561157922" text:style-name="Index_20_Link" text:visited-style-name="Index_20_Link">1.3.1</text:a><text:a xlink:type="simple" xlink:href="#__RefHeading__4613_1561157922" text:style-name="Index_20_Link" text:visited-style-name="Index_20_Link"><text:span text:style-name="T1">E</text:span></text:a><text:a xlink:type="simple" xlink:href="#__RefHeading__4613_1561157922" text:style-name="Index_20_Link" text:visited-style-name="Index_20_Link"><text:span text:style-name="T1">xtant</text:span></text:a><text:a xlink:type="simple" xlink:href="#__RefHeading__4613_1561157922" text:style-name="Index_20_Link" text:visited-style-name="Index_20_Link"><text:tab/>2</text:a></text:p>
          <text:p text:style-name="P120"><text:a xlink:type="simple" xlink:href="#__RefHeading__4622_1561157922" text:style-name="Index_20_Link" text:visited-style-name="Index_20_Link">1.3.2</text:a><text:a xlink:type="simple" xlink:href="#__RefHeading__4622_1561157922" text:style-name="Index_20_Link" text:visited-style-name="Index_20_Link"><text:span text:style-name="T1">A</text:span></text:a><text:a xlink:type="simple" xlink:href="#__RefHeading__4622_1561157922" text:style-name="Index_20_Link" text:visited-style-name="Index_20_Link"><text:span text:style-name="T1">dhoc</text:span></text:a><text:a xlink:type="simple" xlink:href="#__RefHeading__4622_1561157922" text:style-name="Index_20_Link" text:visited-style-name="Index_20_Link"><text:tab/>3</text:a></text:p>
          <text:p text:style-name="P118"><text:a xlink:type="simple" xlink:href="#__RefHeading__1099_295664061" text:style-name="Index_20_Link" text:visited-style-name="Index_20_Link">2</text:a><text:a xlink:type="simple" xlink:href="#__RefHeading__1099_295664061" text:style-name="Index_20_Link" text:visited-style-name="Index_20_Link"><text:span text:style-name="T1">T</text:span></text:a><text:a xlink:type="simple" xlink:href="#__RefHeading__1099_295664061" text:style-name="Index_20_Link" text:visited-style-name="Index_20_Link"><text:span text:style-name="T1">utorial</text:span></text:a><text:a xlink:type="simple" xlink:href="#__RefHeading__1099_295664061" text:style-name="Index_20_Link" text:visited-style-name="Index_20_Link"><text:tab/>4</text:a></text:p>
          <text:p text:style-name="P119"><text:a xlink:type="simple" xlink:href="#__RefHeading__3148_295664061" text:style-name="Index_20_Link" text:visited-style-name="Index_20_Link">2.1A Note on Syntax<text:tab/>4</text:a></text:p>
          <text:p text:style-name="P120"><text:a xlink:type="simple" xlink:href="#__RefHeading__3150_295664061" text:style-name="Index_20_Link" text:visited-style-name="Index_20_Link">2.1.1</text:a><text:a xlink:type="simple" xlink:href="#__RefHeading__3150_295664061" text:style-name="Index_20_Link" text:visited-style-name="Index_20_Link"><text:span text:style-name="T1">N</text:span></text:a><text:a xlink:type="simple" xlink:href="#__RefHeading__3150_295664061" text:style-name="Index_20_Link" text:visited-style-name="Index_20_Link"><text:span text:style-name="T1">amed Macro Parameters</text:span></text:a><text:a xlink:type="simple" xlink:href="#__RefHeading__3150_295664061" text:style-name="Index_20_Link" text:visited-style-name="Index_20_Link"><text:tab/>4</text:a></text:p>
          <text:p text:style-name="P119"><text:a xlink:type="simple" xlink:href="#__RefHeading__3177_295664061" text:style-name="Index_20_Link" text:visited-style-name="Index_20_Link">2.2A Note on Examples<text:tab/>5</text:a></text:p>
          <text:p text:style-name="P119"><text:a xlink:type="simple" xlink:href="#__RefHeading__3179_295664061" text:style-name="Index_20_Link" text:visited-style-name="Index_20_Link">2.3The Implementing Macros<text:tab/>5</text:a></text:p>
          <text:p text:style-name="P119"><text:a xlink:type="simple" xlink:href="#__RefHeading__1101_295664061" text:style-name="Index_20_Link" text:visited-style-name="Index_20_Link">2.4Scope Managers<text:tab/>5</text:a></text:p>
          <text:p text:style-name="P119"><text:a xlink:type="simple" xlink:href="#__RefHeading__3187_295664061" text:style-name="Index_20_Link" text:visited-style-name="Index_20_Link">2.5Extant Scope Managers<text:tab/>6</text:a></text:p>
          <text:p text:style-name="P120"><text:a xlink:type="simple" xlink:href="#__RefHeading__1103_295664061" text:style-name="Index_20_Link" text:visited-style-name="Index_20_Link">2.5.1</text:a><text:a xlink:type="simple" xlink:href="#__RefHeading__1103_295664061" text:style-name="Index_20_Link" text:visited-style-name="Index_20_Link"><text:span text:style-name="T1">w</text:span></text:a><text:a xlink:type="simple" xlink:href="#__RefHeading__1103_295664061" text:style-name="Index_20_Link" text:visited-style-name="Index_20_Link"><text:span text:style-name="T1">ith</text:span></text:a><text:a xlink:type="simple" xlink:href="#__RefHeading__1103_295664061" text:style-name="Index_20_Link" text:visited-style-name="Index_20_Link"><text:span text:style-name="T1"> Parameter</text:span></text:a><text:a xlink:type="simple" xlink:href="#__RefHeading__1103_295664061" text:style-name="Index_20_Link" text:visited-style-name="Index_20_Link"><text:tab/>6</text:a></text:p>
          <text:p text:style-name="P120"><text:a xlink:type="simple" xlink:href="#__RefHeading__1105_295664061" text:style-name="Index_20_Link" text:visited-style-name="Index_20_Link">2.5.2</text:a><text:a xlink:type="simple" xlink:href="#__RefHeading__1105_295664061" text:style-name="Index_20_Link" text:visited-style-name="Index_20_Link"><text:span text:style-name="T1">e</text:span></text:a><text:a xlink:type="simple" xlink:href="#__RefHeading__1105_295664061" text:style-name="Index_20_Link" text:visited-style-name="Index_20_Link"><text:span text:style-name="T1">nter_as</text:span></text:a><text:a xlink:type="simple" xlink:href="#__RefHeading__1105_295664061" text:style-name="Index_20_Link" text:visited-style-name="Index_20_Link"><text:span text:style-name="T1"> Parameter</text:span></text:a><text:a xlink:type="simple" xlink:href="#__RefHeading__1105_295664061" text:style-name="Index_20_Link" text:visited-style-name="Index_20_Link"><text:tab/>7</text:a></text:p>
          <text:p text:style-name="P119"><text:a xlink:type="simple" xlink:href="#__RefHeading__1107_295664061" text:style-name="Index_20_Link" text:visited-style-name="Index_20_Link">2.6Adhoc Scope Managers<text:tab/>7</text:a></text:p>
          <text:p text:style-name="P120"><text:a xlink:type="simple" xlink:href="#__RefHeading__3196_295664061" text:style-name="Index_20_Link" text:visited-style-name="Index_20_Link">2.6.1</text:a><text:a xlink:type="simple" xlink:href="#__RefHeading__3196_295664061" text:style-name="Index_20_Link" text:visited-style-name="Index_20_Link"><text:span text:style-name="T1">with</text:span></text:a><text:a xlink:type="simple" xlink:href="#__RefHeading__3196_295664061" text:style-name="Index_20_Link" text:visited-style-name="Index_20_Link"><text:span text:style-name="T1">_</text:span></text:a><text:a xlink:type="simple" xlink:href="#__RefHeading__3196_295664061" text:style-name="Index_20_Link" text:visited-style-name="Index_20_Link"><text:span text:style-name="T1">adhoc</text:span></text:a><text:a xlink:type="simple" xlink:href="#__RefHeading__3196_295664061" text:style-name="Index_20_Link" text:visited-style-name="Index_20_Link"><text:span text:style-name="T1"> Parameter</text:span></text:a><text:a xlink:type="simple" xlink:href="#__RefHeading__3196_295664061" text:style-name="Index_20_Link" text:visited-style-name="Index_20_Link"><text:tab/>7</text:a></text:p>
          <text:p text:style-name="P120"><text:a xlink:type="simple" xlink:href="#__RefHeading__3569_2091598201" text:style-name="Index_20_Link" text:visited-style-name="Index_20_Link">2.6.2with_raii Parameter<text:tab/>8</text:a></text:p>
          <text:p text:style-name="P119"><text:a xlink:type="simple" xlink:href="#__RefHeading__2684_1561157922" text:style-name="Index_20_Link" text:visited-style-name="Index_20_Link">2.7Nesting STEPed Macros<text:tab/>9</text:a></text:p>
          <text:p text:style-name="P119"><text:a xlink:type="simple" xlink:href="#__RefHeading__4615_1561157922" text:style-name="Index_20_Link" text:visited-style-name="Index_20_Link">2.8Same Line Declarations<text:tab/>9</text:a></text:p>
          <text:p text:style-name="P118"><text:a xlink:type="simple" xlink:href="#__RefHeading__1109_295664061" text:style-name="Index_20_Link" text:visited-style-name="Index_20_Link">3Reference<text:tab/>10</text:a></text:p>
          <text:p text:style-name="P119"><text:a xlink:type="simple" xlink:href="#__RefHeading__3225_295664061" text:style-name="Index_20_Link" text:visited-style-name="Index_20_Link">3.1Macros<text:tab/>10</text:a></text:p>
          <text:p text:style-name="P120"><text:a xlink:type="simple" xlink:href="#__RefHeading__3227_295664061" text:style-name="Index_20_Link" text:visited-style-name="Index_20_Link">3.1.1</text:a><text:a xlink:type="simple" xlink:href="#__RefHeading__3227_295664061" text:style-name="Index_20_Link" text:visited-style-name="Index_20_Link"><text:span text:style-name="T1">WG_LCLCONTEXT(...)</text:span></text:a><text:a xlink:type="simple" xlink:href="#__RefHeading__3227_295664061" text:style-name="Index_20_Link" text:visited-style-name="Index_20_Link"><text:span text:style-name="T1"> </text:span></text:a><text:a xlink:type="simple" xlink:href="#__RefHeading__3227_295664061" text:style-name="Index_20_Link" text:visited-style-name="Index_20_Link"><text:span text:style-name="T1">WG_LCLCONTEXT_TPL(...)</text:span></text:a><text:a xlink:type="simple" xlink:href="#__RefHeading__3227_295664061" text:style-name="Index_20_Link" text:visited-style-name="Index_20_Link"><text:span text:style-name="T1"> </text:span></text:a><text:a xlink:type="simple" xlink:href="#__RefHeading__3227_295664061" text:style-name="Index_20_Link" text:visited-style-name="Index_20_Link"><text:span text:style-name="T1">WG_LCLCONTEXT_END</text:span></text:a><text:a xlink:type="simple" xlink:href="#__RefHeading__3227_295664061" text:style-name="Index_20_Link" text:visited-style-name="Index_20_Link"><text:span text:style-name="T224">N</text:span></text:a><text:a xlink:type="simple" xlink:href="#__RefHeading__3227_295664061" text:style-name="Index_20_Link" text:visited-style-name="Index_20_Link"><text:tab/>10</text:a></text:p>
          <text:p text:style-name="P120"><text:a xlink:type="simple" xlink:href="#__RefHeading__2686_1561157922" text:style-name="Index_20_Link" text:visited-style-name="Index_20_Link">3.1.2BOOST_NO_EXCEPTIONS<text:tab/>11</text:a></text:p>
          <text:p text:style-name="P118"><text:a xlink:type="simple" xlink:href="#__RefHeading__3154_295664061" text:style-name="Index_20_Link" text:visited-style-name="Index_20_Link">4Limitations<text:tab/>11</text:a></text:p>
          <text:p text:style-name="P119"><text:a xlink:type="simple" xlink:href="#__RefHeading__4624_1561157922" text:style-name="Index_20_Link" text:visited-style-name="Index_20_Link">4.1General Limitations<text:tab/>11</text:a></text:p>
          <text:p text:style-name="P120"><text:a xlink:type="simple" xlink:href="#__RefHeading__3266_2082572751" text:style-name="Index_20_Link" text:visited-style-name="Index_20_Link">4.1.1</text:a><text:a xlink:type="simple" xlink:href="#__RefHeading__3266_2082572751" text:style-name="Index_20_Link" text:visited-style-name="Index_20_Link"><text:span text:style-name="T1">Macro Parameter</text:span></text:a><text:a xlink:type="simple" xlink:href="#__RefHeading__3266_2082572751" text:style-name="Index_20_Link" text:visited-style-name="Index_20_Link"><text:span text:style-name="T1"> Arguments </text:span></text:a><text:a xlink:type="simple" xlink:href="#__RefHeading__3266_2082572751" text:style-name="Index_20_Link" text:visited-style-name="Index_20_Link"><text:span text:style-name="T1">Containing Commas</text:span></text:a><text:a xlink:type="simple" xlink:href="#__RefHeading__3266_2082572751" text:style-name="Index_20_Link" text:visited-style-name="Index_20_Link"><text:tab/>11</text:a></text:p>
          <text:p text:style-name="P120"><text:a xlink:type="simple" xlink:href="#__RefHeading__4626_1561157922" text:style-name="Index_20_Link" text:visited-style-name="Index_20_Link">4.1.2</text:a><text:a xlink:type="simple" xlink:href="#__RefHeading__4626_1561157922" text:style-name="Index_20_Link" text:visited-style-name="Index_20_Link"><text:span text:style-name="T1">Implicitly Typed </text:span></text:a><text:a xlink:type="simple" xlink:href="#__RefHeading__4626_1561157922" text:style-name="Index_20_Link" text:visited-style-name="Index_20_Link"><text:span text:style-name="T1">Variables</text:span></text:a><text:a xlink:type="simple" xlink:href="#__RefHeading__4626_1561157922" text:style-name="Index_20_Link" text:visited-style-name="Index_20_Link"><text:tab/>12</text:a></text:p>
          <text:p text:style-name="P120"><text:a xlink:type="simple" xlink:href="#__RefHeading__3185_295664061" text:style-name="Index_20_Link" text:visited-style-name="Index_20_Link">4.1.3Noncopyable Const LValue Scope Managers<text:tab/>12</text:a></text:p>
          <text:p text:style-name="P118"><text:a xlink:type="simple" xlink:href="#__RefHeading__1111_295664061" text:style-name="Index_20_Link" text:visited-style-name="Index_20_Link">5Grammar<text:tab/>12</text:a></text:p>
          <text:p text:style-name="P119"><text:a xlink:type="simple" xlink:href="#__RefHeading__1113_295664061" text:style-name="Index_20_Link" text:visited-style-name="Index_20_Link">5.1Special Symbols<text:tab/>12</text:a></text:p>
          <text:p text:style-name="P119"><text:a xlink:type="simple" xlink:href="#__RefHeading__1115_295664061" text:style-name="Index_20_Link" text:visited-style-name="Index_20_Link">5.2EBNF<text:tab/>12</text:a></text:p>
          <text:p text:style-name="P118"><text:a xlink:type="simple" xlink:href="#__RefHeading__4617_1561157922" text:style-name="Index_20_Link" text:visited-style-name="Index_20_Link">6Rationale<text:tab/>13</text:a></text:p>
          <text:p text:style-name="P119"><text:a xlink:type="simple" xlink:href="#__RefHeading__4619_1561157922" text:style-name="Index_20_Link" text:visited-style-name="Index_20_Link">6.1this_ const Qualification<text:tab/>13</text:a></text:p>
          <text:p text:style-name="P118"><text:a xlink:type="simple" xlink:href="#__RefHeading__1117_295664061" text:style-name="Index_20_Link" text:visited-style-name="Index_20_Link">7Alternatives<text:tab/>14</text:a></text:p>
          <text:p text:style-name="P119"><text:a xlink:type="simple" xlink:href="#__RefHeading__1119_295664061" text:style-name="Index_20_Link" text:visited-style-name="Index_20_Link">7.1Why not Boost.ScopeExit?<text:tab/>14</text:a></text:p>
          <text:p text:style-name="P120"><text:a xlink:type="simple" xlink:href="#__RefHeading__1121_295664061" text:style-name="Index_20_Link" text:visited-style-name="Index_20_Link">7.1.1Unenforceable Intent<text:tab/>14</text:a></text:p>
          <text:p text:style-name="P120"><text:a xlink:type="simple" xlink:href="#__RefHeading__1123_295664061" text:style-name="Index_20_Link" text:visited-style-name="Index_20_Link">7.1.2Unclear Intent<text:tab/>14</text:a></text:p>
          <text:p text:style-name="P120"><text:a xlink:type="simple" xlink:href="#__RefHeading__3081_318050475" text:style-name="Index_20_Link" text:visited-style-name="Index_20_Link">7.1.3Feature Deficiency<text:tab/>14</text:a></text:p>
          <text:p text:style-name="P118"><text:a xlink:type="simple" xlink:href="#__RefHeading__5050_1561157922" text:style-name="Index_20_Link" text:visited-style-name="Index_20_Link">8Implementation<text:tab/>15</text:a></text:p>
          <text:p text:style-name="P119"><text:a xlink:type="simple" xlink:href="#__RefHeading__5052_1561157922" text:style-name="Index_20_Link" text:visited-style-name="Index_20_Link">8.1Sample STEPed Macro Use<text:tab/>15</text:a></text:p>
          <text:p text:style-name="P119"><text:a xlink:type="simple" xlink:href="#__RefHeading__5054_1561157922" text:style-name="Index_20_Link" text:visited-style-name="Index_20_Link">8.2Sample STEPed Macro Expansion<text:tab/>15</text:a></text:p>
        </text:index-body>
      </text:table-of-content>
      <text:h text:style-name="P144" text:outline-level="1" text:is-list-header="true"><text:soft-page-break/></text:h>
      <text:h text:style-name="P144" text:outline-level="1"><text:bookmark-start text:name="__RefHeading__14049_1726513801"/>Introduction<text:bookmark-end text:name="__RefHeading__14049_1726513801"/></text:h>
      <text:h text:style-name="P163" text:outline-level="2"><text:bookmark-start text:name="__RefHeading__1091_295664061"/>What<text:bookmark-end text:name="__RefHeading__1091_295664061"/></text:h>
      <text:p text:style-name="P67"><text:span text:style-name="T39">Simply</text:span><text:span text:style-name="T111"> stated,</text:span><text:span text:style-name="T1"> this library </text:span><text:span text:style-name="T2">enables</text:span><text:span text:style-name="T1"> </text:span><text:span text:style-name="T2">the use </text:span><text:span text:style-name="T1">of </text:span><text:span text:style-name="T3">the</text:span><text:span text:style-name="T2"> </text:span><text:span text:style-name="T1">Python</text:span><text:span text:style-name="T2">esque </text:span><text:span text:style-name="T254">with-</text:span><text:span text:style-name="T2">statement</text:span><text:span text:style-name="T1"> </text:span><text:span text:style-name="T2">construct in C++. More broadly, this library seeks to </text:span><text:span text:style-name="T3">formalize</text:span><text:span text:style-name="T2"> a generalized version of </text:span><text:span text:style-name="T112">a subset of the</text:span><text:span text:style-name="T2"> </text:span><text:span text:style-name="T225">RAII (Resource Acquisition is Initialization)</text:span><text:span text:style-name="T2"> idiom that</text:span><text:span text:style-name="T3">,</text:span><text:span text:style-name="T2"> for the lack of preexisting terms</text:span><text:span text:style-name="T3">,</text:span><text:span text:style-name="T2"> I shall refer here to as the </text:span><text:span text:style-name="T225">STEP</text:span><text:span text:style-name="T2"> </text:span><text:span text:style-name="T225">(Scope Triggered Event Processing)</text:span><text:span text:style-name="T2"> idiom. </text:span><text:span text:style-name="T3">The </text:span><text:span text:style-name="T226">STEP</text:span><text:span text:style-name="T3"> idiom </text:span><text:span text:style-name="T40">is </text:span><text:span text:style-name="T3">the commonly occurring use case where for a given block of code some user specified action(s) must </text:span><text:span text:style-name="T40">execute</text:span><text:span text:style-name="T3"> </text:span><text:span text:style-name="T4">on entry and on exit</text:span><text:span text:style-name="T40">,</text:span><text:span text:style-name="T3"> and</text:span><text:span text:style-name="T4"> the failure to do so will result in some deterministic behavior. </text:span><text:span text:style-name="T3"><text:s/></text:span><text:span text:style-name="T39">Some e</text:span><text:span text:style-name="T5">xamples of such use cases </text:span><text:span text:style-name="T39">are</text:span><text:span text:style-name="T5"> transactional programs where a series of steps must all be executed successfully</text:span><text:span text:style-name="T39"> or</text:span><text:span text:style-name="T5"> else all rolled back, and GUI program</text:span><text:span text:style-name="T39">s</text:span><text:span text:style-name="T5"> where it is desired to suspend animation before modifying GUI elements and resum</text:span><text:span text:style-name="T40">e</text:span><text:span text:style-name="T5"> animation thereafter.</text:span></text:p>
      <text:h text:style-name="P164" text:outline-level="2"><text:bookmark-start text:name="__RefHeading__1093_295664061"/>Why<text:bookmark-end text:name="__RefHeading__1093_295664061"/></text:h>
      <text:h text:style-name="P179" text:outline-level="3"><text:bookmark-start text:name="__RefHeading__1095_295664061"/>Why Formalize?<text:bookmark-end text:name="__RefHeading__1095_295664061"/></text:h>
      <text:p text:style-name="P68"><text:span text:style-name="T1">The constructs identified by the </text:span><text:span text:style-name="T224">STEP</text:span><text:span text:style-name="T1"> idiom usually entail boilerplate code before and after </text:span><text:span text:style-name="T6">some scope. Not only is it repetitive and tedious to reproduce </text:span><text:span text:style-name="T7">the boilerplate </text:span><text:span text:style-name="T6">code by hand, it is also error prone</text:span><text:span text:style-name="T7"> since it's easy to get it almost</text:span><text:span text:style-name="T41">,</text:span><text:span text:style-name="T7"> but not quite</text:span><text:span text:style-name="T41">,</text:span><text:span text:style-name="T7"> right through copy-and-past errors. Formalization takes care of the boilerplate code, allowing the programmer to focus</text:span><text:span text:style-name="T8"> on the task at hand</text:span><text:span text:style-name="T7">. And when done </text:span><text:span text:style-name="T41">correctly</text:span><text:span text:style-name="T7">, formalization makes for more readable and maintainable code by clearly conveying and enforcing the intent of the formalized idiom.</text:span></text:p>
      <text:h text:style-name="P165" text:outline-level="2"><text:bookmark-start text:name="__RefHeading__1097_295664061"/>How<text:bookmark-end text:name="__RefHeading__1097_295664061"/></text:h>
      <text:p text:style-name="P103"><text:span text:style-name="T20">T</text:span><text:span text:style-name="T17">he macros </text:span><text:span text:style-name="T257">WG_LCL_CONTEXT</text:span><text:span text:style-name="T18">/</text:span><text:span text:style-name="T257">WGLCLCONTEXT_TPL</text:span><text:span text:style-name="T17">/</text:span><text:span text:style-name="T257">WG_LCLCONTEXT_END</text:span><text:span text:style-name="T220">N</text:span><text:span text:style-name="T257"> </text:span><text:span text:style-name="T17">are used to implement the </text:span><text:span text:style-name="T228">STEP</text:span><text:span text:style-name="T17"> idiom</text:span><text:span text:style-name="T23"> in this library.</text:span><text:span text:style-name="T135"> Associated with the use of these macros are scope managers. Loosely, scope managers are any objects with a no-argument method named </text:span><text:span text:style-name="T287">enter</text:span><text:span text:style-name="T135">, and one-argument method named </text:span><text:span text:style-name="T287">exit</text:span><text:span text:style-name="T135">. </text:span><text:span text:style-name="T136">For the scope defined in between the macro invocations of </text:span><text:span text:style-name="T257">WG_LCL_CONTEXT</text:span><text:span text:style-name="T18">/</text:span><text:span text:style-name="T257">WGLCLCONTEXT_TPL</text:span><text:span text:style-name="T136"> and </text:span><text:span text:style-name="T257">WG_LCLCONTEXT_END</text:span><text:span text:style-name="T220">N</text:span><text:span text:style-name="T136">, it is guaranteed that the </text:span><text:span text:style-name="T288">enter</text:span><text:span text:style-name="T136"> method of any associated scope managers will be called in the order that the scope managers were declared in the "</text:span><text:a xlink:type="simple" xlink:href="#2.3.The Implementing Macros|outline" text:style-name="Internet_20_link" text:visited-style-name="Visited_20_Internet_20_Link"><text:span text:style-name="T138">opening macro</text:span></text:a><text:span text:style-name="T136">", and that the </text:span><text:span text:style-name="T288">exit</text:span><text:span text:style-name="T136"> method of those same scope managers will be called in the reverse of the said order. If such a scope is exited "</text:span><text:a xlink:type="simple" xlink:href="#2.4.Scope Managers|outline" text:style-name="Internet_20_link" text:visited-style-name="Visited_20_Internet_20_Link"><text:span text:style-name="T138">prematurely</text:span></text:a><text:span text:style-name="T136">", then the said </text:span><text:span text:style-name="T288">exit</text:span><text:span text:style-name="T136"> methods will be called with the boolean value </text:span><text:span text:style-name="T288">false</text:span><text:span text:style-name="T136">, else they will be called with the boolean value </text:span><text:span text:style-name="T288">true</text:span><text:span text:style-name="T136">.</text:span><text:span text:style-name="T137"> In addition, it is also possible to create on-the-fly scope managers using variables bound from the enclosing scope. Such scope managers are called adhoc scope managers whereas the other ones are called extant scope managers. </text:span></text:p>
      <text:p text:style-name="P103"><text:span text:style-name="T137">The following examples should give a quick overview of how these macros </text:span><text:span text:style-name="T139">can be </text:span><text:span text:style-name="T137">used.</text:span></text:p>
      <text:h text:style-name="P182" text:outline-level="3"><text:bookmark-start text:name="__RefHeading__4613_1561157922"/><text:span text:style-name="T137">E</text:span><text:span text:style-name="T1">xtant</text:span><text:bookmark-end text:name="__RefHeading__4613_1561157922"/></text:h>
      <text:p text:style-name="P26"/>
      <text:p text:style-name="P24"><text:soft-page-break/><text:s text:c="2"/>#include &lt;WG/Local/LclContext.hh&gt;</text:p>
      <text:p text:style-name="P26"/>
      <text:p text:style-name="P28"><text:span text:style-name="T253"><text:s text:c="2"/></text:span><text:span text:style-name="T290">template &lt;typename StreamOrBuf&gt;<text:line-break/></text:span><text:span text:style-name="T253"> <text:s/></text:span><text:span text:style-name="T290">struct FileMngr<text:line-break/></text:span><text:span text:style-name="T253"> <text:s/></text:span><text:span text:style-name="T290">{<text:line-break/> <text:s/></text:span><text:span text:style-name="T253"><text:s text:c="2"/></text:span><text:span text:style-name="T290">explicit FileMngr(char const * pFilepath)<text:line-break/> <text:s/></text:span><text:span text:style-name="T253"><text:s text:c="2"/></text:span><text:span text:style-name="T290">: m_Filepath(pFilepath),<text:line-break/> <text:s text:c="3"/></text:span><text:span text:style-name="T253"><text:s text:c="2"/></text:span><text:span text:style-name="T290">m_StreamOrBuf()<text:line-break/></text:span><text:span text:style-name="T253"> <text:s/></text:span><text:span text:style-name="T290"><text:s text:c="2"/>{}<text:line-break/> <text:s/><text:line-break/> <text:s/></text:span><text:span text:style-name="T253"><text:s text:c="2"/></text:span><text:span text:style-name="T290">StreamOrBuf &amp; enter()<text:line-break/></text:span><text:span text:style-name="T253"> <text:s/></text:span><text:span text:style-name="T290"><text:s text:c="2"/>{<text:line-break/> <text:s/></text:span><text:span text:style-name="T253"><text:s text:c="2"/></text:span><text:span text:style-name="T290"><text:s text:c="2"/>m_StreamOrBuf.open(m_Filepath.c_str());<text:line-break/> <text:s text:c="3"/></text:span><text:span text:style-name="T253"><text:s text:c="2"/></text:span><text:span text:style-name="T290">return m_StreamOrBuf;<text:line-break/></text:span><text:span text:style-name="T253"> <text:s/></text:span><text:span text:style-name="T290"><text:s text:c="2"/>}<text:line-break/> <text:s/></text:span><text:span text:style-name="T253"><text:s text:c="2"/></text:span><text:span text:style-name="T290"><text:line-break/></text:span><text:span text:style-name="T253"> <text:s/></text:span><text:span text:style-name="T290"><text:s text:c="2"/>void exit(bool const scope_completed)<text:line-break/> <text:s/></text:span><text:span text:style-name="T253"><text:s text:c="2"/></text:span><text:span text:style-name="T290">{<text:line-break/> <text:s text:c="3"/></text:span><text:span text:style-name="T253"><text:s text:c="2"/></text:span><text:span text:style-name="T290">(void)scope_completed;<text:line-break/></text:span><text:span text:style-name="T253"> <text:s/></text:span><text:span text:style-name="T290"><text:s text:c="4"/>m_StreamOrBuf.close();<text:line-break/> <text:s/></text:span><text:span text:style-name="T253"><text:s text:c="2"/></text:span><text:span text:style-name="T290">}<text:line-break/></text:span><text:span text:style-name="T253"> <text:s/></text:span><text:span text:style-name="T290"><text:s text:c="2"/><text:line-break/></text:span><text:span text:style-name="T253"> <text:s/></text:span><text:span text:style-name="T290">private:<text:line-break/> <text:s/></text:span><text:span text:style-name="T253"><text:s text:c="2"/></text:span><text:span text:style-name="T290">std::string m_Filepath;<text:line-break/></text:span><text:span text:style-name="T253"> <text:s/></text:span><text:span text:style-name="T290"><text:s text:c="2"/>StreamOrBuf m_StreamOrBuf;<text:line-break/></text:span><text:span text:style-name="T253"> <text:s/></text:span><text:span text:style-name="T290">};<text:line-break/></text:span><text:span text:style-name="T253"> <text:s/></text:span><text:span text:style-name="T290"><text:line-break/></text:span><text:span text:style-name="T253"> <text:s/></text:span><text:span text:style-name="T290">void write()<text:line-break/></text:span><text:span text:style-name="T253"> <text:s/></text:span><text:span text:style-name="T290">{<text:line-break/> <text:s/></text:span><text:span text:style-name="T253"><text:s text:c="2"/></text:span><text:span text:style-name="T290">WG_LCLCONTEXT( <text:line-break/> <text:s text:c="3"/></text:span><text:span text:style-name="T253"><text:s text:c="2"/></text:span><text:span text:style-name="T290">with(FileMngr&lt;std::ofstream&gt;("tmp.bin")) enter_as(ref filestrm) )</text:span></text:p>
      <text:p text:style-name="P28"><text:span text:style-name="T291"><text:s text:c="4"/>// Scope1</text:span><text:span text:style-name="T290"><text:line-break/></text:span><text:span text:style-name="T253"> <text:s/></text:span><text:span text:style-name="T290"><text:s text:c="2"/>{<text:line-break/> <text:s/></text:span><text:span text:style-name="T253"><text:s text:c="2"/></text:span><text:span text:style-name="T290"><text:s text:c="2"/>// Write to filestrm ...<text:line-break/></text:span><text:span text:style-name="T253"> <text:s/></text:span><text:span text:style-name="T290"><text:s text:c="2"/>}<text:line-break/> <text:s/></text:span><text:span text:style-name="T253"><text:s text:c="2"/></text:span><text:span text:style-name="T290">WG_LCLCONTEXT_END1<text:line-break/></text:span><text:span text:style-name="T253"> <text:s/></text:span><text:span text:style-name="T290">}</text:span></text:p>
      <text:p text:style-name="P17"/>
      <text:p text:style-name="P104">In the function <text:span text:style-name="T237">write</text:span>, an anonymous scope manager is associated with the opening macro and upon entry into <text:span text:style-name="T237">Scope1</text:span> its <text:span text:style-name="T237">enter</text:span> method is invoked<text:span text:style-name="T342">,</text:span> the result of that method invocation is then captured by reference and made available in Scope1 via the variable <text:span text:style-name="T237">filestrm</text:span>.<text:span text:style-name="T343"> Upon exit from Scope1, for any reason whatsoever, the </text:span><text:span text:style-name="T249">exit</text:span><text:span text:style-name="T343"> method of that anonymous scope manager will then be invoked.</text:span></text:p>
      <text:h text:style-name="P183" text:outline-level="3"><text:bookmark-start text:name="__RefHeading__4622_1561157922"/><text:span text:style-name="T139">A</text:span><text:span text:style-name="T1">dhoc</text:span><text:bookmark-end text:name="__RefHeading__4622_1561157922"/></text:h>
      <text:p text:style-name="P24"><text:s text:c="2"/>#include &lt;WG/Local/LclContext.hh&gt;</text:p>
      <text:p text:style-name="P19"/>
      <text:p text:style-name="P19"><text:s text:c="2"/>Transaction transaction;<text:line-break/> <text:s/><text:line-break/> <text:s/>WG_LCLCONTEXT(<text:line-break/> <text:s text:c="3"/>with_adhoc (ref transaction) <text:line-break/> <text:s text:c="5"/>on_enter(transaction.start();)<text:line-break/> <text:s text:c="5"/>on_exit( <text:line-break/> <text:s text:c="7"/>if(! scope_completed) {transaction.rollback();} <text:line-break/> <text:s text:c="7"/>else { transaction.commit(); }) )</text:p>
      <text:p text:style-name="P13"><text:span text:style-name="T141"><text:s text:c="2"/>// Scope1</text:span><text:span text:style-name="T140"><text:line-break/></text:span><text:soft-page-break/><text:span text:style-name="T140"> <text:s/>{<text:line-break/> <text:s text:c="3"/>// record transactions.<text:line-break/> <text:s/>}<text:line-break/> <text:s/>WG_LCLCONTEXT_END1</text:span></text:p>
      <text:p text:style-name="P13"/>
      <text:p text:style-name="P105"><text:span text:style-name="T140">A</text:span><text:span text:style-name="T1">bove, an anonymous scope manager object is created on-the-fly with a reference to the previously declared </text:span><text:span text:style-name="T253">transaction</text:span><text:span text:style-name="T1"> object. Upon entry into </text:span><text:span text:style-name="T253">Scope1</text:span><text:span text:style-name="T1">, said scope manager will execute the snippet of code specified in the </text:span><text:span text:style-name="T253">on_enter</text:span><text:span text:style-name="T1"> </text:span><text:span text:style-name="T142">named </text:span><text:span text:style-name="T1">parameter, and upon exit </text:span><text:span text:style-name="T142">from that scope, for any reason whatsoever, it will execute the code snippet specified in the </text:span><text:span text:style-name="T292">on_exit</text:span><text:span text:style-name="T142"> named parameter.</text:span><text:span text:style-name="T156"> Note that the variable </text:span><text:span text:style-name="T297">scope_completed</text:span><text:span text:style-name="T156"> is available to determine whether the associated STEPed scope exited prematurely or not.</text:span></text:p>
      <text:h text:style-name="P145" text:outline-level="1"><text:bookmark-start text:name="__RefHeading__1099_295664061"/><text:span text:style-name="T19">T</text:span><text:span text:style-name="T20">utorial</text:span><text:bookmark-end text:name="__RefHeading__1099_295664061"/></text:h>
      <text:h text:style-name="P166" text:outline-level="2"><text:bookmark-start text:name="__RefHeading__3148_295664061"/>A Note on Syntax<text:bookmark-end text:name="__RefHeading__3148_295664061"/></text:h>
      <text:h text:style-name="P184" text:outline-level="3"><text:bookmark-start text:name="__RefHeading__3150_295664061"/><text:span text:style-name="T44">N</text:span><text:span text:style-name="T1">amed Macro Parameters</text:span><text:bookmark-end text:name="__RefHeading__3150_295664061"/></text:h>
      <text:p text:style-name="P76"><text:span text:style-name="T1">This library uses named parameters to pass arguments to </text:span><text:span text:style-name="T68">the </text:span><text:span text:style-name="T1">macros</text:span><text:span text:style-name="T68"> that implement it</text:span><text:span text:style-name="T1">. It is this author's opinion that this makes such macros clearer to understand and easier to use. </text:span><text:span text:style-name="T88">Three</text:span><text:span text:style-name="T46"> </text:span><text:span text:style-name="T1">types of named macro parameters</text:span><text:span text:style-name="T50"> are used</text:span><text:span text:style-name="T1">, those that expect value expressions</text:span><text:span text:style-name="T50">,</text:span><text:span text:style-name="T1"> those that</text:span><text:span text:style-name="T88"> expect</text:span><text:span text:style-name="T1"> </text:span><text:span text:style-name="T92">bound </text:span><text:span text:style-name="T89">variable</text:span><text:span text:style-name="T1"> </text:span><text:span text:style-name="T88">declarations</text:span><text:span text:style-name="T46">,</text:span><text:span text:style-name="T68"> and those that expect C++ compound statements.</text:span><text:span text:style-name="T45"> </text:span><text:span text:style-name="T98">Value expressions are C++ expressions that evaluate to some object, bound variable declarations are</text:span><text:span text:style-name="T99"> DSEL</text:span><text:span text:style-name="T98"> variable declarations whose variable identifiers bind to preexisting variables of the same name in the enclosing scope of the said declaration, and C++ compound statements are sequences of C++ statements.</text:span></text:p>
      <text:h text:style-name="P152" text:outline-level="4"><text:bookmark-start text:name="__RefHeading__3152_295664061"/><text:span text:style-name="T100">Bound </text:span><text:span text:style-name="T1">Variable Declarations</text:span><text:bookmark-end text:name="__RefHeading__3152_295664061"/></text:h>
      <text:p text:style-name="P77"><text:span text:style-name="T93">Bound v</text:span><text:span text:style-name="T90">ariable declarations</text:span><text:span text:style-name="T1"> maybe implicitly typed or explicitly typed.</text:span><text:span text:style-name="T46"> Implicitly </text:span><text:span text:style-name="T91">typed</text:span><text:span text:style-name="T93"> bound</text:span><text:span text:style-name="T91"> </text:span><text:span text:style-name="T90">variable declarations</text:span><text:span text:style-name="T46"> deduce their type from </text:span><text:span text:style-name="T93">the</text:span><text:span text:style-name="T46"> </text:span><text:span text:style-name="T90">identifier</text:span><text:span text:style-name="T93"> they bind to</text:span><text:span text:style-name="T46"> using Boost.Typeof.</text:span><text:span text:style-name="T50"> The use of Boost.Typeof library is not strictly necessary, those that wish to forgo its use can explicitly type their </text:span><text:span text:style-name="T94">bound variable declarations</text:span><text:span text:style-name="T50">.</text:span></text:p>
      <text:p text:style-name="P77"><draw:frame draw:style-name="fr1" draw:name="Frame4" text:anchor-type="paragraph" svg:x="0.0598in" svg:y="-0.0402in" svg:width="6.7819in" draw:z-index="2"><draw:text-box fo:min-height="0.6346in"><text:p text:style-name="P59"><text:span text:style-name="T229">Advice:</text:span><text:span text:style-name="T46"> </text:span><text:span text:style-name="T50">It is recommended that implicitly typed </text:span><text:span text:style-name="T95">bound variable declarations</text:span><text:span text:style-name="T50"> be used wherever possible. This relieves the burden of having to manually keep the type of the</text:span><text:span text:style-name="T95"> binder in the</text:span><text:span text:style-name="T50"> named macro parameter argument and the type of its </text:span><text:span text:style-name="T95">bindee</text:span><text:span text:style-name="T50"> in sync, thus resulting in more maintainable code.</text:span><text:span text:style-name="T96"> Note that a binder/bindee type mismatch will not always result in a compiler error. This is true </text:span><text:span text:style-name="T97">for the case where there exists a</text:span><text:span text:style-name="T113">n implicit</text:span><text:span text:style-name="T97"> conversion sequence from the bindee to the binder.</text:span></text:p></draw:text-box></draw:frame></text:p>
      <text:h text:style-name="P153" text:outline-level="4"><text:span text:style-name="T50">E</text:span><text:span text:style-name="T1">xplicitly Typed Syntax</text:span></text:h>
      <text:p text:style-name="P78"><text:span text:style-name="T160">The syntax for an explicit</text:span><text:span text:style-name="T162">l</text:span><text:span text:style-name="T160">y typed </text:span><text:span text:style-name="T163">variable declaration </text:span><text:span text:style-name="T160">is:</text:span></text:p>
      <text:p text:style-name="P78"><text:span text:style-name="T165"><text:s text:c="2"/></text:span><text:span text:style-name="T172">type</text:span><text:span text:style-name="T165">( non-local-type-specifier )</text:span></text:p>
      <text:p text:style-name="P78"><text:span text:style-name="T160">Where </text:span><text:span text:style-name="T161">the </text:span><text:span text:style-name="T162">appropriate terms are defined </text:span><text:a xlink:type="simple" xlink:href="#5.Grammar|outline" text:style-name="Internet_20_link" text:visited-style-name="Visited_20_Internet_20_Link"><text:span text:style-name="T162">here</text:span></text:a><text:span text:style-name="T162">.</text:span></text:p>
      <text:p text:style-name="P66"><draw:frame draw:style-name="fr1" draw:name="Frame1" text:anchor-type="paragraph" svg:x="0.0598in" svg:y="-0.0402in" svg:width="6.7819in" draw:z-index="4"><draw:text-box fo:min-height="0.6346in"><text:p text:style-name="P59"><text:span text:style-name="T229">Advice:</text:span><text:span text:style-name="T46"> </text:span><text:span text:style-name="T150">Note that </text:span><text:span text:style-name="T45">commas </text:span><text:span text:style-name="T150">can</text:span><text:span text:style-name="T45">not be used </text:span><text:span text:style-name="T150">in </text:span><text:span text:style-name="T101">argument</text:span><text:span text:style-name="T150">s</text:span><text:span text:style-name="T101"> to </text:span><text:span text:style-name="T278">type</text:span><text:span text:style-name="T45">. (</text:span><text:span text:style-name="T47">For rationale s</text:span><text:span text:style-name="T45">ee </text:span><text:a xlink:type="simple" xlink:href="#4.1.1.Macro Parameter Arguments Containing Commas|outline" text:style-name="Internet_20_link" text:visited-style-name="Visited_20_Internet_20_Link"><text:span text:style-name="T57">Macro Parameter Arguments...</text:span></text:a><text:span text:style-name="T45">)</text:span></text:p></draw:text-box></draw:frame></text:p>
      <text:h text:style-name="P154" text:outline-level="4"><text:soft-page-break/>Implicitly Typed Syntax</text:h>
      <text:p text:style-name="P79"><text:span text:style-name="T160">The syntax for an </text:span><text:span text:style-name="T162">im</text:span><text:span text:style-name="T160">plicit</text:span><text:span text:style-name="T162">l</text:span><text:span text:style-name="T160">y typed </text:span><text:span text:style-name="T163">variable declaration</text:span><text:span text:style-name="T160"> is:</text:span></text:p>
      <text:p text:style-name="P56"><text:span text:style-name="T178"><text:s text:c="2"/>const | ref | const ref</text:span><text:span text:style-name="T179"> | empty-token</text:span></text:p>
      <text:p text:style-name="P117"><text:span text:style-name="T162">W</text:span><text:span text:style-name="T160">here </text:span><text:span text:style-name="T192">the keyword </text:span><text:span text:style-name="T299">const</text:span><text:span text:style-name="T192"> const qualifies the</text:span><text:span text:style-name="T191"> result of Boost.Typeof and </text:span><text:span text:style-name="T192">the keyword </text:span><text:span text:style-name="T299">ref</text:span><text:span text:style-name="T192"> reference</text:span><text:span text:style-name="T196"> </text:span><text:span text:style-name="T192">qualifies it</text:span><text:span text:style-name="T191">.</text:span></text:p>
      <text:p text:style-name="P117"><draw:frame draw:style-name="fr1" draw:name="Frame5" text:anchor-type="paragraph" svg:x="0.0984in" svg:y="0.0256in" svg:width="6.7819in" draw:z-index="3"><draw:text-box fo:min-height="0.3547in"><text:p text:style-name="P59"><text:span text:style-name="T233">Note</text:span><text:span text:style-name="T229">:</text:span><text:span text:style-name="T46"> </text:span><text:span text:style-name="T87">As a result, implicitly typed variables cannot be named </text:span><text:span text:style-name="T277">ref</text:span><text:span text:style-name="T87">.</text:span></text:p></draw:text-box></draw:frame></text:p>
      <text:h text:style-name="P156" text:outline-level="4">Other Named Parameter Types</text:h>
      <text:p text:style-name="P90"><draw:frame draw:style-name="fr1" draw:name="Frame6" text:anchor-type="paragraph" svg:x="0.0807in" svg:y="0.0307in" svg:width="6.7819in" draw:z-index="5"><draw:text-box fo:min-height="0.6346in"><text:p text:style-name="P59"><text:span text:style-name="T229">Advice:</text:span><text:span text:style-name="T46"> </text:span><text:span text:style-name="T45">For maximal portability with C++03, it is recommended that </text:span><text:span text:style-name="T102">commas in named parameters other than those of bound variable declarations </text:span><text:span text:style-name="T45">be enclosed in an extra set of parenthesis. (</text:span><text:span text:style-name="T47">For rationale s</text:span><text:span text:style-name="T45">ee </text:span><text:a xlink:type="simple" xlink:href="#4.1.1.Macro Parameter Arguments Containing Commas|outline" text:style-name="Internet_20_link" text:visited-style-name="Visited_20_Internet_20_Link"><text:span text:style-name="T57">Macro Parameter Arguments...</text:span></text:a><text:span text:style-name="T45">)</text:span></text:p></draw:text-box></draw:frame></text:p>
      <text:h text:style-name="P157" text:outline-level="4">Non-Variadic Arguments</text:h>
      <text:p text:style-name="P80"><text:span text:style-name="T193">For those that wish to strictly stay C++03 conformant, it is possible to forgo the use of variadic macros when using this library. In that case named macro parameters with variadic argument lists should have the latter list</text:span><text:span text:style-name="T195">, </text:span><text:span text:style-name="T193">including the enclosing parenthesis</text:span><text:span text:style-name="T195">, </text:span><text:span text:style-name="T193">replaced by a sequence of tuples where each tuple element represents an argument to the said macro. For example,</text:span><text:span text:style-name="T194"> "</text:span><text:span text:style-name="T180">named_param(x, y, z)</text:span><text:span text:style-name="T181">" </text:span><text:span text:style-name="T193">should be replaced by</text:span><text:span text:style-name="T181"> "</text:span><text:span text:style-name="T180">named_param (x) (y) (z)</text:span><text:span text:style-name="T194">".</text:span></text:p>
      <text:h text:style-name="P167" text:outline-level="2"><text:bookmark-start text:name="__RefHeading__3177_295664061"/>A Note on Examples<text:bookmark-end text:name="__RefHeading__3177_295664061"/></text:h>
      <text:p text:style-name="P81"><text:span text:style-name="T51">A</text:span><text:span text:style-name="T1">ll examples in this document will, whenever possible, use implicitly typed, variadic named macro parameter</text:span><text:span text:style-name="T69"> argument</text:span><text:span text:style-name="T1">s.</text:span></text:p>
      <text:h text:style-name="P168" text:outline-level="2"><text:bookmark-start text:name="__RefHeading__3179_295664061"/>The Implementing Macros<text:bookmark-end text:name="__RefHeading__3179_295664061"/></text:h>
      <text:p text:style-name="P111"><text:span text:style-name="T23">T</text:span><text:span text:style-name="T18">he macros </text:span><text:span text:style-name="T257">WG_LCL_CONTEXT</text:span><text:span text:style-name="T18">/</text:span><text:span text:style-name="T257">WGLCLCONTEXT_TPL</text:span><text:span text:style-name="T18"> </text:span><text:span text:style-name="T29">and </text:span><text:span text:style-name="T257">WG_LCLCONTEXT_END</text:span><text:span text:style-name="T221">N</text:span><text:span text:style-name="T18"> </text:span><text:span text:style-name="T29">start and end a scope </text:span><text:span text:style-name="T30">that upon entry executes some user specified action</text:span><text:span text:style-name="T41"> </text:span><text:span text:style-name="T30">and upon exit, for any reason whatsoever, executes some other user specified action.</text:span><text:span text:style-name="T23"> </text:span><text:span text:style-name="T115">This scope starts after the invocation of </text:span><text:span text:style-name="T257">WG_LCL_CONTEXT</text:span><text:span text:style-name="T18">/</text:span><text:span text:style-name="T257">WGLCLCONTEXT_TPL</text:span><text:span text:style-name="T115"> and ends before the invocation of </text:span><text:span text:style-name="T257">WG_LCLCONTEXT_END</text:span><text:span text:style-name="T221">N</text:span><text:span text:style-name="T115">. </text:span><text:span text:style-name="T257">WG_LCL_CONTEXT</text:span><text:span text:style-name="T18">/</text:span><text:span text:style-name="T257">WGLCLCONTEXT_TPL</text:span><text:span text:style-name="T115"> </text:span><text:span text:style-name="T117">each is said to be an</text:span><text:span text:style-name="T115"> opening macro, </text:span><text:span text:style-name="T257">WG_LCLCONTEXT_END</text:span><text:span text:style-name="T221">N</text:span><text:span text:style-name="T115"> </text:span><text:span text:style-name="T117">is said to be a</text:span><text:span text:style-name="T115"> closing macro, and</text:span><text:span text:style-name="T39"> </text:span><text:span text:style-name="T116">the scope they define</text:span><text:span text:style-name="T117"> in between them is said to be </text:span><text:span text:style-name="T116">a</text:span><text:span text:style-name="T33"> STEPed scope. </text:span><text:span text:style-name="T151"><text:s/>The </text:span><text:span text:style-name="T300">N</text:span><text:span text:style-name="T151"> in </text:span><text:span text:style-name="T257">WG_LCLCONTEXT_END</text:span><text:span text:style-name="T221">N</text:span><text:span text:style-name="T151"> represents the number of </text:span><text:a xlink:type="simple" xlink:href="#2.4.Scope Managers|outline" text:style-name="Internet_20_link" text:visited-style-name="Visited_20_Internet_20_Link"><text:span text:style-name="T151">scope managers</text:span></text:a><text:span text:style-name="T151"> declared in the opening macro.</text:span></text:p>
      <text:p text:style-name="P94"><text:span text:style-name="T257">WG_LCL_CONTEXT</text:span><text:span text:style-name="T22"> and </text:span><text:span text:style-name="T257">WG_LCL_CONTEXT</text:span><text:span text:style-name="T258">_TPL</text:span><text:span text:style-name="T22"> </text:span><text:span text:style-name="T24">have the same fundamental functionality and the same syntax, they only differ in that the former is for use in non-template functions and the latter </text:span><text:span text:style-name="T25">is </text:span><text:span text:style-name="T24">for use in template functions</text:span><text:span text:style-name="T22">. </text:span><text:span text:style-name="T25">Fundamental to the work of</text:span><text:span text:style-name="T32"> </text:span><text:span text:style-name="T25">these macros are scope managers.</text:span></text:p>
      <text:h text:style-name="P169" text:outline-level="2"><text:bookmark-start text:name="__RefHeading__1101_295664061"/>Scope Managers<text:bookmark-end text:name="__RefHeading__1101_295664061"/></text:h>
      <text:p text:style-name="P71"><text:span text:style-name="T1">Scope managers are central to this implementation of the </text:span><text:span text:style-name="T224">STEP</text:span><text:span text:style-name="T1"> idiom. </text:span><text:span text:style-name="T33">Each of the opening macros </text:span><text:span text:style-name="T257">WG_LCL_CONTEXT</text:span><text:span text:style-name="T18">/</text:span><text:span text:style-name="T257">WGLCLCONTEXT_TPL</text:span><text:span text:style-name="T33"> is associated with at least one scope manager. Scope managers</text:span><text:span text:style-name="T21"> are used to trigger user specified code whenever </text:span><text:span text:style-name="T114">a STEPed</text:span><text:span text:style-name="T21"> scope is entered and exited. </text:span><text:span text:style-name="T33">They are defined to </text:span><text:soft-page-break/><text:span text:style-name="T33">be</text:span><text:span text:style-name="T1"> any object that has </text:span><text:span text:style-name="T26">at least one </text:span><text:span text:style-name="T31">publicly accessible </text:span><text:span text:style-name="T27">method from </text:span><text:span text:style-name="T28">each of </text:span><text:span text:style-name="T27">the following method categories</text:span><text:span text:style-name="T1">:</text:span></text:p>
      <text:h text:style-name="P155" text:outline-level="4">Entry Methods</text:h>
      <text:p text:style-name="P9"><text:span text:style-name="T165"><text:s text:c="4"/>some-unspecified-type enter()</text:span><text:span text:style-name="T170">;</text:span></text:p>
      <text:p text:style-name="P10"><text:span text:style-name="T165"><text:s text:c="4"/>some-unspecified-type enter()</text:span><text:span text:style-name="T170"> const;</text:span></text:p>
      <text:h text:style-name="P158" text:outline-level="4">Exit Methods</text:h>
      <text:p text:style-name="P57"><text:span text:style-name="T165"><text:s text:c="4"/>void exit(bool const </text:span><text:span text:style-name="T176">scope_completed</text:span><text:span text:style-name="T165">)</text:span><text:span text:style-name="T171">;</text:span></text:p>
      <text:p text:style-name="P58"><text:span text:style-name="T165"><text:s text:c="4"/>void exit(bool const </text:span><text:span text:style-name="T176">scope_completed</text:span><text:span text:style-name="T165">)</text:span><text:span text:style-name="T171"> const;</text:span></text:p>
      <text:p text:style-name="P72"/>
      <text:p text:style-name="P91"><text:span text:style-name="T332">Whenever a </text:span><text:span text:style-name="T21">STEP</text:span><text:span text:style-name="T332">ed scope is entered the associated scope manager(s) invoke their </text:span><text:span text:style-name="T243">enter</text:span><text:span text:style-name="T332"> method in the order in which they were declared in the opening macro; and whenever a STEPed scope is exited the associated step manager(s) invoke their </text:span><text:span text:style-name="T240">exit</text:span><text:span text:style-name="T318"> method in the reverse order in which they were declared in the opening macro. If the STEPed scope was executed prematurely, that is control was transferred from within the STEPed scope to outside of it due to the execution of a </text:span><text:span text:style-name="T240">goto</text:span><text:span text:style-name="T318">, </text:span><text:span text:style-name="T240">return</text:span><text:span text:style-name="T318">, </text:span><text:span text:style-name="T240">break</text:span><text:span text:style-name="T318">, </text:span><text:span text:style-name="T240">continue</text:span><text:span text:style-name="T318">, or </text:span><text:span text:style-name="T240">throw</text:span><text:span text:style-name="T318"> statement, then the aforementioned </text:span><text:span text:style-name="T240">exit</text:span><text:span text:style-name="T318"> method(s) will be called with the boolean value </text:span><text:span text:style-name="T244">false</text:span><text:span text:style-name="T318">, else they will be called with the boolean value </text:span><text:span text:style-name="T244">true</text:span><text:span text:style-name="T318">.</text:span></text:p>
      <text:p text:style-name="P93">Note that <text:span text:style-name="T237">enter</text:span> methods are allowed to throw an exception. This means that if one does actually throw an exception, then the only <text:span text:style-name="T237">exit</text:span> methods that will subsequently be called <text:span text:style-name="T336">are:</text:span></text:p>
      <text:list xml:id="list5477351275356562467" text:style-name="L1">
        <text:list-item>
          <text:p text:style-name="P121"><text:span text:style-name="T337">the one for the throwing </text:span><text:span text:style-name="T248">enter</text:span><text:span text:style-name="T337"> method, </text:span></text:p>
        </text:list-item>
        <text:list-item>
          <text:p text:style-name="P121"><text:span text:style-name="T337">those associated with any previously invoked </text:span><text:span text:style-name="T248">enter</text:span><text:span text:style-name="T337"> methods from the same opening macro,</text:span></text:p>
        </text:list-item>
        <text:list-item>
          <text:p text:style-name="P122">and those from any opening macro whose STEPed scope the current code may be nested in.</text:p>
        </text:list-item>
      </text:list>
      <text:p text:style-name="P92">Also note that <text:span text:style-name="T237">exit</text:span> methods are allowed to throw an exception. <text:span text:style-name="T333">If an </text:span><text:span text:style-name="T246">exit</text:span><text:span text:style-name="T333"> method does throw an exception, then any subsequent </text:span><text:span text:style-name="T246">exit</text:span><text:span text:style-name="T333"> methods that are slated to be invoked will still be invoked.</text:span></text:p>
      <text:p text:style-name="P92"><draw:frame draw:style-name="fr1" draw:name="Frame7" text:anchor-type="paragraph" svg:x="0.0598in" svg:y="-0.0402in" svg:width="6.7819in" draw:z-index="6"><draw:text-box fo:min-height="0.5098in"><text:p text:style-name="P60"><text:span text:style-name="T234">Note</text:span><text:span text:style-name="T229">:</text:span><text:span text:style-name="T46"> </text:span><text:span text:style-name="T106">An </text:span><text:span text:style-name="T282">exit</text:span><text:span text:style-name="T106"> method that does throw will silently consume an</text:span><text:span text:style-name="T107">y</text:span><text:span text:style-name="T106"> active exception that originated from a</text:span><text:span text:style-name="T107">ny</text:span><text:span text:style-name="T106"> nested scope of its associated STEPed scope.</text:span></text:p></draw:text-box></draw:frame></text:p>
      <text:p text:style-name="P85"><text:span text:style-name="T319">There are two types of scope managers that can be used with this library, existing scope managers and adhoc scope managers. They are each described in </text:span><text:a xlink:type="simple" xlink:href="#2.5.Extant Scope Managers|outline" text:style-name="Internet_20_link" text:visited-style-name="Visited_20_Internet_20_Link"><text:span text:style-name="T319">Extant Scope Managers</text:span></text:a><text:span text:style-name="T319"> and </text:span><text:a xlink:type="simple" xlink:href="#2.6.Adhoc Scope Managers|outline" text:style-name="Internet_20_link" text:visited-style-name="Visited_20_Internet_20_Link"><text:span text:style-name="T319">Adhoc Scope Managers</text:span></text:a><text:span text:style-name="T319">.</text:span></text:p>
      <text:h text:style-name="P178" text:outline-level="2"><text:bookmark-start text:name="__RefHeading__3187_295664061"/>Extant Scope Managers<text:bookmark-end text:name="__RefHeading__3187_295664061"/></text:h>
      <text:h text:style-name="P185" text:outline-level="3"><text:bookmark-start text:name="__RefHeading__1103_295664061"/><text:span text:style-name="T303">w</text:span><text:span text:style-name="T302">ith</text:span><text:span text:style-name="T1"> Parameter</text:span><text:bookmark-end text:name="__RefHeading__1103_295664061"/></text:h>
      <text:p text:style-name="P74"><text:span text:style-name="T21">Existing scope managers </text:span><text:span text:style-name="T34">are any objects accessible within the current scope that meet the definition of a scope manager.</text:span><text:span text:style-name="T35"> They</text:span><text:span text:style-name="T34"> are specified in the </text:span><text:span text:style-name="T259">with</text:span><text:span text:style-name="T34"> </text:span><text:span text:style-name="T60">named </text:span><text:span text:style-name="T34">parameter of their opening macro.</text:span><text:span text:style-name="T35"> </text:span><text:span text:style-name="T52">T</text:span><text:span text:style-name="T35">he </text:span><text:span text:style-name="T260">with</text:span><text:span text:style-name="T35"> statement captures by the reference</text:span><text:span text:style-name="T39"> (lvalues)</text:span><text:span text:style-name="T42">, </text:span><text:span text:style-name="T39">or by value (rvalues)</text:span><text:span text:style-name="T42">,</text:span><text:span text:style-name="T35"> the result of any C++ expression it's given and treats that captured object as a scope manager.</text:span><text:span text:style-name="T36"> </text:span><text:span text:style-name="T157">(Note that this is all done without resorting to the use of Boost.Typeof.</text:span><text:span text:style-name="T158">)</text:span></text:p>
      <text:p text:style-name="P74"><draw:frame draw:style-name="fr1" draw:name="Frame2" text:anchor-type="paragraph" svg:x="0.0598in" svg:y="-0.0402in" svg:width="6.7819in" draw:z-index="0"><draw:text-box fo:min-height="0.5098in"><text:p text:style-name="P60"><text:span text:style-name="T231">Advice</text:span><text:span text:style-name="T229">:</text:span><text:span text:style-name="T46"> </text:span><text:span text:style-name="T42">This library is Boost.Move enabled, so it's advised that scope managers </text:span><text:span text:style-name="T148">also </text:span><text:span text:style-name="T42">be Boost.Move enabled.</text:span></text:p></draw:text-box></draw:frame><text:soft-page-break/></text:p>
      <text:p text:style-name="P74"/>
      <text:p text:style-name="P74"><draw:frame draw:style-name="fr1" draw:name="Frame3" text:anchor-type="paragraph" svg:x="0.0598in" svg:y="-0.0402in" svg:width="6.7819in" draw:z-index="1"><draw:text-box fo:min-height="0.5098in"><text:p text:style-name="P61"><text:span text:style-name="T230">Note</text:span><text:span text:style-name="T229">:</text:span><text:span text:style-name="T46"> </text:span><text:span text:style-name="T48">Non-copyable const rvalues may not be used as scope managers. That's because the latter can neither be copied nor moved. Additionally, for portability with C++03 it is recommended that non-copyable scope managers be marked as such</text:span><text:span text:style-name="T49">.</text:span><text:span text:style-name="T48"> </text:span><text:span text:style-name="T49">F</text:span><text:span text:style-name="T48">or further information see </text:span><text:a xlink:type="simple" xlink:href="#4.1.2.Noncopyable Const LValue Scope Managers|outline" text:style-name="Internet_20_link" text:visited-style-name="Visited_20_Internet_20_Link"><text:span text:style-name="T58">Noncopyable ...</text:span></text:a></text:p></draw:text-box></draw:frame></text:p>
      <text:p text:style-name="P74"/>
      <text:p text:style-name="Text_20_body"><text:span text:style-name="T53">Example</text:span><text:span text:style-name="T37">:</text:span></text:p>
      <text:p text:style-name="P5"><text:s text:c="4"/><text:span text:style-name="T355">#include &lt;WG/Local/LclContext.hh&gt;</text:span></text:p>
      <text:p text:style-name="P5"/>
      <text:p text:style-name="P5"><text:span text:style-name="T355"><text:s text:c="4"/></text:span>layout_manager lmngr(widget1, widget2, widget3);</text:p>
      <text:p text:style-name="P38"><text:s text:c="4"/>WG_LCLCONTEXT( with(lmngr) )</text:p>
      <text:p text:style-name="P38"><text:s text:c="4"/>{</text:p>
      <text:p text:style-name="P38"><text:s text:c="6"/>widget1.x = 450;</text:p>
      <text:p text:style-name="P38"><text:s text:c="6"/>widget1.y = 500;</text:p>
      <text:p text:style-name="P38"><text:s text:c="6"/></text:p>
      <text:p text:style-name="P38"><text:s text:c="6"/>widget2.height = 10;</text:p>
      <text:p text:style-name="P38"><text:s text:c="6"/>widget2.width = 20;</text:p>
      <text:p text:style-name="P38"><text:s text:c="6"/></text:p>
      <text:p text:style-name="P38"><text:s text:c="6"/>widget3.color = Blue;</text:p>
      <text:p text:style-name="P38"><text:s text:c="4"/>}</text:p>
      <text:p text:style-name="P38"><text:s text:c="4"/>WG_LCLCONTEXT_END<text:span text:style-name="T334">1</text:span></text:p>
      <text:h text:style-name="P186" text:outline-level="3"><text:bookmark-start text:name="__RefHeading__1105_295664061"/><text:span text:style-name="T304">e</text:span><text:span text:style-name="T302">nter_as</text:span><text:span text:style-name="T1"> Parameter</text:span><text:bookmark-end text:name="__RefHeading__1105_295664061"/></text:h>
      <text:p text:style-name="P82"><text:span text:style-name="T37">T</text:span><text:span text:style-name="T1">he return value, if any, of an extant scope manager's entry maybe captured via the </text:span><text:span text:style-name="T253">enter_as</text:span><text:span text:style-name="T1"> </text:span><text:span text:style-name="T70">named </text:span><text:span text:style-name="T38">macro </text:span><text:span text:style-name="T1">parameter</text:span><text:span text:style-name="T104">, else it is ignored</text:span><text:span text:style-name="T1">.</text:span><text:span text:style-name="T52"> The syntax for this is:</text:span></text:p>
      <text:p text:style-name="P11"><text:span text:style-name="T165"><text:s text:c="4"/>enter_as(</text:span><text:span text:style-name="T177">[</text:span><text:span text:style-name="T174">type-expression</text:span><text:span text:style-name="T177">]</text:span><text:span text:style-name="T165"> variable-name)</text:span></text:p>
      <text:p text:style-name="P4"/>
      <text:p text:style-name="P73">Example:</text:p>
      <text:p text:style-name="P116"><text:span text:style-name="T241"><text:s text:c="4"/></text:span><text:span text:style-name="T252">#include &lt;WG/Local/LclContext.hh&gt;</text:span></text:p>
      <text:p text:style-name="P116"><text:span text:style-name="T252"><text:s text:c="4"/></text:span><text:span text:style-name="T241">WG_LCLCONTEXT( with(filemngr("data.txt")) enter_as(file) )<text:line-break/> <text:s text:c="3"/>{<text:line-break/> <text:s text:c="5"/>// Process file </text:span><text:span text:style-name="T242">obj </text:span><text:span text:style-name="T241">here ...<text:line-break/> <text:s text:c="3"/>}<text:line-break/> <text:s text:c="3"/>WG_LCLCONTEXT_END</text:span><text:span text:style-name="T245">1</text:span></text:p>
      <text:h text:style-name="P170" text:outline-level="2"><text:bookmark-start text:name="__RefHeading__1107_295664061"/>Adhoc Scope Managers<text:bookmark-end text:name="__RefHeading__1107_295664061"/></text:h>
      <text:p text:style-name="P112"><text:span text:style-name="T153">T</text:span><text:span text:style-name="T1">here are two type of adhoc scope managers, one designated by the </text:span><text:span text:style-name="T253">with_adhoc</text:span><text:span text:style-name="T1"> named macro parameter and the other designated by the </text:span><text:span text:style-name="T253">with_raii</text:span><text:span text:style-name="T1"> macro named parameter.</text:span></text:p>
      <text:h text:style-name="P187" text:outline-level="3"><text:bookmark-start text:name="__RefHeading__3196_295664061"/><text:span text:style-name="T302">with</text:span><text:span text:style-name="T305">_</text:span><text:span text:style-name="T302">adhoc</text:span><text:span text:style-name="T1"> Parameter</text:span><text:bookmark-end text:name="__RefHeading__3196_295664061"/></text:h>
      <text:p text:style-name="P87"><text:span text:style-name="T1">Adhoc scope managers are scope managers built on the fly using whatever user specified variable </text:span><text:span text:style-name="T61">that is </text:span><text:span text:style-name="T1">visible in the current scope.</text:span><text:span text:style-name="T60"> They are specified in the </text:span><text:span text:style-name="T261">with_adhoc</text:span><text:span text:style-name="T60"> named parameter of the opening macro. The arguments to </text:span><text:span text:style-name="T261">with_adhoc</text:span><text:span text:style-name="T60"> bind those variables with the same name in the enclosing scope to the scope manager that will be built. </text:span></text:p>
      <text:h text:style-name="P159" text:outline-level="4"><text:soft-page-break/><text:span text:style-name="T237">this_</text:span> Argument</text:h>
      <text:p text:style-name="P87"><text:span text:style-name="T122">T</text:span><text:span text:style-name="T74">he identifier </text:span><text:span text:style-name="T264">this_</text:span><text:span text:style-name="T74">, if used as an argument to </text:span><text:span text:style-name="T264">with_adhoc</text:span><text:span text:style-name="T126"> and implicitly typed, </text:span><text:span text:style-name="T74">binds the </text:span><text:span text:style-name="T264">this</text:span><text:span text:style-name="T74"> variable of the enclosing scope to its associated scope manager. </text:span><text:span text:style-name="T127">If it is </text:span><text:span text:style-name="T286">const</text:span><text:span text:style-name="T127"> qualified, then the </text:span><text:span text:style-name="T286">const</text:span><text:span text:style-name="T127"> qualification will apply to the pointed-to-type</text:span><text:span text:style-name="T128"> (</text:span><text:span text:style-name="T133">see </text:span><text:a xlink:type="simple" xlink:href="#6.1.this_ const Qualification|outline" text:style-name="Internet_20_link" text:visited-style-name="Visited_20_Internet_20_Link"><text:span text:style-name="T132">Rationale</text:span></text:a><text:span text:style-name="T128">)</text:span><text:span text:style-name="T127">.</text:span></text:p>
      <text:h text:style-name="P159" text:outline-level="4">No Arguments</text:h>
      <text:p text:style-name="P87"><text:span text:style-name="T108">It is possible to use </text:span><text:span text:style-name="T283">with_adhoc</text:span><text:span text:style-name="T108"> with no arguments, in that case</text:span><text:span text:style-name="T123"> its proceeding</text:span><text:span text:style-name="T108"> opening and closing parenthesis must also be omitted.</text:span></text:p>
      <text:p text:style-name="P64"/>
      <text:p text:style-name="P86"><text:span text:style-name="T75">Following </text:span><text:span text:style-name="T265">with_adhoc</text:span><text:span text:style-name="T61">,</text:span><text:span text:style-name="T60"> at least one of </text:span><text:span text:style-name="T261">one_enter</text:span><text:span text:style-name="T60"> or </text:span><text:span text:style-name="T261">on_exit</text:span><text:span text:style-name="T60"> named parameters must be specified.</text:span><text:span text:style-name="T62"> These named parameters, collectively referred to </text:span><text:span text:style-name="T63">as </text:span><text:span text:style-name="T62">adhoc scope handlers, are said to be associated with the adhoc scope manager identified by the </text:span><text:span text:style-name="T262">with_adhoc</text:span><text:span text:style-name="T62"> named parameter that immediately </text:span><text:span text:style-name="T64">precedes</text:span><text:span text:style-name="T62"> them.</text:span></text:p>
      <text:h text:style-name="P160" text:outline-level="4"><text:bookmark-start text:name="__RefHeading__3198_295664061"/><text:span text:style-name="T306">o</text:span><text:span text:style-name="T302">n_enter</text:span><text:span text:style-name="T1"> Parameter</text:span><text:bookmark-end text:name="__RefHeading__3198_295664061"/></text:h>
      <text:p text:style-name="P88"><text:span text:style-name="T1">If the </text:span><text:span text:style-name="T253">on_enter</text:span><text:span text:style-name="T1"> named macro parameter is specified, then </text:span><text:span text:style-name="T62">whatever statements specified </text:span><text:span text:style-name="T72">as</text:span><text:span text:style-name="T62"> its argument will be executed by its associated adhoc scope manager upon entry into the STEPed scope that immediately follows </text:span><text:span text:style-name="T71">its opening</text:span><text:span text:style-name="T62"> macro.</text:span><text:span text:style-name="T66"> Within this parameter's argument, those variables bound to its associated scope manager are available for use.</text:span><text:span text:style-name="T125"> For convenience, semicolon will always be appended to this parameter's argument.</text:span></text:p>
      <text:h text:style-name="P161" text:outline-level="4"><text:bookmark-start text:name="__RefHeading__3200_295664061"/><text:span text:style-name="T310">o</text:span><text:span text:style-name="T309">n_exit</text:span><text:span text:style-name="T1"> Parameter</text:span><text:bookmark-end text:name="__RefHeading__3200_295664061"/></text:h>
      <text:p text:style-name="P100"><text:span text:style-name="T65">If the </text:span><text:span text:style-name="T263">on_exit</text:span><text:span text:style-name="T65"> named macro parameter is specified, then whatever statements specified as its argument will be executed by its associated adhoc scope manager upon exit, for any reason whatsoever, from the STEPed scope that immediately follows </text:span><text:span text:style-name="T72">its opening macro</text:span><text:span text:style-name="T65">.</text:span><text:span text:style-name="T66"> Within this parameter's argument, those variables bound to its associated scope manager are available for use.</text:span><text:span text:style-name="T67"> Additionally, the boolean variable </text:span><text:span text:style-name="T323">scope_completed</text:span><text:span text:style-name="T67"> is also available, indicating whether the STEPed scope exited </text:span><text:span text:style-name="T109">prematurely</text:span><text:span text:style-name="T67"> or not.</text:span><text:span text:style-name="T125"> For convenience, semicolon will always be appended to this parameter's argument.</text:span></text:p>
      <text:p text:style-name="Text_20_body"><text:bookmark-start text:name="__RefHeading__3202_295664061"/><text:span text:style-name="T67">E</text:span><text:span text:style-name="T1">xample</text:span><text:span text:style-name="T103">:</text:span><text:bookmark-end text:name="__RefHeading__3202_295664061"/></text:p>
      <text:p text:style-name="P33"><text:span text:style-name="T279"><text:s text:c="4"/></text:span><text:span text:style-name="T298">#include &lt;WG/Local/LclContext.hh&gt;</text:span></text:p>
      <text:p text:style-name="P27"><text:s text:c="4"/></text:p>
      <text:p text:style-name="P33"><text:span text:style-name="T298"><text:s text:c="4"/></text:span><text:span text:style-name="T279">File file(path);<text:line-break/><text:line-break/></text:span><text:span text:style-name="T237"> <text:s text:c="3"/>WG_LCLCONTEXT( <text:line-break/> <text:s text:c="5"/>with_adhoc(ref file) on_enter( file.open(); ) on_exit( file.close(); )<text:line-break/> <text:s text:c="3"/>)<text:line-break/> <text:s text:c="3"/>{<text:line-break/> <text:s text:c="5"/>// Process file here ...<text:line-break/> <text:s text:c="3"/>}<text:line-break/> <text:s text:c="3"/>WG_LCLCONTEXT_END</text:span><text:span text:style-name="T251">1</text:span></text:p>
      <text:h text:style-name="P180" text:outline-level="3"><text:bookmark-start text:name="__RefHeading__3569_2091598201"/><text:span text:style-name="T307">with_</text:span><text:span text:style-name="T308">raii</text:span> Parameter<text:bookmark-end text:name="__RefHeading__3569_2091598201"/></text:h>
      <text:p text:style-name="P115">Existing RAII objects maybe used by employing the <text:span text:style-name="T237">with_raii</text:span> adaptor. <text:span text:style-name="T237">with_raii</text:span> takes a single <text:soft-page-break/>argument that must be an instantiation of a named RAII object.</text:p>
      <text:p text:style-name="P113"><draw:frame draw:style-name="fr1" draw:name="Frame8" text:anchor-type="paragraph" svg:x="0.0598in" svg:y="-0.0402in" svg:width="6.7819in" draw:z-index="7"><draw:text-box fo:min-height="0.6346in"><text:p text:style-name="P59"><text:span text:style-name="T235">NOTE</text:span><text:span text:style-name="T229">:</text:span><text:span text:style-name="T46"> </text:span><text:span text:style-name="T155">The argument to </text:span><text:span text:style-name="T296">with_raii</text:span><text:span text:style-name="T155"> named macro parameter may not contain any commas since commas themselves act as preprocessor delimiters.</text:span></text:p></draw:text-box></draw:frame></text:p>
      <text:p text:style-name="P113"/>
      <text:p text:style-name="P113"/>
      <text:p text:style-name="P114"><text:span text:style-name="T154">E</text:span><text:span text:style-name="T1">xample:</text:span></text:p>
      <text:p text:style-name="P42"><text:s text:c="4"/><text:span text:style-name="T356">#include &lt;WG/Local/LclContext.hh&gt;</text:span></text:p>
      <text:p text:style-name="P55"><text:s text:c="4"/></text:p>
      <text:p text:style-name="P42"><text:span text:style-name="T356"><text:s text:c="4"/></text:span>WG_LCLCONTEXT( with<text:span text:style-name="T352">_raii</text:span>(<text:span text:style-name="T352">filemngr_t filemngr("../data.txt");</text:span>) )</text:p>
      <text:p text:style-name="P52"><text:s text:c="4"/>{</text:p>
      <text:p text:style-name="P52"><text:s text:c="8"/>//Do something</text:p>
      <text:p text:style-name="P52"><text:s text:c="4"/>}</text:p>
      <text:p text:style-name="P54"><text:s text:c="4"/>WG_LCLCONTEXT_END1</text:p>
      <text:h text:style-name="P171" text:outline-level="2"><text:bookmark-start text:name="__RefHeading__2684_1561157922"/>Nesting STEPed Macros<text:bookmark-end text:name="__RefHeading__2684_1561157922"/></text:h>
      <text:p text:style-name="P96"><text:span text:style-name="T1">STEPed macros maybe nested within one another. However, note that </text:span><text:span text:style-name="T120">a </text:span><text:span text:style-name="T1">STEPed macro with multiple scope manager arguments </text:span><text:span text:style-name="T120">is</text:span><text:span text:style-name="T1"> not equivalent to </text:span><text:span text:style-name="T120">a series of single scope manager argument </text:span><text:span text:style-name="T1">nested macro</text:span><text:span text:style-name="T120">s. That is, the following:</text:span></text:p>
      <text:p text:style-name="P96"><text:span text:style-name="T120"><text:s/></text:span><text:span text:style-name="T284"><text:s text:c="2"/>WG_LCLCONTEXT( with(scpmngr1) with(scpmngr2) with(scpmngr3) )<text:line-break/> <text:s/>{<text:line-break/> <text:s text:c="3"/>...<text:line-break/> <text:s/>}<text:line-break/> <text:s/>WG_LCLCONTEXTEND3</text:span></text:p>
      <text:p text:style-name="P95"/>
      <text:p text:style-name="P95"><text:span text:style-name="T120">is </text:span><text:span text:style-name="T124">NOT</text:span><text:span text:style-name="T1"> equivalent to:</text:span></text:p>
      <text:p text:style-name="P97"><text:s text:c="2"/>WG_LCLCONTEXT( with(scpmngr1) )<text:line-break/> <text:s/>{<text:line-break/> <text:s text:c="3"/>WG_LCLCONTEXT( with(scpmngr2) )<text:line-break/> <text:s text:c="3"/>{<text:line-break/> <text:s text:c="5"/>WG_LCLCONTEXT( with(scpmngr3) )<text:line-break/> <text:s text:c="5"/>{<text:line-break/> <text:s text:c="7"/>...<text:line-break/> <text:s text:c="5"/>}<text:line-break/> <text:s text:c="5"/>WG_LCLCONTEXTEND1<text:line-break/> <text:s text:c="3"/>}<text:line-break/> <text:s text:c="3"/>WG_LCLCONTEXTEND1<text:line-break/> <text:s/>}<text:line-break/> <text:s/>WG_LCLCONTEXTEND1</text:p>
      <text:p text:style-name="P95"><text:span text:style-name="T120">This is because if</text:span><text:span text:style-name="T1"> </text:span><text:span text:style-name="T253">scpmngr3.enter()</text:span><text:span text:style-name="T1"> throws then in the first example above </text:span><text:span text:style-name="T253">scpmngr2.exit</text:span><text:span text:style-name="T1"> and </text:span><text:span text:style-name="T253">scpmngr3.exit</text:span><text:span text:style-name="T1"> will both be called with </text:span><text:span text:style-name="T184">scope_completed</text:span><text:span text:style-name="T185"> = true</text:span><text:span text:style-name="T118">, but in the second example they will be called with </text:span><text:span text:style-name="T184">scope_completed</text:span><text:span text:style-name="T185"> = false</text:span><text:span text:style-name="T118">.</text:span><text:span text:style-name="T119"> </text:span><text:span text:style-name="T159">This is because</text:span><text:span text:style-name="T119"> a STEPed scope is defined to start at the end of an opening macro invocation and end at the start of the following </text:span><text:span text:style-name="T121">non-nested </text:span><text:span text:style-name="T119">closing macro </text:span><text:soft-page-break/><text:span text:style-name="T119">invocation.</text:span></text:p>
      <text:h text:style-name="P172" text:outline-level="2"><text:bookmark-start text:name="__RefHeading__4615_1561157922"/>Same Line Declarations<text:bookmark-end text:name="__RefHeading__4615_1561157922"/></text:h>
      <text:p text:style-name="P102"><text:span text:style-name="T134">Multiple </text:span><text:span text:style-name="T340">STEPED macros</text:span><text:span text:style-name="T134"> may be declared on the same line, for example, as part of a larger macro definition.</text:span></text:p>
      <text:h text:style-name="P146" text:outline-level="1"><text:bookmark-start text:name="__RefHeading__1109_295664061"/>Reference<text:bookmark-end text:name="__RefHeading__1109_295664061"/></text:h>
      <text:h text:style-name="P173" text:outline-level="2"><text:bookmark-start text:name="__RefHeading__3225_295664061"/>Macros<text:bookmark-end text:name="__RefHeading__3225_295664061"/></text:h>
      <text:h text:style-name="P188" text:outline-level="3"><text:bookmark-start text:name="__RefHeading__3227_295664061"/><text:span text:style-name="T309">WG_LCLCONTEXT(...)</text:span><text:span text:style-name="T1"><text:line-break/></text:span><text:span text:style-name="T309">WG_LCLCONTEXT_TPL(...)</text:span><text:span text:style-name="T1"><text:line-break/></text:span><text:span text:style-name="T309">WG_LCLCONTEXT_END</text:span><text:span text:style-name="T311">N</text:span><text:bookmark-end text:name="__RefHeading__3227_295664061"/></text:h>
      <text:p text:style-name="P89"><text:span text:style-name="T1">These macros start and end a STEPed scope. Their syntax is defined </text:span><text:a xlink:type="simple" xlink:href="#5.Grammar|outline" text:style-name="Internet_20_link" text:visited-style-name="Visited_20_Internet_20_Link"><text:span text:style-name="T1">here</text:span></text:a><text:span text:style-name="T1">. </text:span><text:span text:style-name="T253">WG_LCLCONTEXT</text:span><text:span text:style-name="T1"> is for use in non-template functions and </text:span><text:span text:style-name="T253">WG_LCLCONTEXT</text:span><text:span text:style-name="T1"> is for use in template functions. </text:span><text:span text:style-name="T152">The </text:span><text:span text:style-name="T301">N</text:span><text:span text:style-name="T152"> in </text:span><text:span text:style-name="T295">WG_LOCALCONTEXT_END</text:span><text:span text:style-name="T301">N</text:span><text:span text:style-name="T152"> must be a number that matches the number of scope managers associated with one of its opening macros. </text:span><text:span text:style-name="T1">The</text:span><text:span text:style-name="T78">se</text:span><text:span text:style-name="T1"> two aforementioned macros</text:span><text:span text:style-name="T78">, sometimes referred to as opening macros, will</text:span><text:span text:style-name="T1"> accept the following named</text:span><text:span text:style-name="T76"> parameters:</text:span></text:p>
      <text:list xml:id="list5068714799204090546" text:style-name="L2">
        <text:list-item>
          <text:p text:style-name="P124">with(scope-manager-expr)</text:p>
          <text:p text:style-name="P126"><text:span text:style-name="T1">The </text:span><text:span text:style-name="T253">with</text:span><text:span text:style-name="T1"> named parameter associates the scope manager specified by its argument with its associated macro.</text:span><text:span text:style-name="T77"> </text:span><text:span text:style-name="T110">L</text:span><text:span text:style-name="T77">value expression arguments are captured by reference whereas rvalue expression arguments are captured by value. Whenever possible this library will attempt to move </text:span><text:span text:style-name="T266">with</text:span><text:span text:style-name="T78">'s </text:span><text:span text:style-name="T77">rvalue arguments before resorting to copying them.</text:span></text:p>
          <text:p text:style-name="P127"><text:span text:style-name="T77">N</text:span><text:span text:style-name="T1">on-copyable const rvalues may not be used as arguments to </text:span><text:span text:style-name="T253">with</text:span><text:span text:style-name="T1">. This is because they </text:span><text:span text:style-name="T81">can</text:span><text:span text:style-name="T1"> neither be copied nor moved.</text:span></text:p>
          <text:p text:style-name="P143"><text:span text:style-name="T79">F</text:span><text:span text:style-name="T48">or portability with C++03</text:span><text:span text:style-name="T79">,</text:span><text:span text:style-name="T48"> it is recommended that non-copyable scope managers</text:span><text:span text:style-name="T79"> follow these </text:span><text:a xlink:type="simple" xlink:href="#4.1.2.Noncopyable Const LValue Scope Managers|outline" text:style-name="Internet_20_link" text:visited-style-name="Visited_20_Internet_20_Link"><text:span text:style-name="T80">guidelines</text:span></text:a><text:span text:style-name="T79">.</text:span></text:p>
        </text:list-item>
      </text:list>
      <text:p text:style-name="Text_20_body"><text:span text:style-name="T182">enter_as(</text:span><text:span text:style-name="T186">[</text:span><text:span text:style-name="T183">type-expression</text:span><text:span text:style-name="T186">]</text:span><text:span text:style-name="T182"> variable-name)</text:span></text:p>
      <text:list xml:id="list181760000868414" text:continue-numbering="true" text:style-name="L2">
        <text:list-header>
          <text:p text:style-name="P128"><text:span text:style-name="T86">If present, t</text:span><text:span text:style-name="T85">he </text:span><text:span text:style-name="T269">enter_as</text:span><text:span text:style-name="T85"> named parameter must immediately follow a </text:span><text:span text:style-name="T269">with</text:span><text:span text:style-name="T85"> named parameter.</text:span><text:span text:style-name="T82"> This parameter tells its associated macro to capture the return value of its associated scope manager's </text:span><text:span text:style-name="T268">enter</text:span><text:span text:style-name="T82"> method call in the variable </text:span><text:span text:style-name="T182">variable-name</text:span><text:span text:style-name="T82">. This variable </text:span><text:span text:style-name="T84">will</text:span><text:span text:style-name="T82"> only </text:span><text:span text:style-name="T84">be </text:span><text:span text:style-name="T82">available within th</text:span><text:span text:style-name="T83">is named parameter's</text:span><text:span text:style-name="T82"> associated STEPed scope.</text:span><text:span text:style-name="T105"> If this named parameter is omitted then the return value, if any, of its associated scope manager's </text:span><text:span text:style-name="T280">enter</text:span><text:span text:style-name="T105"> method call will be ignored.</text:span></text:p>
          <text:p text:style-name="P129"><text:span text:style-name="T105">T</text:span><text:span text:style-name="T1">he type of </text:span><text:span text:style-name="T253">variable-name</text:span><text:span text:style-name="T1"> may optionally be omitted, in which Boost.Typeof will be used to deduce its type.</text:span></text:p>
        </text:list-header>
        <text:list-item>
          <text:p text:style-name="P125"><text:span text:style-name="T188">with_adhoc[ ( nlt-bound-var-dcln-list ) ] adhoc-scope-handlers </text:span><text:span text:style-name="T328">(V)</text:span></text:p>
          <text:p text:style-name="P125"><text:span text:style-name="T189">with_adhoc[ </text:span><text:span text:style-name="T190">nlt-</text:span><text:span text:style-name="T189">bound-tuple-seq ] adhoc-scope-handlers</text:span></text:p>
          <text:p text:style-name="P123"><text:soft-page-break/><text:span text:style-name="T198">The </text:span><text:span text:style-name="T270">with_adhoc</text:span><text:span text:style-name="T198"> named parameter </text:span><text:span text:style-name="T199">creates an</text:span><text:span text:style-name="T198"> </text:span><text:span text:style-name="T199">anonymous</text:span><text:span text:style-name="T198"> scope manager</text:span><text:span text:style-name="T199"> whose</text:span><text:span text:style-name="T200"> </text:span><text:span text:style-name="T271">enter</text:span><text:span text:style-name="T199"> and </text:span><text:span text:style-name="T271">exit</text:span><text:span text:style-name="T199"> methods can be customized by the </text:span><text:span text:style-name="T271">on_enter</text:span><text:span text:style-name="T199"> and </text:span><text:span text:style-name="T271">on_exit</text:span><text:span text:style-name="T199"> named parameters.</text:span><text:span text:style-name="T201"> Arguments to </text:span><text:span text:style-name="T272">with_adhoc</text:span><text:span text:style-name="T201"> bind those variables </text:span><text:span text:style-name="T202">that have the</text:span><text:span text:style-name="T201"> same name in the enclosing scope to the said scope manager</text:span><text:span text:style-name="T202">,</text:span><text:span text:style-name="T201"> making those variables accessible </text:span><text:span text:style-name="T202">to its</text:span><text:span text:style-name="T201"> handler methods.</text:span><text:span text:style-name="T203"> </text:span><text:span text:style-name="T219">T</text:span><text:span text:style-name="T203">he special identifier </text:span><text:span text:style-name="T273">this_</text:span><text:span text:style-name="T218">, if implicitly typed, </text:span><text:span text:style-name="T203">binds the </text:span><text:span text:style-name="T273">this</text:span><text:span text:style-name="T203"> variable (if there is one) of the enclosing scope to the said scope manager.</text:span><text:span text:style-name="T219"> Take note that </text:span><text:span text:style-name="T289">const</text:span><text:span text:style-name="T219"> qualification of the latter will apply to its pointed-to-type (see </text:span><text:a xlink:type="simple" xlink:href="#6.1.this_ const Qualification|outline" text:style-name="Internet_20_link" text:visited-style-name="Visited_20_Internet_20_Link"><text:span text:style-name="T219">Rationale</text:span></text:a><text:span text:style-name="T341">).</text:span></text:p>
          <text:p text:style-name="P130"><text:span text:style-name="T203">N</text:span><text:span text:style-name="T197">ote: at least one of </text:span><text:span text:style-name="T253">on_enter</text:span><text:span text:style-name="T197"> or </text:span><text:span text:style-name="T253">on_exit</text:span><text:span text:style-name="T197"> named parameters must follow this named parameter.</text:span></text:p>
        </text:list-item>
        <text:list-item>
          <text:p text:style-name="P131"><text:span text:style-name="T165">on_enter( compound-statement )</text:span> </text:p>
          <text:p text:style-name="P132"><text:span text:style-name="T205">If present, t</text:span><text:span text:style-name="T197">he </text:span><text:span text:style-name="T253">on_enter</text:span><text:span text:style-name="T197"> named parameter must immediately follow a </text:span><text:span text:style-name="T253">with_adhoc</text:span><text:span text:style-name="T197"> named parameter. </text:span><text:span text:style-name="T204">This named parameter allows the user to customize </text:span><text:span text:style-name="T206">the </text:span><text:span text:style-name="T274">enter</text:span><text:span text:style-name="T204"> method of the</text:span><text:span text:style-name="T206"> previously created</text:span><text:span text:style-name="T204"> anonymous scope manager</text:span><text:span text:style-name="T206">. </text:span><text:span text:style-name="T207">Please note that t</text:span><text:span text:style-name="T206">he return type of this method will always be </text:span><text:span text:style-name="T275">void</text:span><text:span text:style-name="T206">, so even if the argument to this named parameter returns, it will be ignored.</text:span><text:span text:style-name="T215"> </text:span><text:span text:style-name="T216">For convenience, semicolon will always be appended to this parameter's argument.</text:span></text:p>
        </text:list-item>
        <text:list-item>
          <text:p text:style-name="P133">on_exit( compound-statement )</text:p>
          <text:p text:style-name="P134"><text:span text:style-name="T197">If present, the </text:span><text:span text:style-name="T253">on_exit</text:span><text:span text:style-name="T197"> named parameter must either follow a </text:span><text:span text:style-name="T253">with_adhoc</text:span><text:span text:style-name="T197"> or a </text:span><text:span text:style-name="T253">on_enter</text:span><text:span text:style-name="T197"> named parameter.</text:span><text:span text:style-name="T208"> </text:span><text:span text:style-name="T204">This named parameter allows the user to customize </text:span><text:span text:style-name="T206">the </text:span><text:span text:style-name="T276">exit</text:span><text:span text:style-name="T204"> method of the</text:span><text:span text:style-name="T206"> previously created</text:span><text:span text:style-name="T204"> anonymous scope manager</text:span><text:span text:style-name="T206">.</text:span><text:span text:style-name="T208"> Please note that the boolean </text:span><text:span text:style-name="T281">scope_completed</text:span><text:span text:style-name="T208"> variable is accessible within this named parameter's argument. Also </text:span><text:span text:style-name="T197">note that t</text:span><text:span text:style-name="T206">he return type of this method will always be </text:span><text:span text:style-name="T275">void</text:span><text:span text:style-name="T206">, so even if the argument to this named parameter returns, it will be ignored.</text:span><text:span text:style-name="T217"> </text:span><text:span text:style-name="T216">For convenience, semicolon will always be appended to this parameter's argument.</text:span></text:p>
        </text:list-item>
      </text:list>
      <text:p text:style-name="P99"><text:span text:style-name="T210">Multiple scope managers, both extan</text:span><text:span text:style-name="T211">t</text:span><text:span text:style-name="T210"> and adhoc, maybe </text:span><text:span text:style-name="T212">specified by</text:span><text:span text:style-name="T210"> an opening macro. These scope managers are captured and/or constructed in the order in which they appeared in their opening macro, and, whenever appropriate, are destructed in the reverse order.</text:span><text:span text:style-name="T213"> Upon entry into a STEPed scope, the </text:span><text:span text:style-name="T267">enter</text:span><text:span text:style-name="T213"> method of the opening macro's scope managers will be executed in the order in which those scope managers were specified, and upon exit from the said scope</text:span><text:span text:style-name="T214">, for any reason whatsoever</text:span><text:span text:style-name="T213">, the </text:span><text:span text:style-name="T267">exit</text:span><text:span text:style-name="T213"> method of said scope managers will be executed in the reverse order.</text:span></text:p>
      <text:h text:style-name="P189" text:outline-level="3"><text:bookmark-start text:name="__RefHeading__2686_1561157922"/>BOOST_NO_EXCEPTIONS<text:bookmark-end text:name="__RefHeading__2686_1561157922"/></text:h>
      <text:p text:style-name="P98">If this macro is defined then exception supported code will<text:span text:style-name="T339"> not</text:span> be generated.<text:span text:style-name="T338"> This means that if an exception is thrown from a STEPed scope, then none of the guarantees concerning premature scope exit hold for any of the associated scope managers.</text:span></text:p>
      <text:h text:style-name="P147" text:outline-level="1"><text:bookmark-start text:name="__RefHeading__3154_295664061"/>Limitations<text:bookmark-end text:name="__RefHeading__3154_295664061"/></text:h>
      <text:h text:style-name="P174" text:outline-level="2"><text:bookmark-start text:name="__RefHeading__4624_1561157922"/>General Limitations<text:bookmark-end text:name="__RefHeading__4624_1561157922"/></text:h>
      <text:h text:style-name="P190" text:outline-level="3"><text:bookmark-start text:name="__RefHeading__3266_2082572751"/><text:span text:style-name="T1">Macro Parameter</text:span><text:span text:style-name="T56"> Arguments </text:span><text:span text:style-name="T1">Containing Commas</text:span><text:bookmark-end text:name="__RefHeading__3266_2082572751"/></text:h>
      <text:p text:style-name="P75"><text:span text:style-name="T149">N</text:span><text:span text:style-name="T43">on-type macro parameter argument</text:span><text:span text:style-name="T54">s</text:span><text:span text:style-name="T43"> that contain commas should be enclosed in an extra set of </text:span><text:soft-page-break/><text:span text:style-name="T43">parenthesis. </text:span><text:span text:style-name="T1">That's because commas act as preprocessor delimiters</text:span><text:span text:style-name="T149">, thus making </text:span><text:span text:style-name="T1">it impossible </text:span><text:span text:style-name="T43">to parse such arguments</text:span><text:span text:style-name="T55"> without help from the user.</text:span></text:p>
      <text:p text:style-name="P110"><text:span text:style-name="T55">A</text:span><text:span text:style-name="T1">s for type macro parameter arguments a very simple workaround is to use typedef aliases in their place.</text:span></text:p>
      <text:h text:style-name="P191" text:outline-level="3"><text:bookmark-start text:name="__RefHeading__4626_1561157922"/><text:span text:style-name="T143">Implicitly Typed </text:span><text:span text:style-name="T1">Variables</text:span><text:bookmark-end text:name="__RefHeading__4626_1561157922"/></text:h>
      <text:p text:style-name="P106"><text:span text:style-name="T143">Implicitly typed</text:span><text:span text:style-name="T1"> variables</text:span><text:span text:style-name="T144"> in named macro parameters</text:span><text:span text:style-name="T1"> may not be named "ref".</text:span></text:p>
      <text:h text:style-name="P181" text:outline-level="3"><text:bookmark-start text:name="__RefHeading__3185_295664061"/>Noncopyable Const LValue Scope Managers<text:bookmark-end text:name="__RefHeading__3185_295664061"/></text:h>
      <text:p text:style-name="P83"><text:span text:style-name="T1">If a noncopyable const lvalue expression is to be used with the </text:span><text:span text:style-name="T253">with</text:span><text:span text:style-name="T1"> named parameter in C++03, then its type should be marked to indicate that it is noncopyable. There are four ways to do this:</text:span></text:p>
      <text:list xml:id="list1878167668146467883" text:style-name="L3">
        <text:list-item>
          <text:p text:style-name="P136"><text:span text:style-name="T1">derive said type from ::</text:span><text:span text:style-name="T253">boost::noncopyable</text:span><text:span text:style-name="T1">, or</text:span></text:p>
        </text:list-item>
        <text:list-item>
          <text:p text:style-name="P135"><text:span text:style-name="T209">mark said type </text:span><text:span text:style-name="T237">BOOST_MOVABLE_BUT_NOT_COPYABLE</text:span><text:span text:style-name="T223">, or</text:span></text:p>
        </text:list-item>
        <text:list-item>
          <text:p text:style-name="P135">mark said type's copy constructor "= delete", or </text:p>
        </text:list-item>
        <text:list-item>
          <text:p text:style-name="P136"><text:span text:style-name="T1">specialize </text:span><text:span text:style-name="T253">::boost::copy_constructible</text:span><text:span text:style-name="T1"> for said type.</text:span></text:p>
        </text:list-item>
      </text:list>
      <text:p text:style-name="P84"><text:span text:style-name="T1">For maximum portability, it is advised to do one of the above for all noncopyable </text:span><text:span text:style-name="T59">scope manager </text:span><text:span text:style-name="T1">types.</text:span></text:p>
      <text:h text:style-name="P148" text:outline-level="1"><text:bookmark-start text:name="__RefHeading__1111_295664061"/>Grammar<text:bookmark-end text:name="__RefHeading__1111_295664061"/></text:h>
      <text:h text:style-name="P175" text:outline-level="2"><text:bookmark-start text:name="__RefHeading__1113_295664061"/>Special Symbols<text:bookmark-end text:name="__RefHeading__1113_295664061"/></text:h>
      <text:list xml:id="list4217835173709849527" text:style-name="L4">
        <text:list-item>
          <text:p text:style-name="P137">[...]</text:p>
          <text:p text:style-name="P137">Items enclosed in square brackets denote optional grammar entries.</text:p>
        </text:list-item>
        <text:list-item>
          <text:p text:style-name="P193">with <text:span text:style-name="T350">with_raii </text:span>with_adhoc enter<text:span text:style-name="T327">_</text:span>as on_enter on_exit</text:p>
          <text:p text:style-name="P138">These tokens are to be regarded as non-punctuation terminals.</text:p>
        </text:list-item>
      </text:list>
      <text:h text:style-name="P175" text:outline-level="2"><text:bookmark-start text:name="__RefHeading__1115_295664061"/>EBNF<text:bookmark-end text:name="__RefHeading__1115_295664061"/></text:h>
      <text:p text:style-name="P1"><text:span text:style-name="T236">lclcontext</text:span><text:span text:style-name="T165">-usage ::=</text:span></text:p>
      <text:p text:style-name="P38"><text:s text:c="2"/>lclcontext-start-macro ( lclcontext-spec )</text:p>
      <text:p text:style-name="P38"><text:s text:c="2"/>compound-statement</text:p>
      <text:p text:style-name="P38"><text:s text:c="2"/>WG_LCLCONTEXT_END [;]</text:p>
      <text:p text:style-name="P38"/>
      <text:p text:style-name="P34"><text:span text:style-name="T165">lclcontext-start-macro </text:span><text:span text:style-name="T237">::=</text:span></text:p>
      <text:p text:style-name="P38"><text:s text:c="4"/>WG_LCLCONTEXT</text:p>
      <text:p text:style-name="P38"><text:s text:c="2"/>| WG_LCLCONTEXT_TPL</text:p>
      <text:p text:style-name="P38"/>
      <text:p text:style-name="P38">lclcontext-spec ::=</text:p>
      <text:p text:style-name="P38"><text:s text:c="4"/>with-dcln<text:span text:style-name="T354">-stmnt</text:span> [ lclcontext-spec ]</text:p>
      <text:p text:style-name="P53"><text:s text:c="2"/>| with-raii<text:span text:style-name="T354">-stmnt</text:span> [ lclcontext-spec ]</text:p>
      <text:p text:style-name="P41"><text:s text:c="2"/>| with-adhoc-dcln<text:span text:style-name="T354">-stmnt</text:span> [ lclcontext-spec ]</text:p>
      <text:p text:style-name="P38"/>
      <text:p text:style-name="P41">with-dcln<text:span text:style-name="T354">-stmnt</text:span> ::=</text:p>
      <text:p text:style-name="P38"><text:s text:c="2"/>with( scope-manager-expr ) [ enter_as( nlt-type-var-dcln ) ]</text:p>
      <text:p text:style-name="P38"/>
      <text:p text:style-name="P49"><text:soft-page-break/>with-raii<text:span text:style-name="T354">-stmnt</text:span> ::=</text:p>
      <text:p text:style-name="P48"><text:s text:c="2"/>with_raii( <text:span text:style-name="T353">compound-statement )</text:span></text:p>
      <text:p text:style-name="P38"/>
      <text:p text:style-name="P41">with-adhoc-dcln<text:span text:style-name="T354">-stmnt</text:span> ::=</text:p>
      <text:p text:style-name="P47"><text:s text:c="2"/><text:span text:style-name="T331"><text:s text:c="2"/></text:span>with_adhoc[ ( nlt-bound-var-dcln-list ) ] adhoc-scope-handlers <text:span text:style-name="T328">(V)</text:span></text:p>
      <text:p text:style-name="P34"><text:span text:style-name="T165"><text:s text:c="2"/></text:span><text:span text:style-name="T175">| </text:span><text:span text:style-name="T165">with_adhoc[ </text:span><text:span text:style-name="T168">nlt-</text:span><text:span text:style-name="T165">bound-tuple-seq ] adhoc-scope-handlers</text:span></text:p>
      <text:p text:style-name="P38"/>
      <text:p text:style-name="P38">adhoc-scope-handlers ::=</text:p>
      <text:p text:style-name="P38"><text:s text:c="2"/>[on_enter( compound-statement )] [on_exit( compound-statement )]</text:p>
      <text:p text:style-name="P38"/>
      <text:p text:style-name="P46">nlt-bound-var-dcln-list ::= </text:p>
      <text:p text:style-name="P46"><text:s text:c="4"/>nlt-bound-<text:span text:style-name="T330">var-dcln</text:span></text:p>
      <text:p text:style-name="P46"><text:s text:c="2"/>| nlt-bound-var-dcln-list<text:span text:style-name="T330"> ,</text:span> nlt-bound-var-dcln</text:p>
      <text:p text:style-name="P38"/>
      <text:p text:style-name="P40">nlt-bound-tuple-seq ::=</text:p>
      <text:p text:style-name="P40"><text:s text:c="4"/>nlt-bound-tuple</text:p>
      <text:p text:style-name="P40"><text:s text:c="2"/>| nlt-bound-tuple-seq nlt-bound-tuple</text:p>
      <text:p text:style-name="P40"/>
      <text:p text:style-name="P40">nlt-bound-tuple ::=</text:p>
      <text:p text:style-name="P40"><text:s text:c="2"/>( nlt-bound-var-dcln )</text:p>
      <text:p text:style-name="P38"/>
      <text:p text:style-name="P39">nlt-type-var-dcln ::=</text:p>
      <text:p text:style-name="P39"><text:s text:c="4"/>implicit-non-local-type-var-dcln</text:p>
      <text:p text:style-name="P39"><text:s text:c="2"/>| explicit-non-local-type-var-dcln</text:p>
      <text:p text:style-name="P39"/>
      <text:p text:style-name="P39">implicit-non-local-type-var-dcln ::=</text:p>
      <text:p text:style-name="P39"><text:s text:c="2"/>implicit-type-var-dcln</text:p>
      <text:p text:style-name="P39"/>
      <text:p text:style-name="P39">explicit-non-local-type-var-dcln ::=</text:p>
      <text:p text:style-name="P3"><text:s/><text:span text:style-name="T320"><text:s/>explicit-non-local-type</text:span> var-name</text:p>
      <text:p text:style-name="P2"/>
      <text:p text:style-name="P6"><text:span text:style-name="T165">implicit-type-var-dcln </text:span><text:span text:style-name="T166">:</text:span><text:span text:style-name="T165">:=</text:span></text:p>
      <text:p text:style-name="P39"><text:s text:c="2"/>implicit-type var-name</text:p>
      <text:p text:style-name="P39"/>
      <text:p text:style-name="P44">type-expression ::=</text:p>
      <text:p text:style-name="P44"><text:s text:c="4"/>explicit-non-local-type</text:p>
      <text:p text:style-name="P45"><text:s text:c="2"/>|<text:span text:style-name="T321"> implicit-type</text:span></text:p>
      <text:p text:style-name="P39"/>
      <text:p text:style-name="P6"><text:span text:style-name="T165">implicit-type </text:span><text:span text:style-name="T167">:</text:span><text:span text:style-name="T165">:= lib-type-qualifiers | empty-</text:span><text:span text:style-name="T173">token</text:span></text:p>
      <text:p text:style-name="P39"/>
      <text:p text:style-name="P35"><text:span text:style-name="T165">lib-type-qualifiers </text:span><text:span text:style-name="T167">:</text:span><text:span text:style-name="T165">:= const | ref | const ref</text:span></text:p>
      <text:p text:style-name="P39"/>
      <text:p text:style-name="P35"><text:span text:style-name="T165">explicit-non-local-type </text:span><text:span text:style-name="T167">:</text:span><text:span text:style-name="T165">:= </text:span></text:p>
      <text:p text:style-name="P39"><text:span text:style-name="T164"><text:s text:c="2"/></text:span><text:span text:style-name="T187">type</text:span><text:span text:style-name="T164">( non-local-type-specifier )</text:span></text:p>
      <text:p text:style-name="P38"/>
      <text:p text:style-name="P51"><text:span text:style-name="T329">(V)</text:span> Requires a variadic macro supported preprocessor.</text:p>
      <text:p text:style-name="P50">value-expression<text:span text:style-name="T351"> ::= A C++ expression that evaluates to a value.</text:span></text:p>
      <text:p text:style-name="P38">scope-manager-expr ::= A C++ expression that evaluates to a scope manager.</text:p>
      <text:p text:style-name="P38">compound-statement ::= See C++ standard.</text:p>
      <text:p text:style-name="P36"><text:span text:style-name="T165">var-name </text:span><text:span text:style-name="T167">:</text:span><text:span text:style-name="T165">:= A C++ variable name.</text:span></text:p>
      <text:p text:style-name="P36"><text:span text:style-name="T165">non-local-type-specifier </text:span><text:span text:style-name="T167">:</text:span><text:span text:style-name="T165">:=</text:span></text:p>
      <text:p text:style-name="P38"><text:s text:c="2"/>A type-specifier that specifies a non-local type.</text:p>
      <text:p text:style-name="P43">empty-token ::= The token consisting of no characters.</text:p>
      <text:h text:style-name="P149" text:outline-level="1"><text:bookmark-start text:name="__RefHeading__4617_1561157922"/><text:soft-page-break/>Rationale<text:bookmark-end text:name="__RefHeading__4617_1561157922"/></text:h>
      <text:h text:style-name="P176" text:outline-level="2"><text:bookmark-start text:name="__RefHeading__4619_1561157922"/>this_ const Qualification<text:bookmark-end text:name="__RefHeading__4619_1561157922"/></text:h>
      <text:p text:style-name="P101"><text:span text:style-name="T129">The </text:span><text:span text:style-name="T285">const</text:span><text:span text:style-name="T129"> qualification of </text:span><text:span text:style-name="T131">an implicitly typed </text:span><text:span text:style-name="T285">this_</text:span><text:span text:style-name="T131"> </text:span><text:span text:style-name="T129">bound variable applies to the pointed-to-type of </text:span><text:span text:style-name="T285">this_</text:span><text:span text:style-name="T129"> because its type, and hence the type of </text:span><text:span text:style-name="T285">this</text:span><text:span text:style-name="T129">, are already </text:span><text:span text:style-name="T285">const</text:span><text:span text:style-name="T129"> qualified. Not only would it be redundant, but it would also be impossible to </text:span><text:span text:style-name="T285">const</text:span><text:span text:style-name="T129"> qualify </text:span><text:span text:style-name="T130">the pointed-to-type of </text:span><text:span text:style-name="T129">an implicitly typed </text:span><text:span text:style-name="T285">this_</text:span><text:span text:style-name="T129"> had the constness </text:span><text:span text:style-name="T130">been </text:span><text:span text:style-name="T129">applied to the pointer type</text:span><text:span text:style-name="T130">.</text:span></text:p>
      <text:h text:style-name="P150" text:outline-level="1"><text:bookmark-start text:name="__RefHeading__1117_295664061"/>Alternatives<text:bookmark-end text:name="__RefHeading__1117_295664061"/></text:h>
      <text:h text:style-name="P162" text:outline-level="2"><text:bookmark-start text:name="__RefHeading__1119_295664061"/>Why not Boost.ScopeExit?<text:bookmark-end text:name="__RefHeading__1119_295664061"/></text:h>
      <text:h text:style-name="Heading_20_3" text:outline-level="3"><text:bookmark-start text:name="__RefHeading__1121_295664061"/>Unenforc<text:span text:style-name="T315">e</text:span>abl<text:span text:style-name="T316">e</text:span> <text:span text:style-name="T317">Intent</text:span><text:bookmark-end text:name="__RefHeading__1121_295664061"/></text:h>
      <text:p text:style-name="P69"><text:span text:style-name="T73">U</text:span><text:span text:style-name="T12">sing</text:span><text:span text:style-name="T10"> Boost.ScopeExit to formalize the </text:span><text:span text:style-name="T227">STEP</text:span><text:span text:style-name="T10"> idiom </text:span><text:span text:style-name="T11">makes </text:span><text:span text:style-name="T15">enforcing </text:span><text:span text:style-name="T16">the idiom's</text:span><text:span text:style-name="T15"> intent impossible</text:span><text:span text:style-name="T11">.</text:span><text:span text:style-name="T12"> This has to do with the fact that</text:span><text:span text:style-name="T13"> Boost.ScopeExit deals with</text:span><text:span text:style-name="T9"> scope exit, and not scope entry. Though the</text:span><text:span text:style-name="T73"> STEP</text:span><text:span text:style-name="T9"> </text:span><text:span text:style-name="T14">idiom can be correctly implemented</text:span><text:span text:style-name="T9"> by placing the scope entry code directly before its Boost.ScopeExit complement, the programmer has to manually ensure that this done in the right order for all such operations. For example, if for the following three objects: </text:span><text:span text:style-name="T255">a1</text:span><text:span text:style-name="T9">, </text:span><text:span text:style-name="T255">a2</text:span><text:span text:style-name="T9">,</text:span><text:span text:style-name="T12"> and</text:span><text:span text:style-name="T9"> </text:span><text:span text:style-name="T255">a3</text:span><text:span text:style-name="T9"> the method </text:span><text:span text:style-name="T256">suspend_layout</text:span><text:span text:style-name="T9"> must be called on scope entry and the method </text:span><text:span text:style-name="T256">resume_layout</text:span><text:span text:style-name="T9"> must be called on scope exit, then the programmer must ensure that they are ordered in the following manner:</text:span></text:p>
      <text:p text:style-name="P8"><text:span text:style-name="T165"><text:s text:c="4"/>a1.</text:span><text:span text:style-name="T256">suspend_layout</text:span><text:span text:style-name="T165">();</text:span></text:p>
      <text:p text:style-name="P37"><text:span text:style-name="T165"><text:s text:c="4"/>BOOST_SCOPE_EXIT(&amp;foo) { a1.</text:span><text:span text:style-name="T256">resume_layout</text:span><text:span text:style-name="T165">(); } BOOST_SCOPE_EXIT_END</text:span></text:p>
      <text:p text:style-name="P37"><text:span text:style-name="T165"><text:s text:c="4"/>a2.</text:span><text:span text:style-name="T256">suspend_layout</text:span><text:span text:style-name="T165">();</text:span></text:p>
      <text:p text:style-name="P37"><text:span text:style-name="T165"><text:s text:c="4"/>BOOST_SCOPE_EXIT(&amp;foo) { a2.</text:span><text:span text:style-name="T256">resume_layout</text:span><text:span text:style-name="T165">(); } BOOST_SCOPE_EXIT_END</text:span></text:p>
      <text:p text:style-name="P37"><text:span text:style-name="T165"><text:s text:c="4"/>a3.</text:span><text:span text:style-name="T256">suspend_layout</text:span><text:span text:style-name="T165">();</text:span></text:p>
      <text:p text:style-name="P37"><text:span text:style-name="T165"><text:s text:c="4"/>BOOST_SCOPE_EXIT(&amp;foo) { a3.</text:span><text:span text:style-name="T256">resume_layout</text:span><text:span text:style-name="T165">(); } BOOST_SCOPE_EXIT_END</text:span></text:p>
      <text:p text:style-name="P37"/>
      <text:p text:style-name="P37"><text:span text:style-name="T165"><text:s text:c="4"/></text:span><text:span text:style-name="T169">// User code goes here:</text:span></text:p>
      <text:p text:style-name="P70"/>
      <text:p text:style-name="P62">and not in the following plausible manner:</text:p>
      <text:p text:style-name="P7"><text:span text:style-name="T165"><text:s text:c="4"/>a1.</text:span><text:span text:style-name="T238">suspend_layout</text:span><text:span text:style-name="T165">();</text:span></text:p>
      <text:p text:style-name="P37"><text:span text:style-name="T165"><text:s text:c="4"/>a2.</text:span><text:span text:style-name="T256">suspend_layout</text:span><text:span text:style-name="T165">();</text:span></text:p>
      <text:p text:style-name="P37"><text:span text:style-name="T165"><text:s text:c="4"/>a3.</text:span><text:span text:style-name="T256">suspend_layout</text:span><text:span text:style-name="T165">();</text:span></text:p>
      <text:p text:style-name="P37"><text:span text:style-name="T165"><text:s text:c="4"/>BOOST_SCOPE_EXIT(&amp;foo) { a1.</text:span><text:span text:style-name="T256">resume_layout</text:span><text:span text:style-name="T165">(); } BOOST_SCOPE_EXIT_END</text:span></text:p>
      <text:p text:style-name="P37"><text:span text:style-name="T165"><text:s text:c="4"/>BOOST_SCOPE_EXIT(&amp;foo) { a2.</text:span><text:span text:style-name="T256">resume_layout</text:span><text:span text:style-name="T165">(); } BOOST_SCOPE_EXIT_END</text:span></text:p>
      <text:p text:style-name="P37"><text:span text:style-name="T165"><text:s text:c="4"/>BOOST_SCOPE_EXIT(&amp;foo) { a3.</text:span><text:span text:style-name="T256">resume_layout</text:span><text:span text:style-name="T165">(); } BOOST_SCOPE_EXIT_END</text:span></text:p>
      <text:p text:style-name="P37"/>
      <text:p text:style-name="P37"><text:span text:style-name="T165"><text:s text:c="4"/></text:span><text:span text:style-name="T169">// User code goes here:</text:span></text:p>
      <text:p text:style-name="P62"/>
      <text:p text:style-name="P62">since in the latter case if <text:span text:style-name="T237">a2.</text:span><text:span text:style-name="T239">suspend_layout</text:span><text:span text:style-name="T237">()</text:span> throws<text:span text:style-name="T312"> then </text:span><text:span text:style-name="T239">a1</text:span><text:span text:style-name="T312"> won't resume its drawing after it has been suspended.</text:span></text:p>
      <text:h text:style-name="Heading_20_3" text:outline-level="3"><text:bookmark-start text:name="__RefHeading__1123_295664061"/>Unclear Intent<text:bookmark-end text:name="__RefHeading__1123_295664061"/></text:h>
      <text:p text:style-name="P63">Boost.ScopeExit does not clearly convey its intent. For which scope does Boost.ScopeExit apply? The <text:soft-page-break/>answer is implicit, it's the current scope <text:span text:style-name="T313">after</text:span> the <text:span text:style-name="T237">BOOST_SCOPE_EXIT_END</text:span> macro.<text:span text:style-name="T314"> In the author's opinion, a first glance at code which uses Boost.ScopeExit conveys that the specified exit-code will be executed upon exit from anywhere in the current scope and not just for the </text:span><text:span text:style-name="T232">portion</text:span><text:span text:style-name="T314"> of the current scope after Boost.ScopeExit's ending macro. Additionally, this author argues that one has to become acclimated to the latter fact in order to comfortably use Boost.ScopeExit.</text:span></text:p>
      <text:h text:style-name="P192" text:outline-level="3"><text:bookmark-start text:name="__RefHeading__3081_318050475"/>Feature Deficiency<text:bookmark-end text:name="__RefHeading__3081_318050475"/></text:h>
      <text:p text:style-name="P107">With Boost.ScopeExit it is not possible to automatically determine whether its scope was exited prematurely or not.<text:span text:style-name="T335"> This means that writing transactional code using Boost.ScopeExit requires the programmer to manually indicate the end of scope. Granted, with this library the programmer is also required to put </text:span><text:span text:style-name="T247">WG_LCLCONTEXT_END</text:span><text:span text:style-name="T222">N</text:span><text:span text:style-name="T335"> at the end of scope, however, the difference is that in the former if the manual indicator was forgotten it may or may not result in a runtime error whereas in the latter forgetting to use </text:span><text:span text:style-name="T247">WG_LCLCONTEXT_END</text:span><text:span text:style-name="T222">N</text:span><text:span text:style-name="T335"> will always result in a compile time error.</text:span></text:p>
      <text:h text:style-name="P151" text:outline-level="1"><text:bookmark-start text:name="__RefHeading__5050_1561157922"/>Implementation<text:bookmark-end text:name="__RefHeading__5050_1561157922"/></text:h>
      <text:p text:style-name="P108">The following is an outline of what a STEPed code might generate. The purpose of this is to inform the curious reader and aid library maintainers, but <text:span text:style-name="T344">it </text:span>is not a guarantee of what <text:span text:style-name="T345">the</text:span> implementation <text:span text:style-name="T345">will generate</text:span>.</text:p>
      <text:h text:style-name="P177" text:outline-level="2"><text:bookmark-start text:name="__RefHeading__5052_1561157922"/>Sample STEPed Macro Us<text:span text:style-name="T346">e</text:span><text:bookmark-end text:name="__RefHeading__5052_1561157922"/></text:h>
      <text:p text:style-name="P25"><text:s text:c="2"/><text:span text:style-name="T357">#include &lt;WG/Local/LclContext.hh&gt;</text:span></text:p>
      <text:p text:style-name="P25"/>
      <text:p text:style-name="P25"><text:span text:style-name="T357"><text:s text:c="2"/></text:span>WG_LCLCONTEXT( </text:p>
      <text:p text:style-name="P18"><text:s text:c="4"/>with(FileMngr&lt;std::ofstream&gt;("tmp.bin")) enter_as(ref filestrm)</text:p>
      <text:p text:style-name="P18"><text:s text:c="4"/>with_adhoc (ref transaction) </text:p>
      <text:p text:style-name="P18"><text:s text:c="6"/>on_enter(transaction.start();)</text:p>
      <text:p text:style-name="P18"><text:s text:c="6"/>on_exit( </text:p>
      <text:p text:style-name="P18"><text:s text:c="8"/>if(! scope_completed) {transaction.rollback();} </text:p>
      <text:p text:style-name="P18"><text:s text:c="8"/>else { transaction.commit(); }) </text:p>
      <text:p text:style-name="P18"><text:s text:c="2"/>)</text:p>
      <text:p text:style-name="P18"><text:s text:c="2"/>{</text:p>
      <text:p text:style-name="P21"><text:s text:c="4"/>// User code goes here.</text:p>
      <text:p text:style-name="P18"><text:s text:c="2"/>}</text:p>
      <text:p text:style-name="P18"><text:s text:c="2"/>WG_LCLCONTEXT_END2</text:p>
      <text:p text:style-name="P65"/>
      <text:h text:style-name="P177" text:outline-level="2"><text:bookmark-start text:name="__RefHeading__5054_1561157922"/>Sample STEPed Macro Expansion<text:bookmark-end text:name="__RefHeading__5054_1561157922"/></text:h>
      <text:p text:style-name="P20"><text:s text:c="2"/>{ </text:p>
      <text:p text:style-name="P20"><text:s text:c="4"/>struct wgXXXlclcontextXXXtypealiaserXXXenteredas_dclns </text:p>
      <text:p text:style-name="P20"><text:s text:c="4"/>{ </text:p>
      <text:p text:style-name="P20"><text:s text:c="6"/>typedef </text:p>
      <text:p text:style-name="P29"><text:span text:style-name="T293"><text:s text:c="8"/></text:span><text:span text:style-name="T325">boost::add_reference</text:span></text:p>
      <text:p text:style-name="P32"><text:s text:c="8"/>&lt;</text:p>
      <text:p text:style-name="P29"><text:span text:style-name="T326"><text:s text:c="10"/></text:span><text:span text:style-name="T293">BOOST_TYPEOF((FileMngr&lt;std::ofstream&gt;("tmp.bin")) . enter()) </text:span></text:p>
      <text:p text:style-name="P30"><text:span text:style-name="T293"><text:s/></text:span><text:span text:style-name="T253"><text:s text:c="7"/>&gt;::type</text:span></text:p>
      <text:p text:style-name="P20"><text:s text:c="10"/>type0 ; </text:p>
      <text:p text:style-name="P20"><text:s text:c="4"/>}; </text:p>
      <text:p text:style-name="P194"><text:span text:style-name="T293"><text:s text:c="4"/></text:span></text:p>
      <text:p text:style-name="P194"><text:soft-page-break/><text:span text:style-name="T358">Will expand to:</text:span></text:p>
      <text:p text:style-name="P194"/>
      <text:p text:style-name="P195"><text:s text:c="2"/>{<text:line-break/> <text:s text:c="3"/>bool wgXXXlclcontextXXXdid_scope_complete = false; <text:line-break/> <text:s text:c="3"/>bool wgXXXlclcontextXXXautosimflag = false; <text:line-break/> <text:s text:c="3"/>(void)wgXXXlclcontextXXXautosimflag ; <text:line-break/> <text:s text:c="3"/><text:line-break/> <text:s text:c="3"/>::wg::lclcontext::detail::extant_scopemngr_proxy_t <text:line-break/> <text:s text:c="5"/>wgXXXlclcontextXXXscopemngrXXX0 = <text:line-break/> <text:s text:c="7"/>::wg::lclcontext::detail::make_extant_scopemngr_proxy( <text:line-break/> <text:s text:c="9"/>WG_AUTOSIMULATOR_DETAIL_AUTOANY_EXPR_CAPTURE(<text:line-break/> <text:s text:c="11"/>FileMngr&lt;std::ofstream&gt;("tmp.bin"), <text:line-break/> <text:s text:c="11"/>wgXXXlclcontextXXXautosimflag) ) ; <text:line-break/> <text:s/>#ifndef BOOST_NO_EXCEPTIONS<text:line-break/> <text:s text:c="3"/>try <text:line-break/> <text:s text:c="3"/>{<text:line-break/> <text:s/>#endif<text:line-break/> <text:s text:c="5"/>wgXXXlclcontextXXXtypealiaserXXXenteredas_dclns::type0 filestrm = <text:line-break/> <text:s text:c="7"/>::wg::lclcontext::detail::extant_scopemngr_proxy_downcast( <text:line-break/> <text:s text:c="9"/>wgXXXlclcontextXXXscopemngrXXX0, <text:line-break/> <text:s text:c="9"/>WG_AUTOSIMULATOR_DETAIL_AUTOANY_AUTOANYIMPL_DEDUCEDPTRTYPE(<text:line-break/> <text:s text:c="11"/>FileMngr&lt;std::ofstream&gt;("tmp.bin")) ) <text:line-break/> <text:s text:c="7"/>. enter&lt;wgXXXlclcontextXXXtypealiaserXXXenteredas_dclns::type0&gt;(); <text:line-break/> <text:s text:c="7"/><text:line-break/> <text:s text:c="5"/>struct typealiaserXXXadhoc_scopemngr_typeXXX0XXX17 <text:line-break/> <text:s text:c="5"/>{ <text:line-break/> <text:s text:c="7"/>typedef <text:line-break/> <text:s text:c="9"/>::boost::add_reference&lt; BOOST_TYPEOF(transaction)) &gt;::type <text:line-break/> <text:s text:c="11"/>memlike0 ; <text:line-break/> <text:s text:c="5"/>}; <text:line-break/> <text:s text:c="5"/><text:line-break/> <text:s text:c="5"/>class wgXXXlclcontextXXXadhoc_scopemngr_typeXXX0 : <text:line-break/> <text:s text:c="7"/>private ::wg::lclclass::detail::initializer <text:line-break/> <text:s text:c="5"/>{ <text:line-break/> <text:s text:c="5"/>private: <text:line-break/> <text:s text:c="7"/>typealiaserXXXadhoc_scopemngr_typeXXX0XXX17::memlike0 transaction ; <text:line-break/> <text:s text:c="7"/><text:line-break/> <text:s text:c="7"/>bool m_didcallexit ; <text:line-break/> <text:s text:c="7"/><text:line-break/> <text:s text:c="5"/>public: <text:line-break/> <text:s text:c="7"/>explicit wgXXXlclcontextXXXadhoc_scopemngr_typeXXX0 ( <text:line-break/> <text:s text:c="9"/>::boost::call_traits &lt; typealiaserXXXadhoc_scopemngr_typeXXX0XXX17::memlike0 &gt;::param_type param0 ) <text:line-break/> <text:s text:c="7"/>: transaction ( param0 ), <text:line-break/> <text:s text:c="9"/>m_didcallexit( false ) <text:line-break/> <text:s text:c="7"/>{ this-&gt;init(); } <text:line-break/> <text:s text:c="7"/><text:line-break/> <text:s text:c="7"/>private: <text:line-break/> <text:s text:c="7"/>public: <text:line-break/> <text:s text:c="7"/><text:line-break/> <text:s text:c="7"/>void enter() <text:line-break/> <text:s text:c="7"/>{ transaction.start(); ; } <text:line-break/> <text:s text:c="7"/><text:line-break/> <text:s text:c="7"/>void exit(bool const scope_completed) <text:line-break/> <text:s text:c="7"/>{ <text:line-break/> <text:s text:c="9"/>m_didcallexit = true; (void)scope_completed; <text:line-break/> <text:s text:c="9"/>if(! scope_completed) {transaction.rollback();} <text:line-break/><text:soft-page-break/> <text:s text:c="9"/>else { transaction.commit(); } ; <text:line-break/> <text:s text:c="7"/>} <text:line-break/> <text:s text:c="7"/><text:line-break/> <text:s text:c="7"/>~ wgXXXlclcontextXXXadhoc_scopemngr_typeXXX0 () <text:line-break/> <text:s text:c="7"/>{ <text:line-break/> <text:s text:c="9"/>if( ! m_didcallexit ) { this-&gt;exit(false); } <text:line-break/> <text:s text:c="7"/>} <text:line-break/> <text:s text:c="5"/>}; ; <text:line-break/> <text:s text:c="5"/><text:line-break/> <text:s text:c="5"/>wgXXXlclcontextXXXadhoc_scopemngr_typeXXX0 <text:line-break/> <text:s text:c="7"/>wgXXXlclcontextXXXscopemngrXXX1 ( transaction ) ; <text:line-break/> <text:s text:c="5"/><text:line-break/> <text:s/>#ifndef BOOST_NO_EXCEPTIONS<text:line-break/> <text:s text:c="5"/>try <text:line-break/> <text:s text:c="5"/>{<text:line-break/> <text:s/>#endif<text:line-break/> <text:s text:c="7"/>wgXXXlclcontextXXXscopemngrXXX1 . enter() ;<text:line-break/> <text:s text:c="7"/>{<text:line-break/> <text:s text:c="9"/>// User code goes here.<text:line-break/> <text:s text:c="7"/>}<text:line-break/> <text:s text:c="7"/>wgXXXlclcontextXXXdid_scope_complete = true;<text:line-break/> <text:s/>#ifndef BOOST_NO_EXCEPTIONS<text:line-break/> <text:s text:c="5"/>} <text:line-break/> <text:s text:c="5"/>catch(...) <text:line-break/> <text:s text:c="5"/>{ <text:line-break/> <text:s text:c="7"/>wgXXXlclcontextXXXscopemngrXXX1 . exit( <text:line-break/> <text:s text:c="9"/>wgXXXlclcontextXXXdid_scope_complete ); <text:line-break/> <text:s text:c="7"/>throw; <text:line-break/> <text:s text:c="5"/>} <text:line-break/> <text:s/>#endif <text:s text:c="5"/><text:line-break/> <text:s text:c="5"/>wgXXXlclcontextXXXscopemngrXXX1 . exit( <text:line-break/> <text:s text:c="7"/>wgXXXlclcontextXXXdid_scope_complete ); <text:line-break/> <text:s/>#ifndef BOOST_NO_EXCEPTIONS<text:line-break/> <text:s text:c="3"/>} <text:line-break/> <text:s text:c="3"/>catch(...) <text:line-break/> <text:s text:c="3"/>{ <text:line-break/> <text:s text:c="5"/>wgXXXlclcontextXXXscopemngrXXX0 . exit( <text:line-break/> <text:s text:c="7"/>wgXXXlclcontextXXXdid_scope_complete ); <text:line-break/> <text:s text:c="5"/>throw; <text:line-break/> <text:s text:c="3"/>} <text:line-break/> <text:s/>#endif<text:line-break/> <text:s text:c="3"/>wgXXXlclcontextXXXscopemngrXXX0 . exit( <text:line-break/> <text:s text:c="5"/>wgXXXlclcontextXXXdid_scope_complete ); <text:line-break/> <text:s/>}</text:p>
      <text:p text:style-name="P194"/>
      <text:p text:style-name="P109">Implementation notes:</text:p>
      <text:list xml:id="list4330712013568686342" text:style-name="L5">
        <text:list-item>
          <text:p text:style-name="P139">Extant scope managers are wrapped in proxies of type <text:span text:style-name="T293">extant_scopemngr_proxy_t</text:span> so that in the proxy's destructor it will be possible to determine if the proxified scope manager's <text:span text:style-name="T237">exit</text:span> method has been invoked or not. This is needed to <text:span text:style-name="T347">disambiguate</text:span> the case of premature scope exit <text:span text:style-name="T237">via</text:span> a return statement.</text:p>
        </text:list-item>
        <text:list-item>
          <text:p text:style-name="P140">The result of user specified extant scope manager expressions are captured via the <text:span text:style-name="T237">WG_AUTOSIMULATOR_DETAIL_AUTOANY_EXPR_CAPTURE</text:span> macro. This is done so that such expressions can be specified without explicitly specifying their types and without having to use of <text:soft-page-break/>Boost.Typeof to deduce their types.<text:span text:style-name="T348"> To implement this, </text:span><text:span text:style-name="T250">WG_AUTOSIMULATOR_DETAIL_AUTOANY_EXPR_CAPTURE</text:span><text:span text:style-name="T348"> borrows the techniques of Boost.Foreach.</text:span></text:p>
          <text:p text:style-name="P141">Because this method of capture effectively type erases the captured <text:span text:style-name="T349">object</text:span>, <text:span text:style-name="T237">extant_scopemngr_proxy_downcast</text:span> <text:span text:style-name="T349">must later </text:span>be used to <text:span text:style-name="T349">retrieve that object.</text:span></text:p>
        </text:list-item>
        <text:list-item>
          <text:p text:style-name="P142">Adhoc scope managers are defined immediately before their us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nsolas1" svg:font-family="Consolas" style:font-family-generic="roman"/>
    <style:font-face style:name="Lucida Console" svg:font-family="'Lucida Console'" style:font-family-generic="roman"/>
    <style:font-face style:name="Consolas" svg:font-family="Consolas"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Text" style:class="text">
      <style:paragraph-properties fo:margin-top="0in" fo:margin-bottom="0.0972in" loext:contextual-spacing="false" fo:line-height="120%"/>
      <style:text-properties style:font-name="Times New Roman" fo:font-family="'Times New Roman'" style:font-style-name="Regular" style:font-family-generic="roman" style:font-pitch="variable" fo:font-style="normal"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text-properties style:font-name="Liberation Sans1" fo:font-family="'Liberation Sans'" style:font-style-name="Bol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ext"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000000" fo:font-size="80%" fo:font-style="normal" fo:font-weight="normal" style:font-size-asian="95%" style:font-style-asian="italic" style:font-weight-asian="bold" style:font-size-complex="95%" style:font-style-complex="italic" style:font-weight-complex="bold"/>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Marginalia" style:family="paragraph" style:parent-style-name="Text_20_body" style:class="text">
      <style:paragraph-properties fo:margin-left="1.5752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master-page-name="">
      <style:paragraph-properties fo:margin-top="0.0835in" fo:margin-bottom="0.0417in" loext:contextual-spacing="false" style:page-number="auto"/>
      <style:text-properties fo:font-size="7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7T01:07:29.616000000</meta:creation-date>
    <dc:date>2015-10-29T18:17:58.646000000</dc:date>
    <meta:editing-duration>P22DT21H14M45S</meta:editing-duration>
    <meta:editing-cycles>427</meta:editing-cycles>
    <meta:generator>LibreOffice/5.0.0.5$Windows_x86 LibreOffice_project/1b1a90865e348b492231e1c451437d7a15bb262b</meta:generator>
    <meta:document-statistic meta:table-count="0" meta:image-count="0" meta:object-count="0" meta:page-count="18" meta:paragraph-count="323" meta:word-count="4474" meta:character-count="33047" meta:non-whitespace-character-count="27483"/>
  </office:meta>
</office:document-meta>
</file>